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Gothic" svg:font-family="'MS P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.54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34.44pt"/>
    </style:style>
    <style:style style:name="co4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サーボ角度換算表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</style:style>
    <style:style style:name="ce3" style:family="table-cell" style:parent-style-name="Default">
      <style:table-cell-properties fo:background-color="#daee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  <style:map style:condition="is-true-formula(ISERROR([.D1]))" style:apply-style-name="ConditionalStyle_5f_1" style:base-cell-address="サーボ角度換算表.D1"/>
    </style:style>
    <style:style style:name="ce5" style:family="table-cell" style:parent-style-name="Default" style:data-style-name="N126">
      <style:table-cell-properties fo:background-color="#daee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  <style:map style:condition="is-true-formula(ISERROR([.D1]))" style:apply-style-name="ConditionalStyle_5f_1" style:base-cell-address="サーボ角度換算表.D1"/>
    </style:style>
    <style:style style:name="ce6" style:family="table-cell" style:parent-style-name="Default" style:data-style-name="N126">
      <style:table-cell-properties fo:background-color="#e6913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  <style:map style:condition="is-true-formula(ISERROR([.D1]))" style:apply-style-name="ConditionalStyle_5f_1" style:base-cell-address="サーボ角度換算表.D1"/>
    </style:style>
    <style:style style:name="ce7" style:family="table-cell" style:parent-style-name="Default" style:data-style-name="N126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  <style:map style:condition="is-true-formula(ISERROR([.D1]))" style:apply-style-name="ConditionalStyle_5f_1" style:base-cell-address="サーボ角度換算表.D1"/>
    </style:style>
    <style:style style:name="ce8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  <style:map style:condition="is-true-formula(ISERROR([.D1]))" style:apply-style-name="ConditionalStyle_5f_1" style:base-cell-address="サーボ角度換算表.D1"/>
    </style:style>
    <style:style style:name="ce9" style:family="table-cell" style:parent-style-name="Default" style:data-style-name="N126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  <style:map style:condition="is-true-formula(ISERROR([.D1]))" style:apply-style-name="ConditionalStyle_5f_1" style:base-cell-address="サーボ角度換算表.D1"/>
    </style:style>
    <style:style style:name="ce10" style:family="table-cell" style:parent-style-name="Default" style:data-style-name="N126">
      <style:table-cell-properties fo:background-color="#fce5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  <style:map style:condition="is-true-formula(ISERROR([.D1]))" style:apply-style-name="ConditionalStyle_5f_1" style:base-cell-address="サーボ角度換算表.D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サーボ角度換算表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49" table:default-cell-style-name="Default"/>
        <table:table-column table:style-name="co4" table:number-columns-repeated="966" table:default-cell-style-name="Default"/>
        <table:table-row table:style-name="ro1">
          <table:table-cell table:style-name="ce1" office:value-type="string" calcext:value-type="string">
            <text:p>長さ</text:p>
          </table:table-cell>
          <table:table-cell table:style-name="ce1" office:value-type="float" office:value="12" calcext:value-type="float">
            <text:p>12.0 </text:p>
          </table:table-cell>
          <table:table-cell table:style-name="ce2" office:value-type="string" calcext:value-type="string">
            <text:p>#</text:p>
          </table:table-cell>
          <table:table-cell table:style-name="ce4" office:value-type="string" calcext:value-type="string">
            <text:p>α1-2</text:p>
          </table:table-cell>
          <table:table-cell table:style-name="ce4" office:value-type="string" calcext:value-type="string">
            <text:p>α2-2</text:p>
          </table:table-cell>
          <table:table-cell table:style-name="ce4" office:value-type="string" calcext:value-type="string">
            <text:p>α1-1</text:p>
          </table:table-cell>
          <table:table-cell table:style-name="ce4" office:value-type="string" calcext:value-type="string">
            <text:p>α2-1</text:p>
          </table:table-cell>
          <table:table-cell table:style-name="ce4" office:value-type="string" calcext:value-type="string">
            <text:p>α1-0</text:p>
          </table:table-cell>
          <table:table-cell table:style-name="ce4" office:value-type="string" calcext:value-type="string">
            <text:p>α2-0</text:p>
          </table:table-cell>
          <table:table-cell table:style-name="ce4" office:value-type="string" calcext:value-type="string">
            <text:p>α1+1</text:p>
          </table:table-cell>
          <table:table-cell table:style-name="ce4" office:value-type="string" calcext:value-type="string">
            <text:p>α2+1</text:p>
          </table:table-cell>
          <table:table-cell table:style-name="ce4" office:value-type="string" calcext:value-type="string">
            <text:p>α1+2</text:p>
          </table:table-cell>
          <table:table-cell table:style-name="ce4" office:value-type="string" calcext:value-type="string">
            <text:p>α2+2</text:p>
          </table:table-cell>
          <table:table-cell table:style-name="ce1"/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ｌ</text:p>
          </table:table-cell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ｃ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α1</text:p>
          </table:table-cell>
          <table:table-cell table:style-name="ce1" office:value-type="string" calcext:value-type="string">
            <text:p>α2</text:p>
          </table:table-cell>
          <table:table-cell table:style-name="ce1"/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ｌ</text:p>
          </table:table-cell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ｃ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α1</text:p>
          </table:table-cell>
          <table:table-cell table:style-name="ce1" office:value-type="string" calcext:value-type="string">
            <text:p>α2</text:p>
          </table:table-cell>
          <table:table-cell table:style-name="ce1"/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ｌ</text:p>
          </table:table-cell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ｃ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α1</text:p>
          </table:table-cell>
          <table:table-cell table:style-name="ce1" office:value-type="string" calcext:value-type="string">
            <text:p>α2</text:p>
          </table:table-cell>
          <table:table-cell table:style-name="ce1"/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ｌ</text:p>
          </table:table-cell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ｃ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α1</text:p>
          </table:table-cell>
          <table:table-cell table:style-name="ce1" office:value-type="string" calcext:value-type="string">
            <text:p>α2</text:p>
          </table:table-cell>
          <table:table-cell table:style-name="ce1"/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ｌ</text:p>
          </table:table-cell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ｃ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α1</text:p>
          </table:table-cell>
          <table:table-cell table:style-name="ce1" office:value-type="string" calcext:value-type="string">
            <text:p>α2</text:p>
          </table:table-cell>
          <table:table-cell table:number-columns-repeated="966"/>
        </table:table-row>
        <table:table-row table:style-name="ro1">
          <table:table-cell table:style-name="ce1" office:value-type="string" calcext:value-type="string">
            <text:p>角度1</text:p>
          </table:table-cell>
          <table:table-cell table:style-name="ce1" office:value-type="float" office:value="55" calcext:value-type="float">
            <text:p>55.0 </text:p>
          </table:table-cell>
          <table:table-cell table:style-name="ce2" office:value-type="float" office:value="30" calcext:value-type="float">
            <text:p>30</text:p>
          </table:table-cell>
          <table:table-cell table:style-name="ce4" table:formula="of:=[.U2]-[.$B$2]" office:value-type="string" office:string-value="" calcext:value-type="error">
            <text:p>#NUM!</text:p>
          </table:table-cell>
          <table:table-cell table:style-name="ce4" table:formula="of:=[.V2]-[.$B$3]" office:value-type="string" office:string-value="" calcext:value-type="error">
            <text:p>#NUM!</text:p>
          </table:table-cell>
          <table:table-cell table:style-name="ce4" table:formula="of:=[.AD2]-[.$B$2]" office:value-type="string" office:string-value="" calcext:value-type="error">
            <text:p>#NUM!</text:p>
          </table:table-cell>
          <table:table-cell table:style-name="ce4" table:formula="of:=[.AE2]-[.$B$3]" office:value-type="string" office:string-value="" calcext:value-type="error">
            <text:p>#NUM!</text:p>
          </table:table-cell>
          <table:table-cell table:style-name="ce4" table:formula="of:=[.AM2]-[.$B$2]" office:value-type="string" office:string-value="" calcext:value-type="error">
            <text:p>#NUM!</text:p>
          </table:table-cell>
          <table:table-cell table:style-name="ce4" table:formula="of:=[.AN2]-[.$B$3]" office:value-type="string" office:string-value="" calcext:value-type="error">
            <text:p>#NUM!</text:p>
          </table:table-cell>
          <table:table-cell table:style-name="ce4" table:formula="of:=[.AV2]-[.$B$2]" office:value-type="string" office:string-value="" calcext:value-type="error">
            <text:p>#NUM!</text:p>
          </table:table-cell>
          <table:table-cell table:style-name="ce4" table:formula="of:=[.AW2]-[.$B$3]" office:value-type="string" office:string-value="" calcext:value-type="error">
            <text:p>#NUM!</text:p>
          </table:table-cell>
          <table:table-cell table:style-name="ce4" table:formula="of:=[.BE2]-[.$B$2]" office:value-type="string" office:string-value="" calcext:value-type="error">
            <text:p>#NUM!</text:p>
          </table:table-cell>
          <table:table-cell table:style-name="ce4" table:formula="of:=[.BF2]-[.$B$3]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30" calcext:value-type="float">
            <text:p>3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];[.P2])" office:value-type="float" office:value="1.89254688119154" calcext:value-type="float">
            <text:p>1.9 </text:p>
          </table:table-cell>
          <table:table-cell table:style-name="ce1" table:formula="of:=SQRT([.O2]^2+[.P2]^2)" office:value-type="float" office:value="31.6227766016838" calcext:value-type="float">
            <text:p>31.6 </text:p>
          </table:table-cell>
          <table:table-cell table:style-name="ce1" table:formula="of:=ACOS([.S2]/(2*[.Q2]))" office:value-type="string" office:string-value="" calcext:value-type="error">
            <text:p>#NUM!</text:p>
          </table:table-cell>
          <table:table-cell table:style-name="ce1" table:formula="of:=ROUND(DEGREES([.R2]+[.T2]);0)" office:value-type="string" office:string-value="" calcext:value-type="error">
            <text:p>#NUM!</text:p>
          </table:table-cell>
          <table:table-cell table:style-name="ce1" table:formula="of:=ROUND(DEGREES([.R2]-[.T2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30" calcext:value-type="float">
            <text:p>3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];[.Y2])" office:value-type="float" office:value="1.73594500420952" calcext:value-type="float">
            <text:p>1.7 </text:p>
          </table:table-cell>
          <table:table-cell table:style-name="ce1" table:formula="of:=SQRT([.X2]^2+[.Y2]^2)" office:value-type="float" office:value="30.4138126514911" calcext:value-type="float">
            <text:p>30.4 </text:p>
          </table:table-cell>
          <table:table-cell table:style-name="ce1" table:formula="of:=ACOS([.AB2]/(2*[.Z2]))" office:value-type="string" office:string-value="" calcext:value-type="error">
            <text:p>#NUM!</text:p>
          </table:table-cell>
          <table:table-cell table:style-name="ce1" table:formula="of:=ROUND(DEGREES([.AA2]+[.AC2]);0)" office:value-type="string" office:string-value="" calcext:value-type="error">
            <text:p>#NUM!</text:p>
          </table:table-cell>
          <table:table-cell table:style-name="ce1" table:formula="of:=ROUND(DEGREES([.AA2]-[.AC2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30" calcext:value-type="float">
            <text:p>3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];[.AH2])" office:value-type="float" office:value="1.5707963267949" calcext:value-type="float">
            <text:p>1.6 </text:p>
          </table:table-cell>
          <table:table-cell table:style-name="ce1" table:formula="of:=SQRT([.AG2]^2+[.AH2]^2)" office:value-type="float" office:value="30" calcext:value-type="float">
            <text:p>30.0 </text:p>
          </table:table-cell>
          <table:table-cell table:style-name="ce1" table:formula="of:=ACOS([.AK2]/(2*[.AI2]))" office:value-type="string" office:string-value="" calcext:value-type="error">
            <text:p>#NUM!</text:p>
          </table:table-cell>
          <table:table-cell table:style-name="ce1" table:formula="of:=ROUND(DEGREES([.AJ2]+[.AL2]);0)" office:value-type="string" office:string-value="" calcext:value-type="error">
            <text:p>#NUM!</text:p>
          </table:table-cell>
          <table:table-cell table:style-name="ce1" table:formula="of:=ROUND(DEGREES([.AJ2]-[.AL2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30" calcext:value-type="float">
            <text:p>3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];[.AQ2])" office:value-type="float" office:value="1.37340076694502" calcext:value-type="float">
            <text:p>1.4 </text:p>
          </table:table-cell>
          <table:table-cell table:style-name="ce1" table:formula="of:=SQRT([.AP2]^2+[.AQ2]^2)" office:value-type="float" office:value="30.5941170815567" calcext:value-type="float">
            <text:p>30.6 </text:p>
          </table:table-cell>
          <table:table-cell table:style-name="ce1" table:formula="of:=ACOS([.AT2]/(2*[.AR2]))" office:value-type="string" office:string-value="" calcext:value-type="error">
            <text:p>#NUM!</text:p>
          </table:table-cell>
          <table:table-cell table:style-name="ce1" table:formula="of:=ROUND(DEGREES([.AS2]+[.AU2]);0)" office:value-type="string" office:string-value="" calcext:value-type="error">
            <text:p>#NUM!</text:p>
          </table:table-cell>
          <table:table-cell table:style-name="ce1" table:formula="of:=ROUND(DEGREES([.AS2]-[.AU2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30" calcext:value-type="float">
            <text:p>3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];[.AZ2])" office:value-type="float" office:value="1.24904577239825" calcext:value-type="float">
            <text:p>1.2 </text:p>
          </table:table-cell>
          <table:table-cell table:style-name="ce1" table:formula="of:=SQRT([.AY2]^2+[.AZ2]^2)" office:value-type="float" office:value="31.6227766016838" calcext:value-type="float">
            <text:p>31.6 </text:p>
          </table:table-cell>
          <table:table-cell table:style-name="ce1" table:formula="of:=ACOS([.BC2]/(2*[.BA2]))" office:value-type="string" office:string-value="" calcext:value-type="error">
            <text:p>#NUM!</text:p>
          </table:table-cell>
          <table:table-cell table:style-name="ce1" table:formula="of:=ROUND(DEGREES([.BB2]+[.BD2]);0)" office:value-type="string" office:string-value="" calcext:value-type="error">
            <text:p>#NUM!</text:p>
          </table:table-cell>
          <table:table-cell table:style-name="ce1" table:formula="of:=ROUND(DEGREES([.BB2]-[.BD2]);0)" office:value-type="string" office:string-value="" calcext:value-type="error">
            <text:p>#NUM!</text:p>
          </table:table-cell>
          <table:table-cell table:number-columns-repeated="966"/>
        </table:table-row>
        <table:table-row table:style-name="ro1">
          <table:table-cell table:style-name="ce1" office:value-type="string" calcext:value-type="string">
            <text:p>角度2</text:p>
          </table:table-cell>
          <table:table-cell table:style-name="ce1" office:value-type="float" office:value="-55" calcext:value-type="float">
            <text:p>-55.0 </text:p>
          </table:table-cell>
          <table:table-cell table:style-name="ce2" office:value-type="float" office:value="29" calcext:value-type="float">
            <text:p>29</text:p>
          </table:table-cell>
          <table:table-cell table:style-name="ce4" table:formula="of:=[.U3]-[.$B$2]" office:value-type="string" office:string-value="" calcext:value-type="error">
            <text:p>#NUM!</text:p>
          </table:table-cell>
          <table:table-cell table:style-name="ce4" table:formula="of:=[.V3]-[.$B$3]" office:value-type="string" office:string-value="" calcext:value-type="error">
            <text:p>#NUM!</text:p>
          </table:table-cell>
          <table:table-cell table:style-name="ce4" table:formula="of:=[.AD3]-[.$B$2]" office:value-type="string" office:string-value="" calcext:value-type="error">
            <text:p>#NUM!</text:p>
          </table:table-cell>
          <table:table-cell table:style-name="ce4" table:formula="of:=[.AE3]-[.$B$3]" office:value-type="string" office:string-value="" calcext:value-type="error">
            <text:p>#NUM!</text:p>
          </table:table-cell>
          <table:table-cell table:style-name="ce4" table:formula="of:=[.AM3]-[.$B$2]" office:value-type="string" office:string-value="" calcext:value-type="error">
            <text:p>#NUM!</text:p>
          </table:table-cell>
          <table:table-cell table:style-name="ce4" table:formula="of:=[.AN3]-[.$B$3]" office:value-type="string" office:string-value="" calcext:value-type="error">
            <text:p>#NUM!</text:p>
          </table:table-cell>
          <table:table-cell table:style-name="ce4" table:formula="of:=[.AV3]-[.$B$2]" office:value-type="string" office:string-value="" calcext:value-type="error">
            <text:p>#NUM!</text:p>
          </table:table-cell>
          <table:table-cell table:style-name="ce4" table:formula="of:=[.AW3]-[.$B$3]" office:value-type="string" office:string-value="" calcext:value-type="error">
            <text:p>#NUM!</text:p>
          </table:table-cell>
          <table:table-cell table:style-name="ce4" table:formula="of:=[.BE3]-[.$B$2]" office:value-type="string" office:string-value="" calcext:value-type="error">
            <text:p>#NUM!</text:p>
          </table:table-cell>
          <table:table-cell table:style-name="ce4" table:formula="of:=[.BF3]-[.$B$3]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9" calcext:value-type="float">
            <text:p>2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3];[.P3])" office:value-type="float" office:value="1.90285579433778" calcext:value-type="float">
            <text:p>1.9 </text:p>
          </table:table-cell>
          <table:table-cell table:style-name="ce1" table:formula="of:=SQRT([.O3]^2+[.P3]^2)" office:value-type="float" office:value="30.6757233003559" calcext:value-type="float">
            <text:p>30.7 </text:p>
          </table:table-cell>
          <table:table-cell table:style-name="ce1" table:formula="of:=ACOS([.S3]/(2*[.Q3]))" office:value-type="string" office:string-value="" calcext:value-type="error">
            <text:p>#NUM!</text:p>
          </table:table-cell>
          <table:table-cell table:style-name="ce1" table:formula="of:=ROUND(DEGREES([.R3]+[.T3]);0)" office:value-type="string" office:string-value="" calcext:value-type="error">
            <text:p>#NUM!</text:p>
          </table:table-cell>
          <table:table-cell table:style-name="ce1" table:formula="of:=ROUND(DEGREES([.R3]-[.T3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9" calcext:value-type="float">
            <text:p>2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3];[.Y3])" office:value-type="float" office:value="1.74153153827018" calcext:value-type="float">
            <text:p>1.7 </text:p>
          </table:table-cell>
          <table:table-cell table:style-name="ce1" table:formula="of:=SQRT([.X3]^2+[.Y3]^2)" office:value-type="float" office:value="29.4278779391243" calcext:value-type="float">
            <text:p>29.4 </text:p>
          </table:table-cell>
          <table:table-cell table:style-name="ce1" table:formula="of:=ACOS([.AB3]/(2*[.Z3]))" office:value-type="string" office:string-value="" calcext:value-type="error">
            <text:p>#NUM!</text:p>
          </table:table-cell>
          <table:table-cell table:style-name="ce1" table:formula="of:=ROUND(DEGREES([.AA3]+[.AC3]);0)" office:value-type="string" office:string-value="" calcext:value-type="error">
            <text:p>#NUM!</text:p>
          </table:table-cell>
          <table:table-cell table:style-name="ce1" table:formula="of:=ROUND(DEGREES([.AA3]-[.AC3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9" calcext:value-type="float">
            <text:p>2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3];[.AH3])" office:value-type="float" office:value="1.5707963267949" calcext:value-type="float">
            <text:p>1.6 </text:p>
          </table:table-cell>
          <table:table-cell table:style-name="ce1" table:formula="of:=SQRT([.AG3]^2+[.AH3]^2)" office:value-type="float" office:value="29" calcext:value-type="float">
            <text:p>29.0 </text:p>
          </table:table-cell>
          <table:table-cell table:style-name="ce1" table:formula="of:=ACOS([.AK3]/(2*[.AI3]))" office:value-type="string" office:string-value="" calcext:value-type="error">
            <text:p>#NUM!</text:p>
          </table:table-cell>
          <table:table-cell table:style-name="ce1" table:formula="of:=ROUND(DEGREES([.AJ3]+[.AL3]);0)" office:value-type="string" office:string-value="" calcext:value-type="error">
            <text:p>#NUM!</text:p>
          </table:table-cell>
          <table:table-cell table:style-name="ce1" table:formula="of:=ROUND(DEGREES([.AJ3]-[.AL3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9" calcext:value-type="float">
            <text:p>2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3];[.AQ3])" office:value-type="float" office:value="1.36677834720235" calcext:value-type="float">
            <text:p>1.4 </text:p>
          </table:table-cell>
          <table:table-cell table:style-name="ce1" table:formula="of:=SQRT([.AP3]^2+[.AQ3]^2)" office:value-type="float" office:value="29.6141857899217" calcext:value-type="float">
            <text:p>29.6 </text:p>
          </table:table-cell>
          <table:table-cell table:style-name="ce1" table:formula="of:=ACOS([.AT3]/(2*[.AR3]))" office:value-type="string" office:string-value="" calcext:value-type="error">
            <text:p>#NUM!</text:p>
          </table:table-cell>
          <table:table-cell table:style-name="ce1" table:formula="of:=ROUND(DEGREES([.AS3]+[.AU3]);0)" office:value-type="string" office:string-value="" calcext:value-type="error">
            <text:p>#NUM!</text:p>
          </table:table-cell>
          <table:table-cell table:style-name="ce1" table:formula="of:=ROUND(DEGREES([.AS3]-[.AU3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9" calcext:value-type="float">
            <text:p>2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3];[.AZ3])" office:value-type="float" office:value="1.23873685925201" calcext:value-type="float">
            <text:p>1.2 </text:p>
          </table:table-cell>
          <table:table-cell table:style-name="ce1" table:formula="of:=SQRT([.AY3]^2+[.AZ3]^2)" office:value-type="float" office:value="30.6757233003559" calcext:value-type="float">
            <text:p>30.7 </text:p>
          </table:table-cell>
          <table:table-cell table:style-name="ce1" table:formula="of:=ACOS([.BC3]/(2*[.BA3]))" office:value-type="string" office:string-value="" calcext:value-type="error">
            <text:p>#NUM!</text:p>
          </table:table-cell>
          <table:table-cell table:style-name="ce1" table:formula="of:=ROUND(DEGREES([.BB3]+[.BD3]);0)" office:value-type="string" office:string-value="" calcext:value-type="error">
            <text:p>#NUM!</text:p>
          </table:table-cell>
          <table:table-cell table:style-name="ce1" table:formula="of:=ROUND(DEGREES([.BB3]-[.BD3]);0)" office:value-type="string" office:string-value="" calcext:value-type="error">
            <text:p>#NUM!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 office:value-type="float" office:value="28" calcext:value-type="float">
            <text:p>28</text:p>
          </table:table-cell>
          <table:table-cell table:style-name="ce4" table:formula="of:=[.U4]-[.$B$2]" office:value-type="string" office:string-value="" calcext:value-type="error">
            <text:p>#NUM!</text:p>
          </table:table-cell>
          <table:table-cell table:style-name="ce4" table:formula="of:=[.V4]-[.$B$3]" office:value-type="string" office:string-value="" calcext:value-type="error">
            <text:p>#NUM!</text:p>
          </table:table-cell>
          <table:table-cell table:style-name="ce4" table:formula="of:=[.AD4]-[.$B$2]" office:value-type="string" office:string-value="" calcext:value-type="error">
            <text:p>#NUM!</text:p>
          </table:table-cell>
          <table:table-cell table:style-name="ce4" table:formula="of:=[.AE4]-[.$B$3]" office:value-type="string" office:string-value="" calcext:value-type="error">
            <text:p>#NUM!</text:p>
          </table:table-cell>
          <table:table-cell table:style-name="ce4" table:formula="of:=[.AM4]-[.$B$2]" office:value-type="string" office:string-value="" calcext:value-type="error">
            <text:p>#NUM!</text:p>
          </table:table-cell>
          <table:table-cell table:style-name="ce4" table:formula="of:=[.AN4]-[.$B$3]" office:value-type="string" office:string-value="" calcext:value-type="error">
            <text:p>#NUM!</text:p>
          </table:table-cell>
          <table:table-cell table:style-name="ce4" table:formula="of:=[.AV4]-[.$B$2]" office:value-type="string" office:string-value="" calcext:value-type="error">
            <text:p>#NUM!</text:p>
          </table:table-cell>
          <table:table-cell table:style-name="ce4" table:formula="of:=[.AW4]-[.$B$3]" office:value-type="string" office:string-value="" calcext:value-type="error">
            <text:p>#NUM!</text:p>
          </table:table-cell>
          <table:table-cell table:style-name="ce4" table:formula="of:=[.BE4]-[.$B$2]" office:value-type="string" office:string-value="" calcext:value-type="error">
            <text:p>#NUM!</text:p>
          </table:table-cell>
          <table:table-cell table:style-name="ce4" table:formula="of:=[.BF4]-[.$B$3]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8" calcext:value-type="float">
            <text:p>2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4];[.P4])" office:value-type="float" office:value="1.9138202672156" calcext:value-type="float">
            <text:p>1.9 </text:p>
          </table:table-cell>
          <table:table-cell table:style-name="ce1" table:formula="of:=SQRT([.O4]^2+[.P4]^2)" office:value-type="float" office:value="29.732137494637" calcext:value-type="float">
            <text:p>29.7 </text:p>
          </table:table-cell>
          <table:table-cell table:style-name="ce1" table:formula="of:=ACOS([.S4]/(2*[.Q4]))" office:value-type="string" office:string-value="" calcext:value-type="error">
            <text:p>#NUM!</text:p>
          </table:table-cell>
          <table:table-cell table:style-name="ce1" table:formula="of:=ROUND(DEGREES([.R4]+[.T4]);0)" office:value-type="string" office:string-value="" calcext:value-type="error">
            <text:p>#NUM!</text:p>
          </table:table-cell>
          <table:table-cell table:style-name="ce1" table:formula="of:=ROUND(DEGREES([.R4]-[.T4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8" calcext:value-type="float">
            <text:p>2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4];[.Y4])" office:value-type="float" office:value="1.74750518286493" calcext:value-type="float">
            <text:p>1.7 </text:p>
          </table:table-cell>
          <table:table-cell table:style-name="ce1" table:formula="of:=SQRT([.X4]^2+[.Y4]^2)" office:value-type="float" office:value="28.4429253066558" calcext:value-type="float">
            <text:p>28.4 </text:p>
          </table:table-cell>
          <table:table-cell table:style-name="ce1" table:formula="of:=ACOS([.AB4]/(2*[.Z4]))" office:value-type="string" office:string-value="" calcext:value-type="error">
            <text:p>#NUM!</text:p>
          </table:table-cell>
          <table:table-cell table:style-name="ce1" table:formula="of:=ROUND(DEGREES([.AA4]+[.AC4]);0)" office:value-type="string" office:string-value="" calcext:value-type="error">
            <text:p>#NUM!</text:p>
          </table:table-cell>
          <table:table-cell table:style-name="ce1" table:formula="of:=ROUND(DEGREES([.AA4]-[.AC4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8" calcext:value-type="float">
            <text:p>2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4];[.AH4])" office:value-type="float" office:value="1.5707963267949" calcext:value-type="float">
            <text:p>1.6 </text:p>
          </table:table-cell>
          <table:table-cell table:style-name="ce1" table:formula="of:=SQRT([.AG4]^2+[.AH4]^2)" office:value-type="float" office:value="28" calcext:value-type="float">
            <text:p>28.0 </text:p>
          </table:table-cell>
          <table:table-cell table:style-name="ce1" table:formula="of:=ACOS([.AK4]/(2*[.AI4]))" office:value-type="string" office:string-value="" calcext:value-type="error">
            <text:p>#NUM!</text:p>
          </table:table-cell>
          <table:table-cell table:style-name="ce1" table:formula="of:=ROUND(DEGREES([.AJ4]+[.AL4]);0)" office:value-type="string" office:string-value="" calcext:value-type="error">
            <text:p>#NUM!</text:p>
          </table:table-cell>
          <table:table-cell table:style-name="ce1" table:formula="of:=ROUND(DEGREES([.AJ4]-[.AL4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8" calcext:value-type="float">
            <text:p>2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4];[.AQ4])" office:value-type="float" office:value="1.35970299357215" calcext:value-type="float">
            <text:p>1.4 </text:p>
          </table:table-cell>
          <table:table-cell table:style-name="ce1" table:formula="of:=SQRT([.AP4]^2+[.AQ4]^2)" office:value-type="float" office:value="28.6356421265527" calcext:value-type="float">
            <text:p>28.6 </text:p>
          </table:table-cell>
          <table:table-cell table:style-name="ce1" table:formula="of:=ACOS([.AT4]/(2*[.AR4]))" office:value-type="string" office:string-value="" calcext:value-type="error">
            <text:p>#NUM!</text:p>
          </table:table-cell>
          <table:table-cell table:style-name="ce1" table:formula="of:=ROUND(DEGREES([.AS4]+[.AU4]);0)" office:value-type="string" office:string-value="" calcext:value-type="error">
            <text:p>#NUM!</text:p>
          </table:table-cell>
          <table:table-cell table:style-name="ce1" table:formula="of:=ROUND(DEGREES([.AS4]-[.AU4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8" calcext:value-type="float">
            <text:p>2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4];[.AZ4])" office:value-type="float" office:value="1.22777238637419" calcext:value-type="float">
            <text:p>1.2 </text:p>
          </table:table-cell>
          <table:table-cell table:style-name="ce1" table:formula="of:=SQRT([.AY4]^2+[.AZ4]^2)" office:value-type="float" office:value="29.732137494637" calcext:value-type="float">
            <text:p>29.7 </text:p>
          </table:table-cell>
          <table:table-cell table:style-name="ce1" table:formula="of:=ACOS([.BC4]/(2*[.BA4]))" office:value-type="string" office:string-value="" calcext:value-type="error">
            <text:p>#NUM!</text:p>
          </table:table-cell>
          <table:table-cell table:style-name="ce1" table:formula="of:=ROUND(DEGREES([.BB4]+[.BD4]);0)" office:value-type="string" office:string-value="" calcext:value-type="error">
            <text:p>#NUM!</text:p>
          </table:table-cell>
          <table:table-cell table:style-name="ce1" table:formula="of:=ROUND(DEGREES([.BB4]-[.BD4]);0)" office:value-type="string" office:string-value="" calcext:value-type="error">
            <text:p>#NUM!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 office:value-type="float" office:value="27" calcext:value-type="float">
            <text:p>27</text:p>
          </table:table-cell>
          <table:table-cell table:style-name="ce4" table:formula="of:=[.U5]-[.$B$2]" office:value-type="string" office:string-value="" calcext:value-type="error">
            <text:p>#NUM!</text:p>
          </table:table-cell>
          <table:table-cell table:style-name="ce4" table:formula="of:=[.V5]-[.$B$3]" office:value-type="string" office:string-value="" calcext:value-type="error">
            <text:p>#NUM!</text:p>
          </table:table-cell>
          <table:table-cell table:style-name="ce4" table:formula="of:=[.AD5]-[.$B$2]" office:value-type="string" office:string-value="" calcext:value-type="error">
            <text:p>#NUM!</text:p>
          </table:table-cell>
          <table:table-cell table:style-name="ce4" table:formula="of:=[.AE5]-[.$B$3]" office:value-type="string" office:string-value="" calcext:value-type="error">
            <text:p>#NUM!</text:p>
          </table:table-cell>
          <table:table-cell table:style-name="ce4" table:formula="of:=[.AM5]-[.$B$2]" office:value-type="string" office:string-value="" calcext:value-type="error">
            <text:p>#NUM!</text:p>
          </table:table-cell>
          <table:table-cell table:style-name="ce4" table:formula="of:=[.AN5]-[.$B$3]" office:value-type="string" office:string-value="" calcext:value-type="error">
            <text:p>#NUM!</text:p>
          </table:table-cell>
          <table:table-cell table:style-name="ce4" table:formula="of:=[.AV5]-[.$B$2]" office:value-type="string" office:string-value="" calcext:value-type="error">
            <text:p>#NUM!</text:p>
          </table:table-cell>
          <table:table-cell table:style-name="ce4" table:formula="of:=[.AW5]-[.$B$3]" office:value-type="string" office:string-value="" calcext:value-type="error">
            <text:p>#NUM!</text:p>
          </table:table-cell>
          <table:table-cell table:style-name="ce4" table:formula="of:=[.BE5]-[.$B$2]" office:value-type="string" office:string-value="" calcext:value-type="error">
            <text:p>#NUM!</text:p>
          </table:table-cell>
          <table:table-cell table:style-name="ce4" table:formula="of:=[.BF5]-[.$B$3]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7" calcext:value-type="float">
            <text:p>2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5];[.P5])" office:value-type="float" office:value="1.92550197880584" calcext:value-type="float">
            <text:p>1.9 </text:p>
          </table:table-cell>
          <table:table-cell table:style-name="ce1" table:formula="of:=SQRT([.O5]^2+[.P5]^2)" office:value-type="float" office:value="28.7923600977759" calcext:value-type="float">
            <text:p>28.8 </text:p>
          </table:table-cell>
          <table:table-cell table:style-name="ce1" table:formula="of:=ACOS([.S5]/(2*[.Q5]))" office:value-type="string" office:string-value="" calcext:value-type="error">
            <text:p>#NUM!</text:p>
          </table:table-cell>
          <table:table-cell table:style-name="ce1" table:formula="of:=ROUND(DEGREES([.R5]+[.T5]);0)" office:value-type="string" office:string-value="" calcext:value-type="error">
            <text:p>#NUM!</text:p>
          </table:table-cell>
          <table:table-cell table:style-name="ce1" table:formula="of:=ROUND(DEGREES([.R5]-[.T5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7" calcext:value-type="float">
            <text:p>2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5];[.Y5])" office:value-type="float" office:value="1.75390714405738" calcext:value-type="float">
            <text:p>1.8 </text:p>
          </table:table-cell>
          <table:table-cell table:style-name="ce1" table:formula="of:=SQRT([.X5]^2+[.Y5]^2)" office:value-type="float" office:value="27.459060435492" calcext:value-type="float">
            <text:p>27.5 </text:p>
          </table:table-cell>
          <table:table-cell table:style-name="ce1" table:formula="of:=ACOS([.AB5]/(2*[.Z5]))" office:value-type="string" office:string-value="" calcext:value-type="error">
            <text:p>#NUM!</text:p>
          </table:table-cell>
          <table:table-cell table:style-name="ce1" table:formula="of:=ROUND(DEGREES([.AA5]+[.AC5]);0)" office:value-type="string" office:string-value="" calcext:value-type="error">
            <text:p>#NUM!</text:p>
          </table:table-cell>
          <table:table-cell table:style-name="ce1" table:formula="of:=ROUND(DEGREES([.AA5]-[.AC5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7" calcext:value-type="float">
            <text:p>2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5];[.AH5])" office:value-type="float" office:value="1.5707963267949" calcext:value-type="float">
            <text:p>1.6 </text:p>
          </table:table-cell>
          <table:table-cell table:style-name="ce1" table:formula="of:=SQRT([.AG5]^2+[.AH5]^2)" office:value-type="float" office:value="27" calcext:value-type="float">
            <text:p>27.0 </text:p>
          </table:table-cell>
          <table:table-cell table:style-name="ce1" table:formula="of:=ACOS([.AK5]/(2*[.AI5]))" office:value-type="string" office:string-value="" calcext:value-type="error">
            <text:p>#NUM!</text:p>
          </table:table-cell>
          <table:table-cell table:style-name="ce1" table:formula="of:=ROUND(DEGREES([.AJ5]+[.AL5]);0)" office:value-type="string" office:string-value="" calcext:value-type="error">
            <text:p>#NUM!</text:p>
          </table:table-cell>
          <table:table-cell table:style-name="ce1" table:formula="of:=ROUND(DEGREES([.AJ5]-[.AL5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7" calcext:value-type="float">
            <text:p>2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5];[.AQ5])" office:value-type="float" office:value="1.35212738092095" calcext:value-type="float">
            <text:p>1.4 </text:p>
          </table:table-cell>
          <table:table-cell table:style-name="ce1" table:formula="of:=SQRT([.AP5]^2+[.AQ5]^2)" office:value-type="float" office:value="27.6586333718787" calcext:value-type="float">
            <text:p>27.7 </text:p>
          </table:table-cell>
          <table:table-cell table:style-name="ce1" table:formula="of:=ACOS([.AT5]/(2*[.AR5]))" office:value-type="string" office:string-value="" calcext:value-type="error">
            <text:p>#NUM!</text:p>
          </table:table-cell>
          <table:table-cell table:style-name="ce1" table:formula="of:=ROUND(DEGREES([.AS5]+[.AU5]);0)" office:value-type="string" office:string-value="" calcext:value-type="error">
            <text:p>#NUM!</text:p>
          </table:table-cell>
          <table:table-cell table:style-name="ce1" table:formula="of:=ROUND(DEGREES([.AS5]-[.AU5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7" calcext:value-type="float">
            <text:p>2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5];[.AZ5])" office:value-type="float" office:value="1.21609067478396" calcext:value-type="float">
            <text:p>1.2 </text:p>
          </table:table-cell>
          <table:table-cell table:style-name="ce1" table:formula="of:=SQRT([.AY5]^2+[.AZ5]^2)" office:value-type="float" office:value="28.7923600977759" calcext:value-type="float">
            <text:p>28.8 </text:p>
          </table:table-cell>
          <table:table-cell table:style-name="ce1" table:formula="of:=ACOS([.BC5]/(2*[.BA5]))" office:value-type="string" office:string-value="" calcext:value-type="error">
            <text:p>#NUM!</text:p>
          </table:table-cell>
          <table:table-cell table:style-name="ce1" table:formula="of:=ROUND(DEGREES([.BB5]+[.BD5]);0)" office:value-type="string" office:string-value="" calcext:value-type="error">
            <text:p>#NUM!</text:p>
          </table:table-cell>
          <table:table-cell table:style-name="ce1" table:formula="of:=ROUND(DEGREES([.BB5]-[.BD5]);0)" office:value-type="string" office:string-value="" calcext:value-type="error">
            <text:p>#NUM!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 office:value-type="float" office:value="26" calcext:value-type="float">
            <text:p>26</text:p>
          </table:table-cell>
          <table:table-cell table:style-name="ce4" table:formula="of:=[.U6]-[.$B$2]" office:value-type="string" office:string-value="" calcext:value-type="error">
            <text:p>#NUM!</text:p>
          </table:table-cell>
          <table:table-cell table:style-name="ce4" table:formula="of:=[.V6]-[.$B$3]" office:value-type="string" office:string-value="" calcext:value-type="error">
            <text:p>#NUM!</text:p>
          </table:table-cell>
          <table:table-cell table:style-name="ce4" table:formula="of:=[.AD6]-[.$B$2]" office:value-type="string" office:string-value="" calcext:value-type="error">
            <text:p>#NUM!</text:p>
          </table:table-cell>
          <table:table-cell table:style-name="ce4" table:formula="of:=[.AE6]-[.$B$3]" office:value-type="string" office:string-value="" calcext:value-type="error">
            <text:p>#NUM!</text:p>
          </table:table-cell>
          <table:table-cell table:style-name="ce4" table:formula="of:=[.AM6]-[.$B$2]" office:value-type="string" office:string-value="" calcext:value-type="error">
            <text:p>#NUM!</text:p>
          </table:table-cell>
          <table:table-cell table:style-name="ce4" table:formula="of:=[.AN6]-[.$B$3]" office:value-type="string" office:string-value="" calcext:value-type="error">
            <text:p>#NUM!</text:p>
          </table:table-cell>
          <table:table-cell table:style-name="ce4" table:formula="of:=[.AV6]-[.$B$2]" office:value-type="string" office:string-value="" calcext:value-type="error">
            <text:p>#NUM!</text:p>
          </table:table-cell>
          <table:table-cell table:style-name="ce4" table:formula="of:=[.AW6]-[.$B$3]" office:value-type="string" office:string-value="" calcext:value-type="error">
            <text:p>#NUM!</text:p>
          </table:table-cell>
          <table:table-cell table:style-name="ce4" table:formula="of:=[.BE6]-[.$B$2]" office:value-type="string" office:string-value="" calcext:value-type="error">
            <text:p>#NUM!</text:p>
          </table:table-cell>
          <table:table-cell table:style-name="ce4" table:formula="of:=[.BF6]-[.$B$3]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6" calcext:value-type="float">
            <text:p>2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6];[.P6])" office:value-type="float" office:value="1.93797016061312" calcext:value-type="float">
            <text:p>1.9 </text:p>
          </table:table-cell>
          <table:table-cell table:style-name="ce1" table:formula="of:=SQRT([.O6]^2+[.P6]^2)" office:value-type="float" office:value="27.8567765543682" calcext:value-type="float">
            <text:p>27.9 </text:p>
          </table:table-cell>
          <table:table-cell table:style-name="ce1" table:formula="of:=ACOS([.S6]/(2*[.Q6]))" office:value-type="string" office:string-value="" calcext:value-type="error">
            <text:p>#NUM!</text:p>
          </table:table-cell>
          <table:table-cell table:style-name="ce1" table:formula="of:=ROUND(DEGREES([.R6]+[.T6]);0)" office:value-type="string" office:string-value="" calcext:value-type="error">
            <text:p>#NUM!</text:p>
          </table:table-cell>
          <table:table-cell table:style-name="ce1" table:formula="of:=ROUND(DEGREES([.R6]-[.T6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6" calcext:value-type="float">
            <text:p>2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6];[.Y6])" office:value-type="float" office:value="1.76078461471361" calcext:value-type="float">
            <text:p>1.8 </text:p>
          </table:table-cell>
          <table:table-cell table:style-name="ce1" table:formula="of:=SQRT([.X6]^2+[.Y6]^2)" office:value-type="float" office:value="26.4764045897475" calcext:value-type="float">
            <text:p>26.5 </text:p>
          </table:table-cell>
          <table:table-cell table:style-name="ce1" table:formula="of:=ACOS([.AB6]/(2*[.Z6]))" office:value-type="string" office:string-value="" calcext:value-type="error">
            <text:p>#NUM!</text:p>
          </table:table-cell>
          <table:table-cell table:style-name="ce1" table:formula="of:=ROUND(DEGREES([.AA6]+[.AC6]);0)" office:value-type="string" office:string-value="" calcext:value-type="error">
            <text:p>#NUM!</text:p>
          </table:table-cell>
          <table:table-cell table:style-name="ce1" table:formula="of:=ROUND(DEGREES([.AA6]-[.AC6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6" calcext:value-type="float">
            <text:p>2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6];[.AH6])" office:value-type="float" office:value="1.5707963267949" calcext:value-type="float">
            <text:p>1.6 </text:p>
          </table:table-cell>
          <table:table-cell table:style-name="ce1" table:formula="of:=SQRT([.AG6]^2+[.AH6]^2)" office:value-type="float" office:value="26" calcext:value-type="float">
            <text:p>26.0 </text:p>
          </table:table-cell>
          <table:table-cell table:style-name="ce1" table:formula="of:=ACOS([.AK6]/(2*[.AI6]))" office:value-type="string" office:string-value="" calcext:value-type="error">
            <text:p>#NUM!</text:p>
          </table:table-cell>
          <table:table-cell table:style-name="ce1" table:formula="of:=ROUND(DEGREES([.AJ6]+[.AL6]);0)" office:value-type="string" office:string-value="" calcext:value-type="error">
            <text:p>#NUM!</text:p>
          </table:table-cell>
          <table:table-cell table:style-name="ce1" table:formula="of:=ROUND(DEGREES([.AJ6]-[.AL6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6" calcext:value-type="float">
            <text:p>2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6];[.AQ6])" office:value-type="float" office:value="1.34399747874101" calcext:value-type="float">
            <text:p>1.3 </text:p>
          </table:table-cell>
          <table:table-cell table:style-name="ce1" table:formula="of:=SQRT([.AP6]^2+[.AQ6]^2)" office:value-type="float" office:value="26.6833281282527" calcext:value-type="float">
            <text:p>26.7 </text:p>
          </table:table-cell>
          <table:table-cell table:style-name="ce1" table:formula="of:=ACOS([.AT6]/(2*[.AR6]))" office:value-type="string" office:string-value="" calcext:value-type="error">
            <text:p>#NUM!</text:p>
          </table:table-cell>
          <table:table-cell table:style-name="ce1" table:formula="of:=ROUND(DEGREES([.AS6]+[.AU6]);0)" office:value-type="string" office:string-value="" calcext:value-type="error">
            <text:p>#NUM!</text:p>
          </table:table-cell>
          <table:table-cell table:style-name="ce1" table:formula="of:=ROUND(DEGREES([.AS6]-[.AU6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6" calcext:value-type="float">
            <text:p>2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6];[.AZ6])" office:value-type="float" office:value="1.20362249297668" calcext:value-type="float">
            <text:p>1.2 </text:p>
          </table:table-cell>
          <table:table-cell table:style-name="ce1" table:formula="of:=SQRT([.AY6]^2+[.AZ6]^2)" office:value-type="float" office:value="27.8567765543682" calcext:value-type="float">
            <text:p>27.9 </text:p>
          </table:table-cell>
          <table:table-cell table:style-name="ce1" table:formula="of:=ACOS([.BC6]/(2*[.BA6]))" office:value-type="string" office:string-value="" calcext:value-type="error">
            <text:p>#NUM!</text:p>
          </table:table-cell>
          <table:table-cell table:style-name="ce1" table:formula="of:=ROUND(DEGREES([.BB6]+[.BD6]);0)" office:value-type="string" office:string-value="" calcext:value-type="error">
            <text:p>#NUM!</text:p>
          </table:table-cell>
          <table:table-cell table:style-name="ce1" table:formula="of:=ROUND(DEGREES([.BB6]-[.BD6]);0)" office:value-type="string" office:string-value="" calcext:value-type="error">
            <text:p>#NUM!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 office:value-type="float" office:value="25" calcext:value-type="float">
            <text:p>25</text:p>
          </table:table-cell>
          <table:table-cell table:style-name="ce4" table:formula="of:=[.U7]-[.$B$2]" office:value-type="string" office:string-value="" calcext:value-type="error">
            <text:p>#NUM!</text:p>
          </table:table-cell>
          <table:table-cell table:style-name="ce4" table:formula="of:=[.V7]-[.$B$3]" office:value-type="string" office:string-value="" calcext:value-type="error">
            <text:p>#NUM!</text:p>
          </table:table-cell>
          <table:table-cell table:style-name="ce4" table:formula="of:=[.AD7]-[.$B$2]" office:value-type="string" office:string-value="" calcext:value-type="error">
            <text:p>#NUM!</text:p>
          </table:table-cell>
          <table:table-cell table:style-name="ce4" table:formula="of:=[.AE7]-[.$B$3]" office:value-type="string" office:string-value="" calcext:value-type="error">
            <text:p>#NUM!</text:p>
          </table:table-cell>
          <table:table-cell table:style-name="ce4" table:formula="of:=[.AM7]-[.$B$2]" office:value-type="string" office:string-value="" calcext:value-type="error">
            <text:p>#NUM!</text:p>
          </table:table-cell>
          <table:table-cell table:style-name="ce4" table:formula="of:=[.AN7]-[.$B$3]" office:value-type="string" office:string-value="" calcext:value-type="error">
            <text:p>#NUM!</text:p>
          </table:table-cell>
          <table:table-cell table:style-name="ce4" table:formula="of:=[.AV7]-[.$B$2]" office:value-type="string" office:string-value="" calcext:value-type="error">
            <text:p>#NUM!</text:p>
          </table:table-cell>
          <table:table-cell table:style-name="ce4" table:formula="of:=[.AW7]-[.$B$3]" office:value-type="string" office:string-value="" calcext:value-type="error">
            <text:p>#NUM!</text:p>
          </table:table-cell>
          <table:table-cell table:style-name="ce4" table:formula="of:=[.BE7]-[.$B$2]" office:value-type="string" office:string-value="" calcext:value-type="error">
            <text:p>#NUM!</text:p>
          </table:table-cell>
          <table:table-cell table:style-name="ce4" table:formula="of:=[.BF7]-[.$B$3]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5" calcext:value-type="float">
            <text:p>2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7];[.P7])" office:value-type="float" office:value="1.95130270390726" calcext:value-type="float">
            <text:p>2.0 </text:p>
          </table:table-cell>
          <table:table-cell table:style-name="ce1" table:formula="of:=SQRT([.O7]^2+[.P7]^2)" office:value-type="float" office:value="26.9258240356725" calcext:value-type="float">
            <text:p>26.9 </text:p>
          </table:table-cell>
          <table:table-cell table:style-name="ce1" table:formula="of:=ACOS([.S7]/(2*[.Q7]))" office:value-type="string" office:string-value="" calcext:value-type="error">
            <text:p>#NUM!</text:p>
          </table:table-cell>
          <table:table-cell table:style-name="ce1" table:formula="of:=ROUND(DEGREES([.R7]+[.T7]);0)" office:value-type="string" office:string-value="" calcext:value-type="error">
            <text:p>#NUM!</text:p>
          </table:table-cell>
          <table:table-cell table:style-name="ce1" table:formula="of:=ROUND(DEGREES([.R7]-[.T7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5" calcext:value-type="float">
            <text:p>2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7];[.Y7])" office:value-type="float" office:value="1.76819188664478" calcext:value-type="float">
            <text:p>1.8 </text:p>
          </table:table-cell>
          <table:table-cell table:style-name="ce1" table:formula="of:=SQRT([.X7]^2+[.Y7]^2)" office:value-type="float" office:value="25.4950975679639" calcext:value-type="float">
            <text:p>25.5 </text:p>
          </table:table-cell>
          <table:table-cell table:style-name="ce1" table:formula="of:=ACOS([.AB7]/(2*[.Z7]))" office:value-type="string" office:string-value="" calcext:value-type="error">
            <text:p>#NUM!</text:p>
          </table:table-cell>
          <table:table-cell table:style-name="ce1" table:formula="of:=ROUND(DEGREES([.AA7]+[.AC7]);0)" office:value-type="string" office:string-value="" calcext:value-type="error">
            <text:p>#NUM!</text:p>
          </table:table-cell>
          <table:table-cell table:style-name="ce1" table:formula="of:=ROUND(DEGREES([.AA7]-[.AC7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5" calcext:value-type="float">
            <text:p>2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7];[.AH7])" office:value-type="float" office:value="1.5707963267949" calcext:value-type="float">
            <text:p>1.6 </text:p>
          </table:table-cell>
          <table:table-cell table:style-name="ce1" table:formula="of:=SQRT([.AG7]^2+[.AH7]^2)" office:value-type="float" office:value="25" calcext:value-type="float">
            <text:p>25.0 </text:p>
          </table:table-cell>
          <table:table-cell table:style-name="ce1" table:formula="of:=ACOS([.AK7]/(2*[.AI7]))" office:value-type="string" office:string-value="" calcext:value-type="error">
            <text:p>#NUM!</text:p>
          </table:table-cell>
          <table:table-cell table:style-name="ce1" table:formula="of:=ROUND(DEGREES([.AJ7]+[.AL7]);0)" office:value-type="string" office:string-value="" calcext:value-type="error">
            <text:p>#NUM!</text:p>
          </table:table-cell>
          <table:table-cell table:style-name="ce1" table:formula="of:=ROUND(DEGREES([.AJ7]-[.AL7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5" calcext:value-type="float">
            <text:p>2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7];[.AQ7])" office:value-type="float" office:value="1.33525134607403" calcext:value-type="float">
            <text:p>1.3 </text:p>
          </table:table-cell>
          <table:table-cell table:style-name="ce1" table:formula="of:=SQRT([.AP7]^2+[.AQ7]^2)" office:value-type="float" office:value="25.7099202643649" calcext:value-type="float">
            <text:p>25.7 </text:p>
          </table:table-cell>
          <table:table-cell table:style-name="ce1" table:formula="of:=ACOS([.AT7]/(2*[.AR7]))" office:value-type="string" office:string-value="" calcext:value-type="error">
            <text:p>#NUM!</text:p>
          </table:table-cell>
          <table:table-cell table:style-name="ce1" table:formula="of:=ROUND(DEGREES([.AS7]+[.AU7]);0)" office:value-type="string" office:string-value="" calcext:value-type="error">
            <text:p>#NUM!</text:p>
          </table:table-cell>
          <table:table-cell table:style-name="ce1" table:formula="of:=ROUND(DEGREES([.AS7]-[.AU7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5" calcext:value-type="float">
            <text:p>2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7];[.AZ7])" office:value-type="float" office:value="1.19028994968253" calcext:value-type="float">
            <text:p>1.2 </text:p>
          </table:table-cell>
          <table:table-cell table:style-name="ce1" table:formula="of:=SQRT([.AY7]^2+[.AZ7]^2)" office:value-type="float" office:value="26.9258240356725" calcext:value-type="float">
            <text:p>26.9 </text:p>
          </table:table-cell>
          <table:table-cell table:style-name="ce1" table:formula="of:=ACOS([.BC7]/(2*[.BA7]))" office:value-type="string" office:string-value="" calcext:value-type="error">
            <text:p>#NUM!</text:p>
          </table:table-cell>
          <table:table-cell table:style-name="ce1" table:formula="of:=ROUND(DEGREES([.BB7]+[.BD7]);0)" office:value-type="string" office:string-value="" calcext:value-type="error">
            <text:p>#NUM!</text:p>
          </table:table-cell>
          <table:table-cell table:style-name="ce1" table:formula="of:=ROUND(DEGREES([.BB7]-[.BD7]);0)" office:value-type="string" office:string-value="" calcext:value-type="error">
            <text:p>#NUM!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 office:value-type="float" office:value="24" calcext:value-type="float">
            <text:p>24</text:p>
          </table:table-cell>
          <table:table-cell table:style-name="ce4" table:formula="of:=[.U8]-[.$B$2]" office:value-type="string" office:string-value="" calcext:value-type="error">
            <text:p>#NUM!</text:p>
          </table:table-cell>
          <table:table-cell table:style-name="ce4" table:formula="of:=[.V8]-[.$B$3]" office:value-type="string" office:string-value="" calcext:value-type="error">
            <text:p>#NUM!</text:p>
          </table:table-cell>
          <table:table-cell table:style-name="ce4" table:formula="of:=[.AD8]-[.$B$2]" office:value-type="string" office:string-value="" calcext:value-type="error">
            <text:p>#NUM!</text:p>
          </table:table-cell>
          <table:table-cell table:style-name="ce4" table:formula="of:=[.AE8]-[.$B$3]" office:value-type="string" office:string-value="" calcext:value-type="error">
            <text:p>#NUM!</text:p>
          </table:table-cell>
          <table:table-cell table:style-name="ce4" table:formula="of:=[.AM8]-[.$B$2]" office:value-type="float" office:value="35" calcext:value-type="float">
            <text:p>35 </text:p>
          </table:table-cell>
          <table:table-cell table:style-name="ce4" table:formula="of:=[.AN8]-[.$B$3]" office:value-type="float" office:value="145" calcext:value-type="float">
            <text:p>145 </text:p>
          </table:table-cell>
          <table:table-cell table:style-name="ce4" table:formula="of:=[.AV8]-[.$B$2]" office:value-type="string" office:string-value="" calcext:value-type="error">
            <text:p>#NUM!</text:p>
          </table:table-cell>
          <table:table-cell table:style-name="ce4" table:formula="of:=[.AW8]-[.$B$3]" office:value-type="string" office:string-value="" calcext:value-type="error">
            <text:p>#NUM!</text:p>
          </table:table-cell>
          <table:table-cell table:style-name="ce4" table:formula="of:=[.BE8]-[.$B$2]" office:value-type="string" office:string-value="" calcext:value-type="error">
            <text:p>#NUM!</text:p>
          </table:table-cell>
          <table:table-cell table:style-name="ce4" table:formula="of:=[.BF8]-[.$B$3]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4" calcext:value-type="float">
            <text:p>2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8];[.P8])" office:value-type="float" office:value="1.96558744649466" calcext:value-type="float">
            <text:p>2.0 </text:p>
          </table:table-cell>
          <table:table-cell table:style-name="ce1" table:formula="of:=SQRT([.O8]^2+[.P8]^2)" office:value-type="float" office:value="26" calcext:value-type="float">
            <text:p>26.0 </text:p>
          </table:table-cell>
          <table:table-cell table:style-name="ce1" table:formula="of:=ACOS([.S8]/(2*[.Q8]))" office:value-type="string" office:string-value="" calcext:value-type="error">
            <text:p>#NUM!</text:p>
          </table:table-cell>
          <table:table-cell table:style-name="ce1" table:formula="of:=ROUND(DEGREES([.R8]+[.T8]);0)" office:value-type="string" office:string-value="" calcext:value-type="error">
            <text:p>#NUM!</text:p>
          </table:table-cell>
          <table:table-cell table:style-name="ce1" table:formula="of:=ROUND(DEGREES([.R8]-[.T8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4" calcext:value-type="float">
            <text:p>2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8];[.Y8])" office:value-type="float" office:value="1.77619171598466" calcext:value-type="float">
            <text:p>1.8 </text:p>
          </table:table-cell>
          <table:table-cell table:style-name="ce1" table:formula="of:=SQRT([.X8]^2+[.Y8]^2)" office:value-type="float" office:value="24.5153013442625" calcext:value-type="float">
            <text:p>24.5 </text:p>
          </table:table-cell>
          <table:table-cell table:style-name="ce1" table:formula="of:=ACOS([.AB8]/(2*[.Z8]))" office:value-type="string" office:string-value="" calcext:value-type="error">
            <text:p>#NUM!</text:p>
          </table:table-cell>
          <table:table-cell table:style-name="ce1" table:formula="of:=ROUND(DEGREES([.AA8]+[.AC8]);0)" office:value-type="string" office:string-value="" calcext:value-type="error">
            <text:p>#NUM!</text:p>
          </table:table-cell>
          <table:table-cell table:style-name="ce1" table:formula="of:=ROUND(DEGREES([.AA8]-[.AC8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4" calcext:value-type="float">
            <text:p>2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8];[.AH8])" office:value-type="float" office:value="1.5707963267949" calcext:value-type="float">
            <text:p>1.6 </text:p>
          </table:table-cell>
          <table:table-cell table:style-name="ce1" table:formula="of:=SQRT([.AG8]^2+[.AH8]^2)" office:value-type="float" office:value="24" calcext:value-type="float">
            <text:p>24.0 </text:p>
          </table:table-cell>
          <table:table-cell table:style-name="ce1" table:formula="of:=ACOS([.AK8]/(2*[.AI8]))" office:value-type="float" office:value="0" calcext:value-type="float">
            <text:p>0.0 </text:p>
          </table:table-cell>
          <table:table-cell table:style-name="ce1" table:formula="of:=ROUND(DEGREES([.AJ8]+[.AL8]);0)" office:value-type="float" office:value="90" calcext:value-type="float">
            <text:p>90.0 </text:p>
          </table:table-cell>
          <table:table-cell table:style-name="ce1" table:formula="of:=ROUND(DEGREES([.AJ8]-[.AL8]);0)" office:value-type="float" office:value="90" calcext:value-type="float">
            <text:p>90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4" calcext:value-type="float">
            <text:p>2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8];[.AQ8])" office:value-type="float" office:value="1.32581766366803" calcext:value-type="float">
            <text:p>1.3 </text:p>
          </table:table-cell>
          <table:table-cell table:style-name="ce1" table:formula="of:=SQRT([.AP8]^2+[.AQ8]^2)" office:value-type="float" office:value="24.738633753706" calcext:value-type="float">
            <text:p>24.7 </text:p>
          </table:table-cell>
          <table:table-cell table:style-name="ce1" table:formula="of:=ACOS([.AT8]/(2*[.AR8]))" office:value-type="string" office:string-value="" calcext:value-type="error">
            <text:p>#NUM!</text:p>
          </table:table-cell>
          <table:table-cell table:style-name="ce1" table:formula="of:=ROUND(DEGREES([.AS8]+[.AU8]);0)" office:value-type="string" office:string-value="" calcext:value-type="error">
            <text:p>#NUM!</text:p>
          </table:table-cell>
          <table:table-cell table:style-name="ce1" table:formula="of:=ROUND(DEGREES([.AS8]-[.AU8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4" calcext:value-type="float">
            <text:p>2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8];[.AZ8])" office:value-type="float" office:value="1.17600520709514" calcext:value-type="float">
            <text:p>1.2 </text:p>
          </table:table-cell>
          <table:table-cell table:style-name="ce1" table:formula="of:=SQRT([.AY8]^2+[.AZ8]^2)" office:value-type="float" office:value="26" calcext:value-type="float">
            <text:p>26.0 </text:p>
          </table:table-cell>
          <table:table-cell table:style-name="ce1" table:formula="of:=ACOS([.BC8]/(2*[.BA8]))" office:value-type="string" office:string-value="" calcext:value-type="error">
            <text:p>#NUM!</text:p>
          </table:table-cell>
          <table:table-cell table:style-name="ce1" table:formula="of:=ROUND(DEGREES([.BB8]+[.BD8]);0)" office:value-type="string" office:string-value="" calcext:value-type="error">
            <text:p>#NUM!</text:p>
          </table:table-cell>
          <table:table-cell table:style-name="ce1" table:formula="of:=ROUND(DEGREES([.BB8]-[.BD8]);0)" office:value-type="string" office:string-value="" calcext:value-type="error">
            <text:p>#NUM!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 office:value-type="float" office:value="23" calcext:value-type="float">
            <text:p>23</text:p>
          </table:table-cell>
          <table:table-cell table:style-name="ce4" table:formula="of:=[.U9]-[.$B$2]" office:value-type="string" office:string-value="" calcext:value-type="error">
            <text:p>#NUM!</text:p>
          </table:table-cell>
          <table:table-cell table:style-name="ce4" table:formula="of:=[.V9]-[.$B$3]" office:value-type="string" office:string-value="" calcext:value-type="error">
            <text:p>#NUM!</text:p>
          </table:table-cell>
          <table:table-cell table:style-name="ce4" table:formula="of:=[.AD9]-[.$B$2]" office:value-type="float" office:value="59" calcext:value-type="float">
            <text:p>59 </text:p>
          </table:table-cell>
          <table:table-cell table:style-name="ce4" table:formula="of:=[.AE9]-[.$B$3]" office:value-type="float" office:value="146" calcext:value-type="float">
            <text:p>146 </text:p>
          </table:table-cell>
          <table:table-cell table:style-name="ce4" table:formula="of:=[.AM9]-[.$B$2]" office:value-type="float" office:value="52" calcext:value-type="float">
            <text:p>52 </text:p>
          </table:table-cell>
          <table:table-cell table:style-name="ce4" table:formula="of:=[.AN9]-[.$B$3]" office:value-type="float" office:value="128" calcext:value-type="float">
            <text:p>128 </text:p>
          </table:table-cell>
          <table:table-cell table:style-name="ce4" table:formula="of:=[.AV9]-[.$B$2]" office:value-type="float" office:value="28" calcext:value-type="float">
            <text:p>28 </text:p>
          </table:table-cell>
          <table:table-cell table:style-name="ce4" table:formula="of:=[.AW9]-[.$B$3]" office:value-type="float" office:value="122" calcext:value-type="float">
            <text:p>122 </text:p>
          </table:table-cell>
          <table:table-cell table:style-name="ce4" table:formula="of:=[.BE9]-[.$B$2]" office:value-type="string" office:string-value="" calcext:value-type="error">
            <text:p>#NUM!</text:p>
          </table:table-cell>
          <table:table-cell table:style-name="ce4" table:formula="of:=[.BF9]-[.$B$3]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3" calcext:value-type="float">
            <text:p>2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9];[.P9])" office:value-type="float" office:value="1.98092366733639" calcext:value-type="float">
            <text:p>2.0 </text:p>
          </table:table-cell>
          <table:table-cell table:style-name="ce1" table:formula="of:=SQRT([.O9]^2+[.P9]^2)" office:value-type="float" office:value="25.0798724079689" calcext:value-type="float">
            <text:p>25.1 </text:p>
          </table:table-cell>
          <table:table-cell table:style-name="ce1" table:formula="of:=ACOS([.S9]/(2*[.Q9]))" office:value-type="string" office:string-value="" calcext:value-type="error">
            <text:p>#NUM!</text:p>
          </table:table-cell>
          <table:table-cell table:style-name="ce1" table:formula="of:=ROUND(DEGREES([.R9]+[.T9]);0)" office:value-type="string" office:string-value="" calcext:value-type="error">
            <text:p>#NUM!</text:p>
          </table:table-cell>
          <table:table-cell table:style-name="ce1" table:formula="of:=ROUND(DEGREES([.R9]-[.T9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3" calcext:value-type="float">
            <text:p>2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9];[.Y9])" office:value-type="float" office:value="1.78485701035872" calcext:value-type="float">
            <text:p>1.8 </text:p>
          </table:table-cell>
          <table:table-cell table:style-name="ce1" table:formula="of:=SQRT([.X9]^2+[.Y9]^2)" office:value-type="float" office:value="23.5372045918796" calcext:value-type="float">
            <text:p>23.5 </text:p>
          </table:table-cell>
          <table:table-cell table:style-name="ce1" table:formula="of:=ACOS([.AB9]/(2*[.Z9]))" office:value-type="float" office:value="0.196699953898903" calcext:value-type="float">
            <text:p>0.2 </text:p>
          </table:table-cell>
          <table:table-cell table:style-name="ce1" table:formula="of:=ROUND(DEGREES([.AA9]+[.AC9]);0)" office:value-type="float" office:value="114" calcext:value-type="float">
            <text:p>114.0 </text:p>
          </table:table-cell>
          <table:table-cell table:style-name="ce1" table:formula="of:=ROUND(DEGREES([.AA9]-[.AC9]);0)" office:value-type="float" office:value="91" calcext:value-type="float">
            <text:p>91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3" calcext:value-type="float">
            <text:p>2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9];[.AH9])" office:value-type="float" office:value="1.5707963267949" calcext:value-type="float">
            <text:p>1.6 </text:p>
          </table:table-cell>
          <table:table-cell table:style-name="ce1" table:formula="of:=SQRT([.AG9]^2+[.AH9]^2)" office:value-type="float" office:value="23" calcext:value-type="float">
            <text:p>23.0 </text:p>
          </table:table-cell>
          <table:table-cell table:style-name="ce1" table:formula="of:=ACOS([.AK9]/(2*[.AI9]))" office:value-type="float" office:value="0.289686993997119" calcext:value-type="float">
            <text:p>0.3 </text:p>
          </table:table-cell>
          <table:table-cell table:style-name="ce1" table:formula="of:=ROUND(DEGREES([.AJ9]+[.AL9]);0)" office:value-type="float" office:value="107" calcext:value-type="float">
            <text:p>107.0 </text:p>
          </table:table-cell>
          <table:table-cell table:style-name="ce1" table:formula="of:=ROUND(DEGREES([.AJ9]-[.AL9]);0)" office:value-type="float" office:value="73" calcext:value-type="float">
            <text:p>73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3" calcext:value-type="float">
            <text:p>2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9];[.AQ9])" office:value-type="float" office:value="1.31561393617408" calcext:value-type="float">
            <text:p>1.3 </text:p>
          </table:table-cell>
          <table:table-cell table:style-name="ce1" table:formula="of:=SQRT([.AP9]^2+[.AQ9]^2)" office:value-type="float" office:value="23.7697286480094" calcext:value-type="float">
            <text:p>23.8 </text:p>
          </table:table-cell>
          <table:table-cell table:style-name="ce1" table:formula="of:=ACOS([.AT9]/(2*[.AR9]))" office:value-type="float" office:value="0.138636372537966" calcext:value-type="float">
            <text:p>0.1 </text:p>
          </table:table-cell>
          <table:table-cell table:style-name="ce1" table:formula="of:=ROUND(DEGREES([.AS9]+[.AU9]);0)" office:value-type="float" office:value="83" calcext:value-type="float">
            <text:p>83.0 </text:p>
          </table:table-cell>
          <table:table-cell table:style-name="ce1" table:formula="of:=ROUND(DEGREES([.AS9]-[.AU9]);0)" office:value-type="float" office:value="67" calcext:value-type="float">
            <text:p>67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3" calcext:value-type="float">
            <text:p>2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9];[.AZ9])" office:value-type="float" office:value="1.16066898625341" calcext:value-type="float">
            <text:p>1.2 </text:p>
          </table:table-cell>
          <table:table-cell table:style-name="ce1" table:formula="of:=SQRT([.AY9]^2+[.AZ9]^2)" office:value-type="float" office:value="25.0798724079689" calcext:value-type="float">
            <text:p>25.1 </text:p>
          </table:table-cell>
          <table:table-cell table:style-name="ce1" table:formula="of:=ACOS([.BC9]/(2*[.BA9]))" office:value-type="string" office:string-value="" calcext:value-type="error">
            <text:p>#NUM!</text:p>
          </table:table-cell>
          <table:table-cell table:style-name="ce1" table:formula="of:=ROUND(DEGREES([.BB9]+[.BD9]);0)" office:value-type="string" office:string-value="" calcext:value-type="error">
            <text:p>#NUM!</text:p>
          </table:table-cell>
          <table:table-cell table:style-name="ce1" table:formula="of:=ROUND(DEGREES([.BB9]-[.BD9]);0)" office:value-type="string" office:string-value="" calcext:value-type="error">
            <text:p>#NUM!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22" calcext:value-type="float">
            <text:p>22</text:p>
          </table:table-cell>
          <table:table-cell table:style-name="ce5" table:formula="of:=[.U10]-[.$B$2]" office:value-type="string" office:string-value="" calcext:value-type="error">
            <text:p>#NUM!</text:p>
          </table:table-cell>
          <table:table-cell table:style-name="ce5" table:formula="of:=[.V10]-[.$B$3]" office:value-type="string" office:string-value="" calcext:value-type="error">
            <text:p>#NUM!</text:p>
          </table:table-cell>
          <table:table-cell table:style-name="ce5" table:formula="of:=[.AD10]-[.$B$2]" office:value-type="float" office:value="68" calcext:value-type="float">
            <text:p>68 </text:p>
          </table:table-cell>
          <table:table-cell table:style-name="ce5" table:formula="of:=[.AE10]-[.$B$3]" office:value-type="float" office:value="138" calcext:value-type="float">
            <text:p>138 </text:p>
          </table:table-cell>
          <table:table-cell table:style-name="ce5" table:formula="of:=[.AM10]-[.$B$2]" office:value-type="float" office:value="59" calcext:value-type="float">
            <text:p>59 </text:p>
          </table:table-cell>
          <table:table-cell table:style-name="ce5" table:formula="of:=[.AN10]-[.$B$3]" office:value-type="float" office:value="121" calcext:value-type="float">
            <text:p>121 </text:p>
          </table:table-cell>
          <table:table-cell table:style-name="ce5" table:formula="of:=[.AV10]-[.$B$2]" office:value-type="float" office:value="38" calcext:value-type="float">
            <text:p>38 </text:p>
          </table:table-cell>
          <table:table-cell table:style-name="ce5" table:formula="of:=[.AW10]-[.$B$3]" office:value-type="float" office:value="112" calcext:value-type="float">
            <text:p>112 </text:p>
          </table:table-cell>
          <table:table-cell table:style-name="ce5" table:formula="of:=[.BE10]-[.$B$2]" office:value-type="string" office:string-value="" calcext:value-type="error">
            <text:p>#NUM!</text:p>
          </table:table-cell>
          <table:table-cell table:style-name="ce5" table:formula="of:=[.BF10]-[.$B$3]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2" calcext:value-type="float">
            <text:p>2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0];[.P10])" office:value-type="float" office:value="1.99742381992177" calcext:value-type="float">
            <text:p>2.0 </text:p>
          </table:table-cell>
          <table:table-cell table:style-name="ce1" table:formula="of:=SQRT([.O10]^2+[.P10]^2)" office:value-type="float" office:value="24.1660919471891" calcext:value-type="float">
            <text:p>24.2 </text:p>
          </table:table-cell>
          <table:table-cell table:style-name="ce1" table:formula="of:=ACOS([.S10]/(2*[.Q10]))" office:value-type="string" office:string-value="" calcext:value-type="error">
            <text:p>#NUM!</text:p>
          </table:table-cell>
          <table:table-cell table:style-name="ce1" table:formula="of:=ROUND(DEGREES([.R10]+[.T10]);0)" office:value-type="string" office:string-value="" calcext:value-type="error">
            <text:p>#NUM!</text:p>
          </table:table-cell>
          <table:table-cell table:style-name="ce1" table:formula="of:=ROUND(DEGREES([.R10]-[.T10]);0)" office:value-type="string" office:string-value="" calcext:value-type="error">
            <text:p>#NUM!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2" calcext:value-type="float">
            <text:p>2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0];[.Y10])" office:value-type="float" office:value="1.79427292793553" calcext:value-type="float">
            <text:p>1.8 </text:p>
          </table:table-cell>
          <table:table-cell table:style-name="ce1" table:formula="of:=SQRT([.X10]^2+[.Y10]^2)" office:value-type="float" office:value="22.561028345357" calcext:value-type="float">
            <text:p>22.6 </text:p>
          </table:table-cell>
          <table:table-cell table:style-name="ce1" table:formula="of:=ACOS([.AB10]/(2*[.Z10]))" office:value-type="float" office:value="0.34804041063601" calcext:value-type="float">
            <text:p>0.3 </text:p>
          </table:table-cell>
          <table:table-cell table:style-name="ce1" table:formula="of:=ROUND(DEGREES([.AA10]+[.AC10]);0)" office:value-type="float" office:value="123" calcext:value-type="float">
            <text:p>123.0 </text:p>
          </table:table-cell>
          <table:table-cell table:style-name="ce1" table:formula="of:=ROUND(DEGREES([.AA10]-[.AC10]);0)" office:value-type="float" office:value="83" calcext:value-type="float">
            <text:p>83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2" calcext:value-type="float">
            <text:p>2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0];[.AH10])" office:value-type="float" office:value="1.5707963267949" calcext:value-type="float">
            <text:p>1.6 </text:p>
          </table:table-cell>
          <table:table-cell table:style-name="ce1" table:formula="of:=SQRT([.AG10]^2+[.AH10]^2)" office:value-type="float" office:value="22" calcext:value-type="float">
            <text:p>22.0 </text:p>
          </table:table-cell>
          <table:table-cell table:style-name="ce1" table:formula="of:=ACOS([.AK10]/(2*[.AI10]))" office:value-type="float" office:value="0.411137862322348" calcext:value-type="float">
            <text:p>0.4 </text:p>
          </table:table-cell>
          <table:table-cell table:style-name="ce1" table:formula="of:=ROUND(DEGREES([.AJ10]+[.AL10]);0)" office:value-type="float" office:value="114" calcext:value-type="float">
            <text:p>114.0 </text:p>
          </table:table-cell>
          <table:table-cell table:style-name="ce1" table:formula="of:=ROUND(DEGREES([.AJ10]-[.AL10]);0)" office:value-type="float" office:value="66" calcext:value-type="float">
            <text:p>66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2" calcext:value-type="float">
            <text:p>2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0];[.AQ10])" office:value-type="float" office:value="1.30454427764397" calcext:value-type="float">
            <text:p>1.3 </text:p>
          </table:table-cell>
          <table:table-cell table:style-name="ce1" table:formula="of:=SQRT([.AP10]^2+[.AQ10]^2)" office:value-type="float" office:value="22.8035085019828" calcext:value-type="float">
            <text:p>22.8 </text:p>
          </table:table-cell>
          <table:table-cell table:style-name="ce1" table:formula="of:=ACOS([.AT10]/(2*[.AR10]))" office:value-type="float" office:value="0.317091920412021" calcext:value-type="float">
            <text:p>0.3 </text:p>
          </table:table-cell>
          <table:table-cell table:style-name="ce1" table:formula="of:=ROUND(DEGREES([.AS10]+[.AU10]);0)" office:value-type="float" office:value="93" calcext:value-type="float">
            <text:p>93.0 </text:p>
          </table:table-cell>
          <table:table-cell table:style-name="ce1" table:formula="of:=ROUND(DEGREES([.AS10]-[.AU10]);0)" office:value-type="float" office:value="57" calcext:value-type="float">
            <text:p>57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2" calcext:value-type="float">
            <text:p>2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0];[.AZ10])" office:value-type="float" office:value="1.14416883366802" calcext:value-type="float">
            <text:p>1.1 </text:p>
          </table:table-cell>
          <table:table-cell table:style-name="ce1" table:formula="of:=SQRT([.AY10]^2+[.AZ10]^2)" office:value-type="float" office:value="24.1660919471891" calcext:value-type="float">
            <text:p>24.2 </text:p>
          </table:table-cell>
          <table:table-cell table:style-name="ce1" table:formula="of:=ACOS([.BC10]/(2*[.BA10]))" office:value-type="string" office:string-value="" calcext:value-type="error">
            <text:p>#NUM!</text:p>
          </table:table-cell>
          <table:table-cell table:style-name="ce1" table:formula="of:=ROUND(DEGREES([.BB10]+[.BD10]);0)" office:value-type="string" office:string-value="" calcext:value-type="error">
            <text:p>#NUM!</text:p>
          </table:table-cell>
          <table:table-cell table:style-name="ce1" table:formula="of:=ROUND(DEGREES([.BB10]-[.BD10]);0)" office:value-type="string" office:string-value="" calcext:value-type="error">
            <text:p>#NUM!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21" calcext:value-type="float">
            <text:p>21</text:p>
          </table:table-cell>
          <table:table-cell table:style-name="ce5" table:formula="of:=[.U11]-[.$B$2]" office:value-type="float" office:value="75" calcext:value-type="float">
            <text:p>75 </text:p>
          </table:table-cell>
          <table:table-cell table:style-name="ce5" table:formula="of:=[.V11]-[.$B$3]" office:value-type="float" office:value="156" calcext:value-type="float">
            <text:p>156 </text:p>
          </table:table-cell>
          <table:table-cell table:style-name="ce5" table:formula="of:=[.AD11]-[.$B$2]" office:value-type="float" office:value="74" calcext:value-type="float">
            <text:p>74 </text:p>
          </table:table-cell>
          <table:table-cell table:style-name="ce5" table:formula="of:=[.AE11]-[.$B$3]" office:value-type="float" office:value="132" calcext:value-type="float">
            <text:p>132 </text:p>
          </table:table-cell>
          <table:table-cell table:style-name="ce5" table:formula="of:=[.AM11]-[.$B$2]" office:value-type="float" office:value="64" calcext:value-type="float">
            <text:p>64 </text:p>
          </table:table-cell>
          <table:table-cell table:style-name="ce5" table:formula="of:=[.AN11]-[.$B$3]" office:value-type="float" office:value="116" calcext:value-type="float">
            <text:p>116 </text:p>
          </table:table-cell>
          <table:table-cell table:style-name="ce5" table:formula="of:=[.AV11]-[.$B$2]" office:value-type="float" office:value="44" calcext:value-type="float">
            <text:p>44 </text:p>
          </table:table-cell>
          <table:table-cell table:style-name="ce5" table:formula="of:=[.AW11]-[.$B$3]" office:value-type="float" office:value="105" calcext:value-type="float">
            <text:p>105 </text:p>
          </table:table-cell>
          <table:table-cell table:style-name="ce5" table:formula="of:=[.BE11]-[.$B$2]" office:value-type="float" office:value="24" calcext:value-type="float">
            <text:p>24 </text:p>
          </table:table-cell>
          <table:table-cell table:style-name="ce5" table:formula="of:=[.BF11]-[.$B$3]" office:value-type="float" office:value="105" calcext:value-type="float">
            <text:p>105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1" calcext:value-type="float">
            <text:p>2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1];[.P11])" office:value-type="float" office:value="2.015215536696" calcext:value-type="float">
            <text:p>2.0 </text:p>
          </table:table-cell>
          <table:table-cell table:style-name="ce1" table:formula="of:=SQRT([.O11]^2+[.P11]^2)" office:value-type="float" office:value="23.259406699226" calcext:value-type="float">
            <text:p>23.3 </text:p>
          </table:table-cell>
          <table:table-cell table:style-name="ce1" table:formula="of:=ACOS([.S11]/(2*[.Q11]))" office:value-type="float" office:value="0.249070578298554" calcext:value-type="float">
            <text:p>0.2 </text:p>
          </table:table-cell>
          <table:table-cell table:style-name="ce1" table:formula="of:=ROUND(DEGREES([.R11]+[.T11]);0)" office:value-type="float" office:value="130" calcext:value-type="float">
            <text:p>130.0 </text:p>
          </table:table-cell>
          <table:table-cell table:style-name="ce1" table:formula="of:=ROUND(DEGREES([.R11]-[.T11]);0)" office:value-type="float" office:value="101" calcext:value-type="float">
            <text:p>101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1" calcext:value-type="float">
            <text:p>2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1];[.Y11])" office:value-type="float" office:value="1.8045395076638" calcext:value-type="float">
            <text:p>1.8 </text:p>
          </table:table-cell>
          <table:table-cell table:style-name="ce1" table:formula="of:=SQRT([.X11]^2+[.Y11]^2)" office:value-type="float" office:value="21.5870331449229" calcext:value-type="float">
            <text:p>21.6 </text:p>
          </table:table-cell>
          <table:table-cell table:style-name="ce1" table:formula="of:=ACOS([.AB11]/(2*[.Z11]))" office:value-type="float" office:value="0.452264730302984" calcext:value-type="float">
            <text:p>0.5 </text:p>
          </table:table-cell>
          <table:table-cell table:style-name="ce1" table:formula="of:=ROUND(DEGREES([.AA11]+[.AC11]);0)" office:value-type="float" office:value="129" calcext:value-type="float">
            <text:p>129.0 </text:p>
          </table:table-cell>
          <table:table-cell table:style-name="ce1" table:formula="of:=ROUND(DEGREES([.AA11]-[.AC11]);0)" office:value-type="float" office:value="77" calcext:value-type="float">
            <text:p>77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1" calcext:value-type="float">
            <text:p>2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1];[.AH11])" office:value-type="float" office:value="1.5707963267949" calcext:value-type="float">
            <text:p>1.6 </text:p>
          </table:table-cell>
          <table:table-cell table:style-name="ce1" table:formula="of:=SQRT([.AG11]^2+[.AH11]^2)" office:value-type="float" office:value="21" calcext:value-type="float">
            <text:p>21.0 </text:p>
          </table:table-cell>
          <table:table-cell table:style-name="ce1" table:formula="of:=ACOS([.AK11]/(2*[.AI11]))" office:value-type="float" office:value="0.505360510284157" calcext:value-type="float">
            <text:p>0.5 </text:p>
          </table:table-cell>
          <table:table-cell table:style-name="ce1" table:formula="of:=ROUND(DEGREES([.AJ11]+[.AL11]);0)" office:value-type="float" office:value="119" calcext:value-type="float">
            <text:p>119.0 </text:p>
          </table:table-cell>
          <table:table-cell table:style-name="ce1" table:formula="of:=ROUND(DEGREES([.AJ11]-[.AL11]);0)" office:value-type="float" office:value="61" calcext:value-type="float">
            <text:p>61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1" calcext:value-type="float">
            <text:p>2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1];[.AQ11])" office:value-type="float" office:value="1.29249666778979" calcext:value-type="float">
            <text:p>1.3 </text:p>
          </table:table-cell>
          <table:table-cell table:style-name="ce1" table:formula="of:=SQRT([.AP11]^2+[.AQ11]^2)" office:value-type="float" office:value="21.8403296678416" calcext:value-type="float">
            <text:p>21.8 </text:p>
          </table:table-cell>
          <table:table-cell table:style-name="ce1" table:formula="of:=ACOS([.AT11]/(2*[.AR11]))" office:value-type="float" office:value="0.427479133284893" calcext:value-type="float">
            <text:p>0.4 </text:p>
          </table:table-cell>
          <table:table-cell table:style-name="ce1" table:formula="of:=ROUND(DEGREES([.AS11]+[.AU11]);0)" office:value-type="float" office:value="99" calcext:value-type="float">
            <text:p>99.0 </text:p>
          </table:table-cell>
          <table:table-cell table:style-name="ce1" table:formula="of:=ROUND(DEGREES([.AS11]-[.AU11]);0)" office:value-type="float" office:value="50" calcext:value-type="float">
            <text:p>50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1" calcext:value-type="float">
            <text:p>2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1];[.AZ11])" office:value-type="float" office:value="1.1263771168938" calcext:value-type="float">
            <text:p>1.1 </text:p>
          </table:table-cell>
          <table:table-cell table:style-name="ce1" table:formula="of:=SQRT([.AY11]^2+[.AZ11]^2)" office:value-type="float" office:value="23.259406699226" calcext:value-type="float">
            <text:p>23.3 </text:p>
          </table:table-cell>
          <table:table-cell table:style-name="ce1" table:formula="of:=ACOS([.BC11]/(2*[.BA11]))" office:value-type="float" office:value="0.249070578298554" calcext:value-type="float">
            <text:p>0.2 </text:p>
          </table:table-cell>
          <table:table-cell table:style-name="ce1" table:formula="of:=ROUND(DEGREES([.BB11]+[.BD11]);0)" office:value-type="float" office:value="79" calcext:value-type="float">
            <text:p>79.0 </text:p>
          </table:table-cell>
          <table:table-cell table:style-name="ce1" table:formula="of:=ROUND(DEGREES([.BB11]-[.BD11]);0)" office:value-type="float" office:value="50" calcext:value-type="float">
            <text:p>50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20" calcext:value-type="float">
            <text:p>20</text:p>
          </table:table-cell>
          <table:table-cell table:style-name="ce5" table:formula="of:=[.U12]-[.$B$2]" office:value-type="float" office:value="83" calcext:value-type="float">
            <text:p>83 </text:p>
          </table:table-cell>
          <table:table-cell table:style-name="ce5" table:formula="of:=[.V12]-[.$B$3]" office:value-type="float" office:value="150" calcext:value-type="float">
            <text:p>150 </text:p>
          </table:table-cell>
          <table:table-cell table:style-name="ce5" table:formula="of:=[.AD12]-[.$B$2]" office:value-type="float" office:value="80" calcext:value-type="float">
            <text:p>80 </text:p>
          </table:table-cell>
          <table:table-cell table:style-name="ce5" table:formula="of:=[.AE12]-[.$B$3]" office:value-type="float" office:value="128" calcext:value-type="float">
            <text:p>128 </text:p>
          </table:table-cell>
          <table:table-cell table:style-name="ce7" table:formula="of:=[.AM12]-[.$B$2]" office:value-type="float" office:value="69" calcext:value-type="float">
            <text:p>69 </text:p>
          </table:table-cell>
          <table:table-cell table:style-name="ce7" table:formula="of:=[.AN12]-[.$B$3]" office:value-type="float" office:value="111" calcext:value-type="float">
            <text:p>111 </text:p>
          </table:table-cell>
          <table:table-cell table:style-name="ce5" table:formula="of:=[.AV12]-[.$B$2]" office:value-type="float" office:value="48" calcext:value-type="float">
            <text:p>48 </text:p>
          </table:table-cell>
          <table:table-cell table:style-name="ce5" table:formula="of:=[.AW12]-[.$B$3]" office:value-type="float" office:value="99" calcext:value-type="float">
            <text:p>99 </text:p>
          </table:table-cell>
          <table:table-cell table:style-name="ce5" table:formula="of:=[.BE12]-[.$B$2]" office:value-type="float" office:value="30" calcext:value-type="float">
            <text:p>30 </text:p>
          </table:table-cell>
          <table:table-cell table:style-name="ce5" table:formula="of:=[.BF12]-[.$B$3]" office:value-type="float" office:value="97" calcext:value-type="float">
            <text:p>97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0" calcext:value-type="float">
            <text:p>2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2];[.P12])" office:value-type="float" office:value="2.0344439357957" calcext:value-type="float">
            <text:p>2.0 </text:p>
          </table:table-cell>
          <table:table-cell table:style-name="ce1" table:formula="of:=SQRT([.O12]^2+[.P12]^2)" office:value-type="float" office:value="22.3606797749979" calcext:value-type="float">
            <text:p>22.4 </text:p>
          </table:table-cell>
          <table:table-cell table:style-name="ce1" table:formula="of:=ACOS([.S12]/(2*[.Q12]))" office:value-type="float" office:value="0.371744771207179" calcext:value-type="float">
            <text:p>0.4 </text:p>
          </table:table-cell>
          <table:table-cell table:style-name="ce1" table:formula="of:=ROUND(DEGREES([.R12]+[.T12]);0)" office:value-type="float" office:value="138" calcext:value-type="float">
            <text:p>138.0 </text:p>
          </table:table-cell>
          <table:table-cell table:style-name="ce1" table:formula="of:=ROUND(DEGREES([.R12]-[.T12]);0)" office:value-type="float" office:value="95" calcext:value-type="float">
            <text:p>95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0" calcext:value-type="float">
            <text:p>2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2];[.Y12])" office:value-type="float" office:value="1.81577498992176" calcext:value-type="float">
            <text:p>1.8 </text:p>
          </table:table-cell>
          <table:table-cell table:style-name="ce1" table:formula="of:=SQRT([.X12]^2+[.Y12]^2)" office:value-type="float" office:value="20.6155281280883" calcext:value-type="float">
            <text:p>20.6 </text:p>
          </table:table-cell>
          <table:table-cell table:style-name="ce1" table:formula="of:=ACOS([.AB12]/(2*[.Z12]))" office:value-type="float" office:value="0.537521486346841" calcext:value-type="float">
            <text:p>0.5 </text:p>
          </table:table-cell>
          <table:table-cell table:style-name="ce1" table:formula="of:=ROUND(DEGREES([.AA12]+[.AC12]);0)" office:value-type="float" office:value="135" calcext:value-type="float">
            <text:p>135.0 </text:p>
          </table:table-cell>
          <table:table-cell table:style-name="ce1" table:formula="of:=ROUND(DEGREES([.AA12]-[.AC12]);0)" office:value-type="float" office:value="73" calcext:value-type="float">
            <text:p>73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0" calcext:value-type="float">
            <text:p>2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2];[.AH12])" office:value-type="float" office:value="1.5707963267949" calcext:value-type="float">
            <text:p>1.6 </text:p>
          </table:table-cell>
          <table:table-cell table:style-name="ce1" table:formula="of:=SQRT([.AG12]^2+[.AH12]^2)" office:value-type="float" office:value="20" calcext:value-type="float">
            <text:p>20.0 </text:p>
          </table:table-cell>
          <table:table-cell table:style-name="ce1" table:formula="of:=ACOS([.AK12]/(2*[.AI12]))" office:value-type="float" office:value="0.585685543457151" calcext:value-type="float">
            <text:p>0.6 </text:p>
          </table:table-cell>
          <table:table-cell table:style-name="ce1" table:formula="of:=ROUND(DEGREES([.AJ12]+[.AL12]);0)" office:value-type="float" office:value="124" calcext:value-type="float">
            <text:p>124.0 </text:p>
          </table:table-cell>
          <table:table-cell table:style-name="ce1" table:formula="of:=ROUND(DEGREES([.AJ12]-[.AL12]);0)" office:value-type="float" office:value="56" calcext:value-type="float">
            <text:p>56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0" calcext:value-type="float">
            <text:p>2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2];[.AQ12])" office:value-type="float" office:value="1.27933953231703" calcext:value-type="float">
            <text:p>1.3 </text:p>
          </table:table-cell>
          <table:table-cell table:style-name="ce1" table:formula="of:=SQRT([.AP12]^2+[.AQ12]^2)" office:value-type="float" office:value="20.8806130178211" calcext:value-type="float">
            <text:p>20.9 </text:p>
          </table:table-cell>
          <table:table-cell table:style-name="ce1" table:formula="of:=ACOS([.AT12]/(2*[.AR12]))" office:value-type="float" office:value="0.515542199152345" calcext:value-type="float">
            <text:p>0.5 </text:p>
          </table:table-cell>
          <table:table-cell table:style-name="ce1" table:formula="of:=ROUND(DEGREES([.AS12]+[.AU12]);0)" office:value-type="float" office:value="103" calcext:value-type="float">
            <text:p>103.0 </text:p>
          </table:table-cell>
          <table:table-cell table:style-name="ce1" table:formula="of:=ROUND(DEGREES([.AS12]-[.AU12]);0)" office:value-type="float" office:value="44" calcext:value-type="float">
            <text:p>44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20" calcext:value-type="float">
            <text:p>2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2];[.AZ12])" office:value-type="float" office:value="1.10714871779409" calcext:value-type="float">
            <text:p>1.1 </text:p>
          </table:table-cell>
          <table:table-cell table:style-name="ce1" table:formula="of:=SQRT([.AY12]^2+[.AZ12]^2)" office:value-type="float" office:value="22.3606797749979" calcext:value-type="float">
            <text:p>22.4 </text:p>
          </table:table-cell>
          <table:table-cell table:style-name="ce1" table:formula="of:=ACOS([.BC12]/(2*[.BA12]))" office:value-type="float" office:value="0.371744771207179" calcext:value-type="float">
            <text:p>0.4 </text:p>
          </table:table-cell>
          <table:table-cell table:style-name="ce1" table:formula="of:=ROUND(DEGREES([.BB12]+[.BD12]);0)" office:value-type="float" office:value="85" calcext:value-type="float">
            <text:p>85.0 </text:p>
          </table:table-cell>
          <table:table-cell table:style-name="ce1" table:formula="of:=ROUND(DEGREES([.BB12]-[.BD12]);0)" office:value-type="float" office:value="42" calcext:value-type="float">
            <text:p>42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9" calcext:value-type="float">
            <text:p>19</text:p>
          </table:table-cell>
          <table:table-cell table:style-name="ce5" table:formula="of:=[.U13]-[.$B$2]" office:value-type="float" office:value="89" calcext:value-type="float">
            <text:p>89 </text:p>
          </table:table-cell>
          <table:table-cell table:style-name="ce5" table:formula="of:=[.V13]-[.$B$3]" office:value-type="float" office:value="146" calcext:value-type="float">
            <text:p>146 </text:p>
          </table:table-cell>
          <table:table-cell table:style-name="ce7" table:formula="of:=[.AD13]-[.$B$2]" office:value-type="float" office:value="85" calcext:value-type="float">
            <text:p>85 </text:p>
          </table:table-cell>
          <table:table-cell table:style-name="ce7" table:formula="of:=[.AE13]-[.$B$3]" office:value-type="float" office:value="125" calcext:value-type="float">
            <text:p>125 </text:p>
          </table:table-cell>
          <table:table-cell table:style-name="ce5" table:formula="of:=[.AM13]-[.$B$2]" office:value-type="float" office:value="73" calcext:value-type="float">
            <text:p>73 </text:p>
          </table:table-cell>
          <table:table-cell table:style-name="ce5" table:formula="of:=[.AN13]-[.$B$3]" office:value-type="float" office:value="107" calcext:value-type="float">
            <text:p>107 </text:p>
          </table:table-cell>
          <table:table-cell table:style-name="ce7" table:formula="of:=[.AV13]-[.$B$2]" office:value-type="float" office:value="51" calcext:value-type="float">
            <text:p>51 </text:p>
          </table:table-cell>
          <table:table-cell table:style-name="ce7" table:formula="of:=[.AW13]-[.$B$3]" office:value-type="float" office:value="94" calcext:value-type="float">
            <text:p>94 </text:p>
          </table:table-cell>
          <table:table-cell table:style-name="ce5" table:formula="of:=[.BE13]-[.$B$2]" office:value-type="float" office:value="34" calcext:value-type="float">
            <text:p>34 </text:p>
          </table:table-cell>
          <table:table-cell table:style-name="ce5" table:formula="of:=[.BF13]-[.$B$3]" office:value-type="float" office:value="91" calcext:value-type="float">
            <text:p>91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9" calcext:value-type="float">
            <text:p>1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3];[.P13])" office:value-type="float" office:value="2.05527425583192" calcext:value-type="float">
            <text:p>2.1 </text:p>
          </table:table-cell>
          <table:table-cell table:style-name="ce1" table:formula="of:=SQRT([.O13]^2+[.P13]^2)" office:value-type="float" office:value="21.4709105535839" calcext:value-type="float">
            <text:p>21.5 </text:p>
          </table:table-cell>
          <table:table-cell table:style-name="ce1" table:formula="of:=ACOS([.S13]/(2*[.Q13]))" office:value-type="float" office:value="0.463213439791299" calcext:value-type="float">
            <text:p>0.5 </text:p>
          </table:table-cell>
          <table:table-cell table:style-name="ce1" table:formula="of:=ROUND(DEGREES([.R13]+[.T13]);0)" office:value-type="float" office:value="144" calcext:value-type="float">
            <text:p>144.0 </text:p>
          </table:table-cell>
          <table:table-cell table:style-name="ce1" table:formula="of:=ROUND(DEGREES([.R13]-[.T13]);0)" office:value-type="float" office:value="91" calcext:value-type="float">
            <text:p>91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9" calcext:value-type="float">
            <text:p>1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3];[.Y13])" office:value-type="float" office:value="1.82812004176599" calcext:value-type="float">
            <text:p>1.8 </text:p>
          </table:table-cell>
          <table:table-cell table:style-name="ce1" table:formula="of:=SQRT([.X13]^2+[.Y13]^2)" office:value-type="float" office:value="19.6468827043885" calcext:value-type="float">
            <text:p>19.6 </text:p>
          </table:table-cell>
          <table:table-cell table:style-name="ce1" table:formula="of:=ACOS([.AB13]/(2*[.Z13]))" office:value-type="float" office:value="0.611792019450007" calcext:value-type="float">
            <text:p>0.6 </text:p>
          </table:table-cell>
          <table:table-cell table:style-name="ce1" table:formula="of:=ROUND(DEGREES([.AA13]+[.AC13]);0)" office:value-type="float" office:value="140" calcext:value-type="float">
            <text:p>140.0 </text:p>
          </table:table-cell>
          <table:table-cell table:style-name="ce1" table:formula="of:=ROUND(DEGREES([.AA13]-[.AC13]);0)" office:value-type="float" office:value="70" calcext:value-type="float">
            <text:p>70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9" calcext:value-type="float">
            <text:p>1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3];[.AH13])" office:value-type="float" office:value="1.5707963267949" calcext:value-type="float">
            <text:p>1.6 </text:p>
          </table:table-cell>
          <table:table-cell table:style-name="ce1" table:formula="of:=SQRT([.AG13]^2+[.AH13]^2)" office:value-type="float" office:value="19" calcext:value-type="float">
            <text:p>19.0 </text:p>
          </table:table-cell>
          <table:table-cell table:style-name="ce1" table:formula="of:=ACOS([.AK13]/(2*[.AI13]))" office:value-type="float" office:value="0.657264153245516" calcext:value-type="float">
            <text:p>0.7 </text:p>
          </table:table-cell>
          <table:table-cell table:style-name="ce1" table:formula="of:=ROUND(DEGREES([.AJ13]+[.AL13]);0)" office:value-type="float" office:value="128" calcext:value-type="float">
            <text:p>128.0 </text:p>
          </table:table-cell>
          <table:table-cell table:style-name="ce1" table:formula="of:=ROUND(DEGREES([.AJ13]-[.AL13]);0)" office:value-type="float" office:value="52" calcext:value-type="float">
            <text:p>52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9" calcext:value-type="float">
            <text:p>1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3];[.AQ13])" office:value-type="float" office:value="1.26491745539004" calcext:value-type="float">
            <text:p>1.3 </text:p>
          </table:table-cell>
          <table:table-cell table:style-name="ce1" table:formula="of:=SQRT([.AP13]^2+[.AQ13]^2)" office:value-type="float" office:value="19.9248588451713" calcext:value-type="float">
            <text:p>19.9 </text:p>
          </table:table-cell>
          <table:table-cell table:style-name="ce1" table:formula="of:=ACOS([.AT13]/(2*[.AR13]))" office:value-type="float" office:value="0.591325573435487" calcext:value-type="float">
            <text:p>0.6 </text:p>
          </table:table-cell>
          <table:table-cell table:style-name="ce1" table:formula="of:=ROUND(DEGREES([.AS13]+[.AU13]);0)" office:value-type="float" office:value="106" calcext:value-type="float">
            <text:p>106.0 </text:p>
          </table:table-cell>
          <table:table-cell table:style-name="ce1" table:formula="of:=ROUND(DEGREES([.AS13]-[.AU13]);0)" office:value-type="float" office:value="39" calcext:value-type="float">
            <text:p>39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19" calcext:value-type="float">
            <text:p>1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3];[.AZ13])" office:value-type="float" office:value="1.08631839775787" calcext:value-type="float">
            <text:p>1.1 </text:p>
          </table:table-cell>
          <table:table-cell table:style-name="ce1" table:formula="of:=SQRT([.AY13]^2+[.AZ13]^2)" office:value-type="float" office:value="21.4709105535839" calcext:value-type="float">
            <text:p>21.5 </text:p>
          </table:table-cell>
          <table:table-cell table:style-name="ce1" table:formula="of:=ACOS([.BC13]/(2*[.BA13]))" office:value-type="float" office:value="0.463213439791299" calcext:value-type="float">
            <text:p>0.5 </text:p>
          </table:table-cell>
          <table:table-cell table:style-name="ce1" table:formula="of:=ROUND(DEGREES([.BB13]+[.BD13]);0)" office:value-type="float" office:value="89" calcext:value-type="float">
            <text:p>89.0 </text:p>
          </table:table-cell>
          <table:table-cell table:style-name="ce1" table:formula="of:=ROUND(DEGREES([.BB13]-[.BD13]);0)" office:value-type="float" office:value="36" calcext:value-type="float">
            <text:p>36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8" calcext:value-type="float">
            <text:p>18</text:p>
          </table:table-cell>
          <table:table-cell table:style-name="ce5" table:formula="of:=[.U14]-[.$B$2]" office:value-type="float" office:value="95" calcext:value-type="float">
            <text:p>95 </text:p>
          </table:table-cell>
          <table:table-cell table:style-name="ce5" table:formula="of:=[.V14]-[.$B$3]" office:value-type="float" office:value="143" calcext:value-type="float">
            <text:p>143 </text:p>
          </table:table-cell>
          <table:table-cell table:style-name="ce5" table:formula="of:=[.AD14]-[.$B$2]" office:value-type="float" office:value="89" calcext:value-type="float">
            <text:p>89 </text:p>
          </table:table-cell>
          <table:table-cell table:style-name="ce5" table:formula="of:=[.AE14]-[.$B$3]" office:value-type="float" office:value="122" calcext:value-type="float">
            <text:p>122 </text:p>
          </table:table-cell>
          <table:table-cell table:style-name="ce5" table:formula="of:=[.AM14]-[.$B$2]" office:value-type="float" office:value="76" calcext:value-type="float">
            <text:p>76 </text:p>
          </table:table-cell>
          <table:table-cell table:style-name="ce5" table:formula="of:=[.AN14]-[.$B$3]" office:value-type="float" office:value="104" calcext:value-type="float">
            <text:p>104 </text:p>
          </table:table-cell>
          <table:table-cell table:style-name="ce8" table:formula="of:=[.AV14]-[.$B$2]" office:value-type="float" office:value="54" calcext:value-type="float">
            <text:p>54 </text:p>
          </table:table-cell>
          <table:table-cell table:style-name="ce8" table:formula="of:=[.AW14]-[.$B$3]" office:value-type="float" office:value="89" calcext:value-type="float">
            <text:p>89 </text:p>
          </table:table-cell>
          <table:table-cell table:style-name="ce5" table:formula="of:=[.BE14]-[.$B$2]" office:value-type="float" office:value="37" calcext:value-type="float">
            <text:p>37 </text:p>
          </table:table-cell>
          <table:table-cell table:style-name="ce5" table:formula="of:=[.BF14]-[.$B$3]" office:value-type="float" office:value="85" calcext:value-type="float">
            <text:p>85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8" calcext:value-type="float">
            <text:p>1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4];[.P14])" office:value-type="float" office:value="2.07789483118723" calcext:value-type="float">
            <text:p>2.1 </text:p>
          </table:table-cell>
          <table:table-cell table:style-name="ce1" table:formula="of:=SQRT([.O14]^2+[.P14]^2)" office:value-type="float" office:value="20.591260281974" calcext:value-type="float">
            <text:p>20.6 </text:p>
          </table:table-cell>
          <table:table-cell table:style-name="ce1" table:formula="of:=ACOS([.S14]/(2*[.Q14]))" office:value-type="float" office:value="0.539493116114726" calcext:value-type="float">
            <text:p>0.5 </text:p>
          </table:table-cell>
          <table:table-cell table:style-name="ce1" table:formula="of:=ROUND(DEGREES([.R14]+[.T14]);0)" office:value-type="float" office:value="150" calcext:value-type="float">
            <text:p>150.0 </text:p>
          </table:table-cell>
          <table:table-cell table:style-name="ce1" table:formula="of:=ROUND(DEGREES([.R14]-[.T14]);0)" office:value-type="float" office:value="88" calcext:value-type="float">
            <text:p>88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8" calcext:value-type="float">
            <text:p>1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4];[.Y14])" office:value-type="float" office:value="1.84174317713332" calcext:value-type="float">
            <text:p>1.8 </text:p>
          </table:table-cell>
          <table:table-cell table:style-name="ce1" table:formula="of:=SQRT([.X14]^2+[.Y14]^2)" office:value-type="float" office:value="18.6815416922694" calcext:value-type="float">
            <text:p>18.7 </text:p>
          </table:table-cell>
          <table:table-cell table:style-name="ce1" table:formula="of:=ACOS([.AB14]/(2*[.Z14]))" office:value-type="float" office:value="0.678687132193758" calcext:value-type="float">
            <text:p>0.7 </text:p>
          </table:table-cell>
          <table:table-cell table:style-name="ce1" table:formula="of:=ROUND(DEGREES([.AA14]+[.AC14]);0)" office:value-type="float" office:value="144" calcext:value-type="float">
            <text:p>144.0 </text:p>
          </table:table-cell>
          <table:table-cell table:style-name="ce1" table:formula="of:=ROUND(DEGREES([.AA14]-[.AC14]);0)" office:value-type="float" office:value="67" calcext:value-type="float">
            <text:p>67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8" calcext:value-type="float">
            <text:p>1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4];[.AH14])" office:value-type="float" office:value="1.5707963267949" calcext:value-type="float">
            <text:p>1.6 </text:p>
          </table:table-cell>
          <table:table-cell table:style-name="ce1" table:formula="of:=SQRT([.AG14]^2+[.AH14]^2)" office:value-type="float" office:value="18" calcext:value-type="float">
            <text:p>18.0 </text:p>
          </table:table-cell>
          <table:table-cell table:style-name="ce1" table:formula="of:=ACOS([.AK14]/(2*[.AI14]))" office:value-type="float" office:value="0.722734247813416" calcext:value-type="float">
            <text:p>0.7 </text:p>
          </table:table-cell>
          <table:table-cell table:style-name="ce1" table:formula="of:=ROUND(DEGREES([.AJ14]+[.AL14]);0)" office:value-type="float" office:value="131" calcext:value-type="float">
            <text:p>131.0 </text:p>
          </table:table-cell>
          <table:table-cell table:style-name="ce1" table:formula="of:=ROUND(DEGREES([.AJ14]-[.AL14]);0)" office:value-type="float" office:value="49" calcext:value-type="float">
            <text:p>49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8" calcext:value-type="float">
            <text:p>1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4];[.AQ14])" office:value-type="float" office:value="1.24904577239825" calcext:value-type="float">
            <text:p>1.2 </text:p>
          </table:table-cell>
          <table:table-cell table:style-name="ce1" table:formula="of:=SQRT([.AP14]^2+[.AQ14]^2)" office:value-type="float" office:value="18.9736659610103" calcext:value-type="float">
            <text:p>19.0 </text:p>
          </table:table-cell>
          <table:table-cell table:style-name="ce1" table:formula="of:=ACOS([.AT14]/(2*[.AR14]))" office:value-type="float" office:value="0.659058035826409" calcext:value-type="float">
            <text:p>0.7 </text:p>
          </table:table-cell>
          <table:table-cell table:style-name="ce1" table:formula="of:=ROUND(DEGREES([.AS14]+[.AU14]);0)" office:value-type="float" office:value="109" calcext:value-type="float">
            <text:p>109.0 </text:p>
          </table:table-cell>
          <table:table-cell table:style-name="ce1" table:formula="of:=ROUND(DEGREES([.AS14]-[.AU14]);0)" office:value-type="float" office:value="34" calcext:value-type="float">
            <text:p>34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18" calcext:value-type="float">
            <text:p>1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4];[.AZ14])" office:value-type="float" office:value="1.06369782240256" calcext:value-type="float">
            <text:p>1.1 </text:p>
          </table:table-cell>
          <table:table-cell table:style-name="ce1" table:formula="of:=SQRT([.AY14]^2+[.AZ14]^2)" office:value-type="float" office:value="20.591260281974" calcext:value-type="float">
            <text:p>20.6 </text:p>
          </table:table-cell>
          <table:table-cell table:style-name="ce1" table:formula="of:=ACOS([.BC14]/(2*[.BA14]))" office:value-type="float" office:value="0.539493116114726" calcext:value-type="float">
            <text:p>0.5 </text:p>
          </table:table-cell>
          <table:table-cell table:style-name="ce1" table:formula="of:=ROUND(DEGREES([.BB14]+[.BD14]);0)" office:value-type="float" office:value="92" calcext:value-type="float">
            <text:p>92.0 </text:p>
          </table:table-cell>
          <table:table-cell table:style-name="ce1" table:formula="of:=ROUND(DEGREES([.BB14]-[.BD14]);0)" office:value-type="float" office:value="30" calcext:value-type="float">
            <text:p>30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7" calcext:value-type="float">
            <text:p>17</text:p>
          </table:table-cell>
          <table:table-cell table:style-name="ce5" table:formula="of:=[.U15]-[.$B$2]" office:value-type="float" office:value="100" calcext:value-type="float">
            <text:p>100 </text:p>
          </table:table-cell>
          <table:table-cell table:style-name="ce5" table:formula="of:=[.V15]-[.$B$3]" office:value-type="float" office:value="141" calcext:value-type="float">
            <text:p>141 </text:p>
          </table:table-cell>
          <table:table-cell table:style-name="ce5" table:formula="of:=[.AD15]-[.$B$2]" office:value-type="float" office:value="94" calcext:value-type="float">
            <text:p>94 </text:p>
          </table:table-cell>
          <table:table-cell table:style-name="ce5" table:formula="of:=[.AE15]-[.$B$3]" office:value-type="float" office:value="119" calcext:value-type="float">
            <text:p>119 </text:p>
          </table:table-cell>
          <table:table-cell table:style-name="ce5" table:formula="of:=[.AM15]-[.$B$2]" office:value-type="float" office:value="80" calcext:value-type="float">
            <text:p>80 </text:p>
          </table:table-cell>
          <table:table-cell table:style-name="ce5" table:formula="of:=[.AN15]-[.$B$3]" office:value-type="float" office:value="100" calcext:value-type="float">
            <text:p>100 </text:p>
          </table:table-cell>
          <table:table-cell table:style-name="ce5" table:formula="of:=[.AV15]-[.$B$2]" office:value-type="float" office:value="57" calcext:value-type="float">
            <text:p>57 </text:p>
          </table:table-cell>
          <table:table-cell table:style-name="ce5" table:formula="of:=[.AW15]-[.$B$3]" office:value-type="float" office:value="84" calcext:value-type="float">
            <text:p>84 </text:p>
          </table:table-cell>
          <table:table-cell table:style-name="ce5" table:formula="of:=[.BE15]-[.$B$2]" office:value-type="float" office:value="39" calcext:value-type="float">
            <text:p>39 </text:p>
          </table:table-cell>
          <table:table-cell table:style-name="ce5" table:formula="of:=[.BF15]-[.$B$3]" office:value-type="float" office:value="80" calcext:value-type="float">
            <text:p>80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7" calcext:value-type="float">
            <text:p>1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5];[.P15])" office:value-type="float" office:value="2.1025203940537" calcext:value-type="float">
            <text:p>2.1 </text:p>
          </table:table-cell>
          <table:table-cell table:style-name="ce1" table:formula="of:=SQRT([.O15]^2+[.P15]^2)" office:value-type="float" office:value="19.723082923316" calcext:value-type="float">
            <text:p>19.7 </text:p>
          </table:table-cell>
          <table:table-cell table:style-name="ce1" table:formula="of:=ACOS([.S15]/(2*[.Q15]))" office:value-type="float" office:value="0.60624189316894" calcext:value-type="float">
            <text:p>0.6 </text:p>
          </table:table-cell>
          <table:table-cell table:style-name="ce1" table:formula="of:=ROUND(DEGREES([.R15]+[.T15]);0)" office:value-type="float" office:value="155" calcext:value-type="float">
            <text:p>155.0 </text:p>
          </table:table-cell>
          <table:table-cell table:style-name="ce1" table:formula="of:=ROUND(DEGREES([.R15]-[.T15]);0)" office:value-type="float" office:value="86" calcext:value-type="float">
            <text:p>86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7" calcext:value-type="float">
            <text:p>1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5];[.Y15])" office:value-type="float" office:value="1.85684776851222" calcext:value-type="float">
            <text:p>1.9 </text:p>
          </table:table-cell>
          <table:table-cell table:style-name="ce1" table:formula="of:=SQRT([.X15]^2+[.Y15]^2)" office:value-type="float" office:value="17.7200451466694" calcext:value-type="float">
            <text:p>17.7 </text:p>
          </table:table-cell>
          <table:table-cell table:style-name="ce1" table:formula="of:=ACOS([.AB15]/(2*[.Z15]))" office:value-type="float" office:value="0.740197734301571" calcext:value-type="float">
            <text:p>0.7 </text:p>
          </table:table-cell>
          <table:table-cell table:style-name="ce1" table:formula="of:=ROUND(DEGREES([.AA15]+[.AC15]);0)" office:value-type="float" office:value="149" calcext:value-type="float">
            <text:p>149.0 </text:p>
          </table:table-cell>
          <table:table-cell table:style-name="ce1" table:formula="of:=ROUND(DEGREES([.AA15]-[.AC15]);0)" office:value-type="float" office:value="64" calcext:value-type="float">
            <text:p>64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7" calcext:value-type="float">
            <text:p>1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5];[.AH15])" office:value-type="float" office:value="1.5707963267949" calcext:value-type="float">
            <text:p>1.6 </text:p>
          </table:table-cell>
          <table:table-cell table:style-name="ce1" table:formula="of:=SQRT([.AG15]^2+[.AH15]^2)" office:value-type="float" office:value="17" calcext:value-type="float">
            <text:p>17.0 </text:p>
          </table:table-cell>
          <table:table-cell table:style-name="ce1" table:formula="of:=ACOS([.AK15]/(2*[.AI15]))" office:value-type="float" office:value="0.783662048797798" calcext:value-type="float">
            <text:p>0.8 </text:p>
          </table:table-cell>
          <table:table-cell table:style-name="ce1" table:formula="of:=ROUND(DEGREES([.AJ15]+[.AL15]);0)" office:value-type="float" office:value="135" calcext:value-type="float">
            <text:p>135.0 </text:p>
          </table:table-cell>
          <table:table-cell table:style-name="ce1" table:formula="of:=ROUND(DEGREES([.AJ15]-[.AL15]);0)" office:value-type="float" office:value="45" calcext:value-type="float">
            <text:p>45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7" calcext:value-type="float">
            <text:p>1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5];[.AQ15])" office:value-type="float" office:value="1.23150371234085" calcext:value-type="float">
            <text:p>1.2 </text:p>
          </table:table-cell>
          <table:table-cell table:style-name="ce1" table:formula="of:=SQRT([.AP15]^2+[.AQ15]^2)" office:value-type="float" office:value="18.0277563773199" calcext:value-type="float">
            <text:p>18.0 </text:p>
          </table:table-cell>
          <table:table-cell table:style-name="ce1" table:formula="of:=ACOS([.AT15]/(2*[.AR15]))" office:value-type="float" office:value="0.720984022778355" calcext:value-type="float">
            <text:p>0.7 </text:p>
          </table:table-cell>
          <table:table-cell table:style-name="ce1" table:formula="of:=ROUND(DEGREES([.AS15]+[.AU15]);0)" office:value-type="float" office:value="112" calcext:value-type="float">
            <text:p>112.0 </text:p>
          </table:table-cell>
          <table:table-cell table:style-name="ce1" table:formula="of:=ROUND(DEGREES([.AS15]-[.AU15]);0)" office:value-type="float" office:value="29" calcext:value-type="float">
            <text:p>29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17" calcext:value-type="float">
            <text:p>1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5];[.AZ15])" office:value-type="float" office:value="1.03907225953609" calcext:value-type="float">
            <text:p>1.0 </text:p>
          </table:table-cell>
          <table:table-cell table:style-name="ce1" table:formula="of:=SQRT([.AY15]^2+[.AZ15]^2)" office:value-type="float" office:value="19.723082923316" calcext:value-type="float">
            <text:p>19.7 </text:p>
          </table:table-cell>
          <table:table-cell table:style-name="ce1" table:formula="of:=ACOS([.BC15]/(2*[.BA15]))" office:value-type="float" office:value="0.60624189316894" calcext:value-type="float">
            <text:p>0.6 </text:p>
          </table:table-cell>
          <table:table-cell table:style-name="ce1" table:formula="of:=ROUND(DEGREES([.BB15]+[.BD15]);0)" office:value-type="float" office:value="94" calcext:value-type="float">
            <text:p>94.0 </text:p>
          </table:table-cell>
          <table:table-cell table:style-name="ce1" table:formula="of:=ROUND(DEGREES([.BB15]-[.BD15]);0)" office:value-type="float" office:value="25" calcext:value-type="float">
            <text:p>25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6" calcext:value-type="float">
            <text:p>16</text:p>
          </table:table-cell>
          <table:table-cell table:style-name="ce5" table:formula="of:=[.U16]-[.$B$2]" office:value-type="float" office:value="105" calcext:value-type="float">
            <text:p>105 </text:p>
          </table:table-cell>
          <table:table-cell table:style-name="ce5" table:formula="of:=[.V16]-[.$B$3]" office:value-type="float" office:value="139" calcext:value-type="float">
            <text:p>139 </text:p>
          </table:table-cell>
          <table:table-cell table:style-name="ce5" table:formula="of:=[.AD16]-[.$B$2]" office:value-type="float" office:value="98" calcext:value-type="float">
            <text:p>98 </text:p>
          </table:table-cell>
          <table:table-cell table:style-name="ce5" table:formula="of:=[.AE16]-[.$B$3]" office:value-type="float" office:value="117" calcext:value-type="float">
            <text:p>117 </text:p>
          </table:table-cell>
          <table:table-cell table:style-name="ce7" table:formula="of:=[.AM16]-[.$B$2]" office:value-type="float" office:value="83" calcext:value-type="float">
            <text:p>83 </text:p>
          </table:table-cell>
          <table:table-cell table:style-name="ce7" table:formula="of:=[.AN16]-[.$B$3]" office:value-type="float" office:value="97" calcext:value-type="float">
            <text:p>97 </text:p>
          </table:table-cell>
          <table:table-cell table:style-name="ce5" table:formula="of:=[.AV16]-[.$B$2]" office:value-type="float" office:value="59" calcext:value-type="float">
            <text:p>59 </text:p>
          </table:table-cell>
          <table:table-cell table:style-name="ce5" table:formula="of:=[.AW16]-[.$B$3]" office:value-type="float" office:value="80" calcext:value-type="float">
            <text:p>80 </text:p>
          </table:table-cell>
          <table:table-cell table:style-name="ce5" table:formula="of:=[.BE16]-[.$B$2]" office:value-type="float" office:value="41" calcext:value-type="float">
            <text:p>41 </text:p>
          </table:table-cell>
          <table:table-cell table:style-name="ce5" table:formula="of:=[.BF16]-[.$B$3]" office:value-type="float" office:value="75" calcext:value-type="float">
            <text:p>75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6" calcext:value-type="float">
            <text:p>1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6];[.P16])" office:value-type="float" office:value="2.12939564213846" calcext:value-type="float">
            <text:p>2.1 </text:p>
          </table:table-cell>
          <table:table-cell table:style-name="ce1" table:formula="of:=SQRT([.O16]^2+[.P16]^2)" office:value-type="float" office:value="18.8679622641132" calcext:value-type="float">
            <text:p>18.9 </text:p>
          </table:table-cell>
          <table:table-cell table:style-name="ce1" table:formula="of:=ACOS([.S16]/(2*[.Q16]))" office:value-type="float" office:value="0.666217238285562" calcext:value-type="float">
            <text:p>0.7 </text:p>
          </table:table-cell>
          <table:table-cell table:style-name="ce1" table:formula="of:=ROUND(DEGREES([.R16]+[.T16]);0)" office:value-type="float" office:value="160" calcext:value-type="float">
            <text:p>160.0 </text:p>
          </table:table-cell>
          <table:table-cell table:style-name="ce1" table:formula="of:=ROUND(DEGREES([.R16]-[.T16]);0)" office:value-type="float" office:value="84" calcext:value-type="float">
            <text:p>84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6" calcext:value-type="float">
            <text:p>1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6];[.Y16])" office:value-type="float" office:value="1.87368119516987" calcext:value-type="float">
            <text:p>1.9 </text:p>
          </table:table-cell>
          <table:table-cell table:style-name="ce1" table:formula="of:=SQRT([.X16]^2+[.Y16]^2)" office:value-type="float" office:value="16.7630546142402" calcext:value-type="float">
            <text:p>16.8 </text:p>
          </table:table-cell>
          <table:table-cell table:style-name="ce1" table:formula="of:=ACOS([.AB16]/(2*[.Z16]))" office:value-type="float" office:value="0.797552138055997" calcext:value-type="float">
            <text:p>0.8 </text:p>
          </table:table-cell>
          <table:table-cell table:style-name="ce1" table:formula="of:=ROUND(DEGREES([.AA16]+[.AC16]);0)" office:value-type="float" office:value="153" calcext:value-type="float">
            <text:p>153.0 </text:p>
          </table:table-cell>
          <table:table-cell table:style-name="ce1" table:formula="of:=ROUND(DEGREES([.AA16]-[.AC16]);0)" office:value-type="float" office:value="62" calcext:value-type="float">
            <text:p>62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6" calcext:value-type="float">
            <text:p>1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6];[.AH16])" office:value-type="float" office:value="1.5707963267949" calcext:value-type="float">
            <text:p>1.6 </text:p>
          </table:table-cell>
          <table:table-cell table:style-name="ce1" table:formula="of:=SQRT([.AG16]^2+[.AH16]^2)" office:value-type="float" office:value="16" calcext:value-type="float">
            <text:p>16.0 </text:p>
          </table:table-cell>
          <table:table-cell table:style-name="ce1" table:formula="of:=ACOS([.AK16]/(2*[.AI16]))" office:value-type="float" office:value="0.84106867056793" calcext:value-type="float">
            <text:p>0.8 </text:p>
          </table:table-cell>
          <table:table-cell table:style-name="ce1" table:formula="of:=ROUND(DEGREES([.AJ16]+[.AL16]);0)" office:value-type="float" office:value="138" calcext:value-type="float">
            <text:p>138.0 </text:p>
          </table:table-cell>
          <table:table-cell table:style-name="ce1" table:formula="of:=ROUND(DEGREES([.AJ16]-[.AL16]);0)" office:value-type="float" office:value="42" calcext:value-type="float">
            <text:p>42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6" calcext:value-type="float">
            <text:p>1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6];[.AQ16])" office:value-type="float" office:value="1.21202565652432" calcext:value-type="float">
            <text:p>1.2 </text:p>
          </table:table-cell>
          <table:table-cell table:style-name="ce1" table:formula="of:=SQRT([.AP16]^2+[.AQ16]^2)" office:value-type="float" office:value="17.0880074906351" calcext:value-type="float">
            <text:p>17.1 </text:p>
          </table:table-cell>
          <table:table-cell table:style-name="ce1" table:formula="of:=ACOS([.AT16]/(2*[.AR16]))" office:value-type="float" office:value="0.778453495668303" calcext:value-type="float">
            <text:p>0.8 </text:p>
          </table:table-cell>
          <table:table-cell table:style-name="ce1" table:formula="of:=ROUND(DEGREES([.AS16]+[.AU16]);0)" office:value-type="float" office:value="114" calcext:value-type="float">
            <text:p>114.0 </text:p>
          </table:table-cell>
          <table:table-cell table:style-name="ce1" table:formula="of:=ROUND(DEGREES([.AS16]-[.AU16]);0)" office:value-type="float" office:value="25" calcext:value-type="float">
            <text:p>25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16" calcext:value-type="float">
            <text:p>1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6];[.AZ16])" office:value-type="float" office:value="1.01219701145133" calcext:value-type="float">
            <text:p>1.0 </text:p>
          </table:table-cell>
          <table:table-cell table:style-name="ce1" table:formula="of:=SQRT([.AY16]^2+[.AZ16]^2)" office:value-type="float" office:value="18.8679622641132" calcext:value-type="float">
            <text:p>18.9 </text:p>
          </table:table-cell>
          <table:table-cell table:style-name="ce1" table:formula="of:=ACOS([.BC16]/(2*[.BA16]))" office:value-type="float" office:value="0.666217238285562" calcext:value-type="float">
            <text:p>0.7 </text:p>
          </table:table-cell>
          <table:table-cell table:style-name="ce1" table:formula="of:=ROUND(DEGREES([.BB16]+[.BD16]);0)" office:value-type="float" office:value="96" calcext:value-type="float">
            <text:p>96.0 </text:p>
          </table:table-cell>
          <table:table-cell table:style-name="ce1" table:formula="of:=ROUND(DEGREES([.BB16]-[.BD16]);0)" office:value-type="float" office:value="20" calcext:value-type="float">
            <text:p>20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5" calcext:value-type="float">
            <text:p>15</text:p>
          </table:table-cell>
          <table:table-cell table:style-name="ce5" table:formula="of:=[.U17]-[.$B$2]" office:value-type="float" office:value="110" calcext:value-type="float">
            <text:p>110 </text:p>
          </table:table-cell>
          <table:table-cell table:style-name="ce5" table:formula="of:=[.V17]-[.$B$3]" office:value-type="float" office:value="137" calcext:value-type="float">
            <text:p>137 </text:p>
          </table:table-cell>
          <table:table-cell table:style-name="ce5" table:formula="of:=[.AD17]-[.$B$2]" office:value-type="float" office:value="102" calcext:value-type="float">
            <text:p>102 </text:p>
          </table:table-cell>
          <table:table-cell table:style-name="ce5" table:formula="of:=[.AE17]-[.$B$3]" office:value-type="float" office:value="115" calcext:value-type="float">
            <text:p>115 </text:p>
          </table:table-cell>
          <table:table-cell table:style-name="ce7" table:formula="of:=[.AM17]-[.$B$2]" office:value-type="float" office:value="86" calcext:value-type="float">
            <text:p>86 </text:p>
          </table:table-cell>
          <table:table-cell table:style-name="ce7" table:formula="of:=[.AN17]-[.$B$3]" office:value-type="float" office:value="94" calcext:value-type="float">
            <text:p>94 </text:p>
          </table:table-cell>
          <table:table-cell table:style-name="ce5" table:formula="of:=[.AV17]-[.$B$2]" office:value-type="float" office:value="61" calcext:value-type="float">
            <text:p>61 </text:p>
          </table:table-cell>
          <table:table-cell table:style-name="ce5" table:formula="of:=[.AW17]-[.$B$3]" office:value-type="float" office:value="76" calcext:value-type="float">
            <text:p>76 </text:p>
          </table:table-cell>
          <table:table-cell table:style-name="ce5" table:formula="of:=[.BE17]-[.$B$2]" office:value-type="float" office:value="43" calcext:value-type="float">
            <text:p>43 </text:p>
          </table:table-cell>
          <table:table-cell table:style-name="ce5" table:formula="of:=[.BF17]-[.$B$3]" office:value-type="float" office:value="70" calcext:value-type="float">
            <text:p>70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5" calcext:value-type="float">
            <text:p>1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7];[.P17])" office:value-type="float" office:value="2.15879893034246" calcext:value-type="float">
            <text:p>2.2 </text:p>
          </table:table-cell>
          <table:table-cell table:style-name="ce1" table:formula="of:=SQRT([.O17]^2+[.P17]^2)" office:value-type="float" office:value="18.0277563773199" calcext:value-type="float">
            <text:p>18.0 </text:p>
          </table:table-cell>
          <table:table-cell table:style-name="ce1" table:formula="of:=ACOS([.S17]/(2*[.Q17]))" office:value-type="float" office:value="0.720984022778355" calcext:value-type="float">
            <text:p>0.7 </text:p>
          </table:table-cell>
          <table:table-cell table:style-name="ce1" table:formula="of:=ROUND(DEGREES([.R17]+[.T17]);0)" office:value-type="float" office:value="165" calcext:value-type="float">
            <text:p>165.0 </text:p>
          </table:table-cell>
          <table:table-cell table:style-name="ce1" table:formula="of:=ROUND(DEGREES([.R17]-[.T17]);0)" office:value-type="float" office:value="82" calcext:value-type="float">
            <text:p>82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5" calcext:value-type="float">
            <text:p>1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7];[.Y17])" office:value-type="float" office:value="1.89254688119154" calcext:value-type="float">
            <text:p>1.9 </text:p>
          </table:table-cell>
          <table:table-cell table:style-name="ce1" table:formula="of:=SQRT([.X17]^2+[.Y17]^2)" office:value-type="float" office:value="15.8113883008419" calcext:value-type="float">
            <text:p>15.8 </text:p>
          </table:table-cell>
          <table:table-cell table:style-name="ce1" table:formula="of:=ACOS([.AB17]/(2*[.Z17]))" office:value-type="float" office:value="0.851563323087631" calcext:value-type="float">
            <text:p>0.9 </text:p>
          </table:table-cell>
          <table:table-cell table:style-name="ce1" table:formula="of:=ROUND(DEGREES([.AA17]+[.AC17]);0)" office:value-type="float" office:value="157" calcext:value-type="float">
            <text:p>157.0 </text:p>
          </table:table-cell>
          <table:table-cell table:style-name="ce1" table:formula="of:=ROUND(DEGREES([.AA17]-[.AC17]);0)" office:value-type="float" office:value="60" calcext:value-type="float">
            <text:p>60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5" calcext:value-type="float">
            <text:p>1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7];[.AH17])" office:value-type="float" office:value="1.5707963267949" calcext:value-type="float">
            <text:p>1.6 </text:p>
          </table:table-cell>
          <table:table-cell table:style-name="ce1" table:formula="of:=SQRT([.AG17]^2+[.AH17]^2)" office:value-type="float" office:value="15" calcext:value-type="float">
            <text:p>15.0 </text:p>
          </table:table-cell>
          <table:table-cell table:style-name="ce1" table:formula="of:=ACOS([.AK17]/(2*[.AI17]))" office:value-type="float" office:value="0.895664793857865" calcext:value-type="float">
            <text:p>0.9 </text:p>
          </table:table-cell>
          <table:table-cell table:style-name="ce1" table:formula="of:=ROUND(DEGREES([.AJ17]+[.AL17]);0)" office:value-type="float" office:value="141" calcext:value-type="float">
            <text:p>141.0 </text:p>
          </table:table-cell>
          <table:table-cell table:style-name="ce1" table:formula="of:=ROUND(DEGREES([.AJ17]-[.AL17]);0)" office:value-type="float" office:value="39" calcext:value-type="float">
            <text:p>39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5" calcext:value-type="float">
            <text:p>1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7];[.AQ17])" office:value-type="float" office:value="1.19028994968253" calcext:value-type="float">
            <text:p>1.2 </text:p>
          </table:table-cell>
          <table:table-cell table:style-name="ce1" table:formula="of:=SQRT([.AP17]^2+[.AQ17]^2)" office:value-type="float" office:value="16.1554944214035" calcext:value-type="float">
            <text:p>16.2 </text:p>
          </table:table-cell>
          <table:table-cell table:style-name="ce1" table:formula="of:=ACOS([.AT17]/(2*[.AR17]))" office:value-type="float" office:value="0.832342100951207" calcext:value-type="float">
            <text:p>0.8 </text:p>
          </table:table-cell>
          <table:table-cell table:style-name="ce1" table:formula="of:=ROUND(DEGREES([.AS17]+[.AU17]);0)" office:value-type="float" office:value="116" calcext:value-type="float">
            <text:p>116.0 </text:p>
          </table:table-cell>
          <table:table-cell table:style-name="ce1" table:formula="of:=ROUND(DEGREES([.AS17]-[.AU17]);0)" office:value-type="float" office:value="21" calcext:value-type="float">
            <text:p>21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15" calcext:value-type="float">
            <text:p>1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7];[.AZ17])" office:value-type="float" office:value="0.982793723247329" calcext:value-type="float">
            <text:p>1.0 </text:p>
          </table:table-cell>
          <table:table-cell table:style-name="ce1" table:formula="of:=SQRT([.AY17]^2+[.AZ17]^2)" office:value-type="float" office:value="18.0277563773199" calcext:value-type="float">
            <text:p>18.0 </text:p>
          </table:table-cell>
          <table:table-cell table:style-name="ce1" table:formula="of:=ACOS([.BC17]/(2*[.BA17]))" office:value-type="float" office:value="0.720984022778355" calcext:value-type="float">
            <text:p>0.7 </text:p>
          </table:table-cell>
          <table:table-cell table:style-name="ce1" table:formula="of:=ROUND(DEGREES([.BB17]+[.BD17]);0)" office:value-type="float" office:value="98" calcext:value-type="float">
            <text:p>98.0 </text:p>
          </table:table-cell>
          <table:table-cell table:style-name="ce1" table:formula="of:=ROUND(DEGREES([.BB17]-[.BD17]);0)" office:value-type="float" office:value="15" calcext:value-type="float">
            <text:p>15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4" calcext:value-type="float">
            <text:p>14</text:p>
          </table:table-cell>
          <table:table-cell table:style-name="ce5" table:formula="of:=[.U18]-[.$B$2]" office:value-type="float" office:value="115" calcext:value-type="float">
            <text:p>115 </text:p>
          </table:table-cell>
          <table:table-cell table:style-name="ce5" table:formula="of:=[.V18]-[.$B$3]" office:value-type="float" office:value="136" calcext:value-type="float">
            <text:p>136 </text:p>
          </table:table-cell>
          <table:table-cell table:style-name="ce5" table:formula="of:=[.AD18]-[.$B$2]" office:value-type="float" office:value="106" calcext:value-type="float">
            <text:p>106 </text:p>
          </table:table-cell>
          <table:table-cell table:style-name="ce5" table:formula="of:=[.AE18]-[.$B$3]" office:value-type="float" office:value="113" calcext:value-type="float">
            <text:p>113 </text:p>
          </table:table-cell>
          <table:table-cell table:style-name="ce5" table:formula="of:=[.AM18]-[.$B$2]" office:value-type="float" office:value="89" calcext:value-type="float">
            <text:p>89 </text:p>
          </table:table-cell>
          <table:table-cell table:style-name="ce5" table:formula="of:=[.AN18]-[.$B$3]" office:value-type="float" office:value="91" calcext:value-type="float">
            <text:p>91 </text:p>
          </table:table-cell>
          <table:table-cell table:style-name="ce5" table:formula="of:=[.AV18]-[.$B$2]" office:value-type="float" office:value="62" calcext:value-type="float">
            <text:p>62 </text:p>
          </table:table-cell>
          <table:table-cell table:style-name="ce5" table:formula="of:=[.AW18]-[.$B$3]" office:value-type="float" office:value="71" calcext:value-type="float">
            <text:p>71 </text:p>
          </table:table-cell>
          <table:table-cell table:style-name="ce5" table:formula="of:=[.BE18]-[.$B$2]" office:value-type="float" office:value="44" calcext:value-type="float">
            <text:p>44 </text:p>
          </table:table-cell>
          <table:table-cell table:style-name="ce5" table:formula="of:=[.BF18]-[.$B$3]" office:value-type="float" office:value="65" calcext:value-type="float">
            <text:p>65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4" calcext:value-type="float">
            <text:p>1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8];[.P18])" office:value-type="float" office:value="2.19104581277772" calcext:value-type="float">
            <text:p>2.2 </text:p>
          </table:table-cell>
          <table:table-cell table:style-name="ce1" table:formula="of:=SQRT([.O18]^2+[.P18]^2)" office:value-type="float" office:value="17.2046505340853" calcext:value-type="float">
            <text:p>17.2 </text:p>
          </table:table-cell>
          <table:table-cell table:style-name="ce1" table:formula="of:=ACOS([.S18]/(2*[.Q18]))" office:value-type="float" office:value="0.771507487765551" calcext:value-type="float">
            <text:p>0.8 </text:p>
          </table:table-cell>
          <table:table-cell table:style-name="ce1" table:formula="of:=ROUND(DEGREES([.R18]+[.T18]);0)" office:value-type="float" office:value="170" calcext:value-type="float">
            <text:p>170.0 </text:p>
          </table:table-cell>
          <table:table-cell table:style-name="ce1" table:formula="of:=ROUND(DEGREES([.R18]-[.T18]);0)" office:value-type="float" office:value="81" calcext:value-type="float">
            <text:p>81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4" calcext:value-type="float">
            <text:p>1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8];[.Y18])" office:value-type="float" office:value="1.9138202672156" calcext:value-type="float">
            <text:p>1.9 </text:p>
          </table:table-cell>
          <table:table-cell table:style-name="ce1" table:formula="of:=SQRT([.X18]^2+[.Y18]^2)" office:value-type="float" office:value="14.8660687473185" calcext:value-type="float">
            <text:p>14.9 </text:p>
          </table:table-cell>
          <table:table-cell table:style-name="ce1" table:formula="of:=ACOS([.AB18]/(2*[.Z18]))" office:value-type="float" office:value="0.902793233583549" calcext:value-type="float">
            <text:p>0.9 </text:p>
          </table:table-cell>
          <table:table-cell table:style-name="ce1" table:formula="of:=ROUND(DEGREES([.AA18]+[.AC18]);0)" office:value-type="float" office:value="161" calcext:value-type="float">
            <text:p>161.0 </text:p>
          </table:table-cell>
          <table:table-cell table:style-name="ce1" table:formula="of:=ROUND(DEGREES([.AA18]-[.AC18]);0)" office:value-type="float" office:value="58" calcext:value-type="float">
            <text:p>58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4" calcext:value-type="float">
            <text:p>1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8];[.AH18])" office:value-type="float" office:value="1.5707963267949" calcext:value-type="float">
            <text:p>1.6 </text:p>
          </table:table-cell>
          <table:table-cell table:style-name="ce1" table:formula="of:=SQRT([.AG18]^2+[.AH18]^2)" office:value-type="float" office:value="14" calcext:value-type="float">
            <text:p>14.0 </text:p>
          </table:table-cell>
          <table:table-cell table:style-name="ce1" table:formula="of:=ACOS([.AK18]/(2*[.AI18]))" office:value-type="float" office:value="0.947969741382894" calcext:value-type="float">
            <text:p>0.9 </text:p>
          </table:table-cell>
          <table:table-cell table:style-name="ce1" table:formula="of:=ROUND(DEGREES([.AJ18]+[.AL18]);0)" office:value-type="float" office:value="144" calcext:value-type="float">
            <text:p>144.0 </text:p>
          </table:table-cell>
          <table:table-cell table:style-name="ce1" table:formula="of:=ROUND(DEGREES([.AJ18]-[.AL18]);0)" office:value-type="float" office:value="36" calcext:value-type="float">
            <text:p>36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4" calcext:value-type="float">
            <text:p>1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8];[.AQ18])" office:value-type="float" office:value="1.16590454050981" calcext:value-type="float">
            <text:p>1.2 </text:p>
          </table:table-cell>
          <table:table-cell table:style-name="ce1" table:formula="of:=SQRT([.AP18]^2+[.AQ18]^2)" office:value-type="float" office:value="15.2315462117278" calcext:value-type="float">
            <text:p>15.2 </text:p>
          </table:table-cell>
          <table:table-cell table:style-name="ce1" table:formula="of:=ACOS([.AT18]/(2*[.AR18]))" office:value-type="float" office:value="0.883243689830068" calcext:value-type="float">
            <text:p>0.9 </text:p>
          </table:table-cell>
          <table:table-cell table:style-name="ce1" table:formula="of:=ROUND(DEGREES([.AS18]+[.AU18]);0)" office:value-type="float" office:value="117" calcext:value-type="float">
            <text:p>117.0 </text:p>
          </table:table-cell>
          <table:table-cell table:style-name="ce1" table:formula="of:=ROUND(DEGREES([.AS18]-[.AU18]);0)" office:value-type="float" office:value="16" calcext:value-type="float">
            <text:p>16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14" calcext:value-type="float">
            <text:p>1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8];[.AZ18])" office:value-type="float" office:value="0.950546840812075" calcext:value-type="float">
            <text:p>1.0 </text:p>
          </table:table-cell>
          <table:table-cell table:style-name="ce1" table:formula="of:=SQRT([.AY18]^2+[.AZ18]^2)" office:value-type="float" office:value="17.2046505340853" calcext:value-type="float">
            <text:p>17.2 </text:p>
          </table:table-cell>
          <table:table-cell table:style-name="ce1" table:formula="of:=ACOS([.BC18]/(2*[.BA18]))" office:value-type="float" office:value="0.771507487765551" calcext:value-type="float">
            <text:p>0.8 </text:p>
          </table:table-cell>
          <table:table-cell table:style-name="ce1" table:formula="of:=ROUND(DEGREES([.BB18]+[.BD18]);0)" office:value-type="float" office:value="99" calcext:value-type="float">
            <text:p>99.0 </text:p>
          </table:table-cell>
          <table:table-cell table:style-name="ce1" table:formula="of:=ROUND(DEGREES([.BB18]-[.BD18]);0)" office:value-type="float" office:value="10" calcext:value-type="float">
            <text:p>10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3" calcext:value-type="float">
            <text:p>13</text:p>
          </table:table-cell>
          <table:table-cell table:style-name="ce5" table:formula="of:=[.U19]-[.$B$2]" office:value-type="float" office:value="119" calcext:value-type="float">
            <text:p>119 </text:p>
          </table:table-cell>
          <table:table-cell table:style-name="ce5" table:formula="of:=[.V19]-[.$B$3]" office:value-type="float" office:value="136" calcext:value-type="float">
            <text:p>136 </text:p>
          </table:table-cell>
          <table:table-cell table:style-name="ce5" table:formula="of:=[.AD19]-[.$B$2]" office:value-type="float" office:value="111" calcext:value-type="float">
            <text:p>111 </text:p>
          </table:table-cell>
          <table:table-cell table:style-name="ce5" table:formula="of:=[.AE19]-[.$B$3]" office:value-type="float" office:value="112" calcext:value-type="float">
            <text:p>112 </text:p>
          </table:table-cell>
          <table:table-cell table:style-name="ce5" table:formula="of:=[.AM19]-[.$B$2]" office:value-type="float" office:value="92" calcext:value-type="float">
            <text:p>92 </text:p>
          </table:table-cell>
          <table:table-cell table:style-name="ce5" table:formula="of:=[.AN19]-[.$B$3]" office:value-type="float" office:value="88" calcext:value-type="float">
            <text:p>88 </text:p>
          </table:table-cell>
          <table:table-cell table:style-name="ce5" table:formula="of:=[.AV19]-[.$B$2]" office:value-type="float" office:value="64" calcext:value-type="float">
            <text:p>64 </text:p>
          </table:table-cell>
          <table:table-cell table:style-name="ce5" table:formula="of:=[.AW19]-[.$B$3]" office:value-type="float" office:value="67" calcext:value-type="float">
            <text:p>67 </text:p>
          </table:table-cell>
          <table:table-cell table:style-name="ce5" table:formula="of:=[.BE19]-[.$B$2]" office:value-type="float" office:value="59" calcext:value-type="float">
            <text:p>59 </text:p>
          </table:table-cell>
          <table:table-cell table:style-name="ce5" table:formula="of:=[.BF19]-[.$B$3]" office:value-type="float" office:value="65" calcext:value-type="float">
            <text:p>65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3" calcext:value-type="float">
            <text:p>1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19];[.P19])" office:value-type="float" office:value="2.22649195303643" calcext:value-type="float">
            <text:p>2.2 </text:p>
          </table:table-cell>
          <table:table-cell table:style-name="ce1" table:formula="of:=SQRT([.O19]^2+[.P19]^2)" office:value-type="float" office:value="16.4012194668567" calcext:value-type="float">
            <text:p>16.4 </text:p>
          </table:table-cell>
          <table:table-cell table:style-name="ce1" table:formula="of:=ACOS([.S19]/(2*[.Q19]))" office:value-type="float" office:value="0.818408249256786" calcext:value-type="float">
            <text:p>0.8 </text:p>
          </table:table-cell>
          <table:table-cell table:style-name="ce1" table:formula="of:=ROUND(DEGREES([.R19]+[.T19]);0)" office:value-type="float" office:value="174" calcext:value-type="float">
            <text:p>174.0 </text:p>
          </table:table-cell>
          <table:table-cell table:style-name="ce1" table:formula="of:=ROUND(DEGREES([.R19]-[.T19]);0)" office:value-type="float" office:value="81" calcext:value-type="float">
            <text:p>81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3" calcext:value-type="float">
            <text:p>1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19];[.Y19])" office:value-type="float" office:value="1.93797016061312" calcext:value-type="float">
            <text:p>1.9 </text:p>
          </table:table-cell>
          <table:table-cell table:style-name="ce1" table:formula="of:=SQRT([.X19]^2+[.Y19]^2)" office:value-type="float" office:value="13.9283882771841" calcext:value-type="float">
            <text:p>13.9 </text:p>
          </table:table-cell>
          <table:table-cell table:style-name="ce1" table:formula="of:=ACOS([.AB19]/(2*[.Z19]))" office:value-type="float" office:value="0.951638520125237" calcext:value-type="float">
            <text:p>1.0 </text:p>
          </table:table-cell>
          <table:table-cell table:style-name="ce1" table:formula="of:=ROUND(DEGREES([.AA19]+[.AC19]);0)" office:value-type="float" office:value="166" calcext:value-type="float">
            <text:p>166.0 </text:p>
          </table:table-cell>
          <table:table-cell table:style-name="ce1" table:formula="of:=ROUND(DEGREES([.AA19]-[.AC19]);0)" office:value-type="float" office:value="57" calcext:value-type="float">
            <text:p>57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3" calcext:value-type="float">
            <text:p>1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19];[.AH19])" office:value-type="float" office:value="1.5707963267949" calcext:value-type="float">
            <text:p>1.6 </text:p>
          </table:table-cell>
          <table:table-cell table:style-name="ce1" table:formula="of:=SQRT([.AG19]^2+[.AH19]^2)" office:value-type="float" office:value="13" calcext:value-type="float">
            <text:p>13.0 </text:p>
          </table:table-cell>
          <table:table-cell table:style-name="ce1" table:formula="of:=ACOS([.AK19]/(2*[.AI19]))" office:value-type="float" office:value="0.998377754702076" calcext:value-type="float">
            <text:p>1.0 </text:p>
          </table:table-cell>
          <table:table-cell table:style-name="ce1" table:formula="of:=ROUND(DEGREES([.AJ19]+[.AL19]);0)" office:value-type="float" office:value="147" calcext:value-type="float">
            <text:p>147.0 </text:p>
          </table:table-cell>
          <table:table-cell table:style-name="ce1" table:formula="of:=ROUND(DEGREES([.AJ19]-[.AL19]);0)" office:value-type="float" office:value="33" calcext:value-type="float">
            <text:p>33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3" calcext:value-type="float">
            <text:p>1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19];[.AQ19])" office:value-type="float" office:value="1.13838855122436" calcext:value-type="float">
            <text:p>1.1 </text:p>
          </table:table-cell>
          <table:table-cell table:style-name="ce1" table:formula="of:=SQRT([.AP19]^2+[.AQ19]^2)" office:value-type="float" office:value="14.3178210632764" calcext:value-type="float">
            <text:p>14.3 </text:p>
          </table:table-cell>
          <table:table-cell table:style-name="ce1" table:formula="of:=ACOS([.AT19]/(2*[.AR19]))" office:value-type="float" office:value="0.931568536004863" calcext:value-type="float">
            <text:p>0.9 </text:p>
          </table:table-cell>
          <table:table-cell table:style-name="ce1" table:formula="of:=ROUND(DEGREES([.AS19]+[.AU19]);0)" office:value-type="float" office:value="119" calcext:value-type="float">
            <text:p>119.0 </text:p>
          </table:table-cell>
          <table:table-cell table:style-name="ce1" table:formula="of:=ROUND(DEGREES([.AS19]-[.AU19]);0)" office:value-type="float" office:value="12" calcext:value-type="float">
            <text:p>12.0 </text:p>
          </table:table-cell>
          <table:table-cell table:style-name="ce1"/>
          <table:table-cell table:style-name="ce1" office:value-type="float" office:value="7" calcext:value-type="float">
            <text:p>7.0 </text:p>
          </table:table-cell>
          <table:table-cell table:style-name="ce1" office:value-type="float" office:value="13" calcext:value-type="float">
            <text:p>1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19];[.AZ19])" office:value-type="float" office:value="1.07685495787532" calcext:value-type="float">
            <text:p>1.1 </text:p>
          </table:table-cell>
          <table:table-cell table:style-name="ce1" table:formula="of:=SQRT([.AY19]^2+[.AZ19]^2)" office:value-type="float" office:value="14.7648230602334" calcext:value-type="float">
            <text:p>14.8 </text:p>
          </table:table-cell>
          <table:table-cell table:style-name="ce1" table:formula="of:=ACOS([.BC19]/(2*[.BA19]))" office:value-type="float" office:value="0.908155478983661" calcext:value-type="float">
            <text:p>0.9 </text:p>
          </table:table-cell>
          <table:table-cell table:style-name="ce1" table:formula="of:=ROUND(DEGREES([.BB19]+[.BD19]);0)" office:value-type="float" office:value="114" calcext:value-type="float">
            <text:p>114.0 </text:p>
          </table:table-cell>
          <table:table-cell table:style-name="ce1" table:formula="of:=ROUND(DEGREES([.BB19]-[.BD19]);0)" office:value-type="float" office:value="10" calcext:value-type="float">
            <text:p>10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2" calcext:value-type="float">
            <text:p>12</text:p>
          </table:table-cell>
          <table:table-cell table:style-name="ce5" table:formula="of:=[.U20]-[.$B$2]" office:value-type="float" office:value="124" calcext:value-type="float">
            <text:p>124 </text:p>
          </table:table-cell>
          <table:table-cell table:style-name="ce5" table:formula="of:=[.V20]-[.$B$3]" office:value-type="float" office:value="135" calcext:value-type="float">
            <text:p>135 </text:p>
          </table:table-cell>
          <table:table-cell table:style-name="ce8" table:formula="of:=[.AD20]-[.$B$2]" office:value-type="float" office:value="115" calcext:value-type="float">
            <text:p>115 </text:p>
          </table:table-cell>
          <table:table-cell table:style-name="ce8" table:formula="of:=[.AE20]-[.$B$3]" office:value-type="float" office:value="110" calcext:value-type="float">
            <text:p>110 </text:p>
          </table:table-cell>
          <table:table-cell table:style-name="ce5" table:formula="of:=[.AM20]-[.$B$2]" office:value-type="float" office:value="95" calcext:value-type="float">
            <text:p>95 </text:p>
          </table:table-cell>
          <table:table-cell table:style-name="ce5" table:formula="of:=[.AN20]-[.$B$3]" office:value-type="float" office:value="85" calcext:value-type="float">
            <text:p>85 </text:p>
          </table:table-cell>
          <table:table-cell table:style-name="ce8" table:formula="of:=[.AV20]-[.$B$2]" office:value-type="float" office:value="64" calcext:value-type="float">
            <text:p>64 </text:p>
          </table:table-cell>
          <table:table-cell table:style-name="ce8" table:formula="of:=[.AW20]-[.$B$3]" office:value-type="float" office:value="62" calcext:value-type="float">
            <text:p>62 </text:p>
          </table:table-cell>
          <table:table-cell table:style-name="ce5" table:formula="of:=[.BE20]-[.$B$2]" office:value-type="float" office:value="59" calcext:value-type="float">
            <text:p>59 </text:p>
          </table:table-cell>
          <table:table-cell table:style-name="ce5" table:formula="of:=[.BF20]-[.$B$3]" office:value-type="float" office:value="60" calcext:value-type="float">
            <text:p>60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2" calcext:value-type="float">
            <text:p>1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0];[.P20])" office:value-type="float" office:value="2.2655346029916" calcext:value-type="float">
            <text:p>2.3 </text:p>
          </table:table-cell>
          <table:table-cell table:style-name="ce1" table:formula="of:=SQRT([.O20]^2+[.P20]^2)" office:value-type="float" office:value="15.6204993518133" calcext:value-type="float">
            <text:p>15.6 </text:p>
          </table:table-cell>
          <table:table-cell table:style-name="ce1" table:formula="of:=ACOS([.S20]/(2*[.Q20]))" office:value-type="float" office:value="0.862087383766895" calcext:value-type="float">
            <text:p>0.9 </text:p>
          </table:table-cell>
          <table:table-cell table:style-name="ce1" table:formula="of:=ROUND(DEGREES([.R20]+[.T20]);0)" office:value-type="float" office:value="179" calcext:value-type="float">
            <text:p>179.0 </text:p>
          </table:table-cell>
          <table:table-cell table:style-name="ce1" table:formula="of:=ROUND(DEGREES([.R20]-[.T20]);0)" office:value-type="float" office:value="80" calcext:value-type="float">
            <text:p>80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2" calcext:value-type="float">
            <text:p>1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0];[.Y20])" office:value-type="float" office:value="1.96558744649466" calcext:value-type="float">
            <text:p>2.0 </text:p>
          </table:table-cell>
          <table:table-cell table:style-name="ce1" table:formula="of:=SQRT([.X20]^2+[.Y20]^2)" office:value-type="float" office:value="13" calcext:value-type="float">
            <text:p>13.0 </text:p>
          </table:table-cell>
          <table:table-cell table:style-name="ce1" table:formula="of:=ACOS([.AB20]/(2*[.Z20]))" office:value-type="float" office:value="0.998377754702076" calcext:value-type="float">
            <text:p>1.0 </text:p>
          </table:table-cell>
          <table:table-cell table:style-name="ce1" table:formula="of:=ROUND(DEGREES([.AA20]+[.AC20]);0)" office:value-type="float" office:value="170" calcext:value-type="float">
            <text:p>170.0 </text:p>
          </table:table-cell>
          <table:table-cell table:style-name="ce1" table:formula="of:=ROUND(DEGREES([.AA20]-[.AC20]);0)" office:value-type="float" office:value="55" calcext:value-type="float">
            <text:p>55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2" calcext:value-type="float">
            <text:p>1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0];[.AH20])" office:value-type="float" office:value="1.5707963267949" calcext:value-type="float">
            <text:p>1.6 </text:p>
          </table:table-cell>
          <table:table-cell table:style-name="ce1" table:formula="of:=SQRT([.AG20]^2+[.AH20]^2)" office:value-type="float" office:value="12" calcext:value-type="float">
            <text:p>12.0 </text:p>
          </table:table-cell>
          <table:table-cell table:style-name="ce1" table:formula="of:=ACOS([.AK20]/(2*[.AI20]))" office:value-type="float" office:value="1.0471975511966" calcext:value-type="float">
            <text:p>1.0 </text:p>
          </table:table-cell>
          <table:table-cell table:style-name="ce1" table:formula="of:=ROUND(DEGREES([.AJ20]+[.AL20]);0)" office:value-type="float" office:value="150" calcext:value-type="float">
            <text:p>150.0 </text:p>
          </table:table-cell>
          <table:table-cell table:style-name="ce1" table:formula="of:=ROUND(DEGREES([.AJ20]-[.AL20]);0)" office:value-type="float" office:value="30" calcext:value-type="float">
            <text:p>30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2" calcext:value-type="float">
            <text:p>1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0];[.AQ20])" office:value-type="float" office:value="1.10714871779409" calcext:value-type="float">
            <text:p>1.1 </text:p>
          </table:table-cell>
          <table:table-cell table:style-name="ce1" table:formula="of:=SQRT([.AP20]^2+[.AQ20]^2)" office:value-type="float" office:value="13.4164078649987" calcext:value-type="float">
            <text:p>13.4 </text:p>
          </table:table-cell>
          <table:table-cell table:style-name="ce1" table:formula="of:=ACOS([.AT20]/(2*[.AR20]))" office:value-type="float" office:value="0.977596550645268" calcext:value-type="float">
            <text:p>1.0 </text:p>
          </table:table-cell>
          <table:table-cell table:style-name="ce1" table:formula="of:=ROUND(DEGREES([.AS20]+[.AU20]);0)" office:value-type="float" office:value="119" calcext:value-type="float">
            <text:p>119.0 </text:p>
          </table:table-cell>
          <table:table-cell table:style-name="ce1" table:formula="of:=ROUND(DEGREES([.AS20]-[.AU20]);0)" office:value-type="float" office:value="7" calcext:value-type="float">
            <text:p>7.0 </text:p>
          </table:table-cell>
          <table:table-cell table:style-name="ce1"/>
          <table:table-cell table:style-name="ce1" office:value-type="float" office:value="7" calcext:value-type="float">
            <text:p>7.0 </text:p>
          </table:table-cell>
          <table:table-cell table:style-name="ce1" office:value-type="float" office:value="12" calcext:value-type="float">
            <text:p>1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0];[.AZ20])" office:value-type="float" office:value="1.04272187836854" calcext:value-type="float">
            <text:p>1.0 </text:p>
          </table:table-cell>
          <table:table-cell table:style-name="ce1" table:formula="of:=SQRT([.AY20]^2+[.AZ20]^2)" office:value-type="float" office:value="13.8924439894498" calcext:value-type="float">
            <text:p>13.9 </text:p>
          </table:table-cell>
          <table:table-cell table:style-name="ce1" table:formula="of:=ACOS([.BC20]/(2*[.BA20]))" office:value-type="float" office:value="0.953476387349889" calcext:value-type="float">
            <text:p>1.0 </text:p>
          </table:table-cell>
          <table:table-cell table:style-name="ce1" table:formula="of:=ROUND(DEGREES([.BB20]+[.BD20]);0)" office:value-type="float" office:value="114" calcext:value-type="float">
            <text:p>114.0 </text:p>
          </table:table-cell>
          <table:table-cell table:style-name="ce1" table:formula="of:=ROUND(DEGREES([.BB20]-[.BD20]);0)" office:value-type="float" office:value="5" calcext:value-type="float">
            <text:p>5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1" calcext:value-type="float">
            <text:p>11</text:p>
          </table:table-cell>
          <table:table-cell table:style-name="ce5" table:formula="of:=[.U21]-[.$B$2]" office:value-type="float" office:value="129" calcext:value-type="float">
            <text:p>129 </text:p>
          </table:table-cell>
          <table:table-cell table:style-name="ce5" table:formula="of:=[.V21]-[.$B$3]" office:value-type="float" office:value="136" calcext:value-type="float">
            <text:p>136 </text:p>
          </table:table-cell>
          <table:table-cell table:style-name="ce8" table:formula="of:=[.AD21]-[.$B$2]" office:value-type="float" office:value="119" calcext:value-type="float">
            <text:p>119 </text:p>
          </table:table-cell>
          <table:table-cell table:style-name="ce8" table:formula="of:=[.AE21]-[.$B$3]" office:value-type="float" office:value="110" calcext:value-type="float">
            <text:p>110 </text:p>
          </table:table-cell>
          <table:table-cell table:style-name="ce7" table:formula="of:=[.AM21]-[.$B$2]" office:value-type="float" office:value="98" calcext:value-type="float">
            <text:p>98 </text:p>
          </table:table-cell>
          <table:table-cell table:style-name="ce7" table:formula="of:=[.AN21]-[.$B$3]" office:value-type="float" office:value="82" calcext:value-type="float">
            <text:p>82 </text:p>
          </table:table-cell>
          <table:table-cell table:style-name="ce7" table:formula="of:=[.AV21]-[.$B$2]" office:value-type="float" office:value="65" calcext:value-type="float">
            <text:p>65 </text:p>
          </table:table-cell>
          <table:table-cell table:style-name="ce7" table:formula="of:=[.AW21]-[.$B$3]" office:value-type="float" office:value="58" calcext:value-type="float">
            <text:p>58 </text:p>
          </table:table-cell>
          <table:table-cell table:style-name="ce5" table:formula="of:=[.BE21]-[.$B$2]" office:value-type="float" office:value="60" calcext:value-type="float">
            <text:p>60 </text:p>
          </table:table-cell>
          <table:table-cell table:style-name="ce5" table:formula="of:=[.BF21]-[.$B$3]" office:value-type="float" office:value="55" calcext:value-type="float">
            <text:p>55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1" calcext:value-type="float">
            <text:p>1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1];[.P21])" office:value-type="float" office:value="2.30861138691536" calcext:value-type="float">
            <text:p>2.3 </text:p>
          </table:table-cell>
          <table:table-cell table:style-name="ce1" table:formula="of:=SQRT([.O21]^2+[.P21]^2)" office:value-type="float" office:value="14.8660687473185" calcext:value-type="float">
            <text:p>14.9 </text:p>
          </table:table-cell>
          <table:table-cell table:style-name="ce1" table:formula="of:=ACOS([.S21]/(2*[.Q21]))" office:value-type="float" office:value="0.902793233583549" calcext:value-type="float">
            <text:p>0.9 </text:p>
          </table:table-cell>
          <table:table-cell table:style-name="ce1" table:formula="of:=ROUND(DEGREES([.R21]+[.T21]);0)" office:value-type="float" office:value="184" calcext:value-type="float">
            <text:p>184.0 </text:p>
          </table:table-cell>
          <table:table-cell table:style-name="ce1" table:formula="of:=ROUND(DEGREES([.R21]-[.T21]);0)" office:value-type="float" office:value="81" calcext:value-type="float">
            <text:p>81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1" calcext:value-type="float">
            <text:p>1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1];[.Y21])" office:value-type="float" office:value="1.99742381992177" calcext:value-type="float">
            <text:p>2.0 </text:p>
          </table:table-cell>
          <table:table-cell table:style-name="ce1" table:formula="of:=SQRT([.X21]^2+[.Y21]^2)" office:value-type="float" office:value="12.0830459735946" calcext:value-type="float">
            <text:p>12.1 </text:p>
          </table:table-cell>
          <table:table-cell table:style-name="ce1" table:formula="of:=ACOS([.AB21]/(2*[.Z21]))" office:value-type="float" office:value="1.04319737004664" calcext:value-type="float">
            <text:p>1.0 </text:p>
          </table:table-cell>
          <table:table-cell table:style-name="ce1" table:formula="of:=ROUND(DEGREES([.AA21]+[.AC21]);0)" office:value-type="float" office:value="174" calcext:value-type="float">
            <text:p>174.0 </text:p>
          </table:table-cell>
          <table:table-cell table:style-name="ce1" table:formula="of:=ROUND(DEGREES([.AA21]-[.AC21]);0)" office:value-type="float" office:value="55" calcext:value-type="float">
            <text:p>55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1" calcext:value-type="float">
            <text:p>1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1];[.AH21])" office:value-type="float" office:value="1.5707963267949" calcext:value-type="float">
            <text:p>1.6 </text:p>
          </table:table-cell>
          <table:table-cell table:style-name="ce1" table:formula="of:=SQRT([.AG21]^2+[.AH21]^2)" office:value-type="float" office:value="11" calcext:value-type="float">
            <text:p>11.0 </text:p>
          </table:table-cell>
          <table:table-cell table:style-name="ce1" table:formula="of:=ACOS([.AK21]/(2*[.AI21]))" office:value-type="float" office:value="1.0946772658831" calcext:value-type="float">
            <text:p>1.1 </text:p>
          </table:table-cell>
          <table:table-cell table:style-name="ce1" table:formula="of:=ROUND(DEGREES([.AJ21]+[.AL21]);0)" office:value-type="float" office:value="153" calcext:value-type="float">
            <text:p>153.0 </text:p>
          </table:table-cell>
          <table:table-cell table:style-name="ce1" table:formula="of:=ROUND(DEGREES([.AJ21]-[.AL21]);0)" office:value-type="float" office:value="27" calcext:value-type="float">
            <text:p>27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1" calcext:value-type="float">
            <text:p>1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1];[.AQ21])" office:value-type="float" office:value="1.07144960511477" calcext:value-type="float">
            <text:p>1.1 </text:p>
          </table:table-cell>
          <table:table-cell table:style-name="ce1" table:formula="of:=SQRT([.AP21]^2+[.AQ21]^2)" office:value-type="float" office:value="12.5299640861417" calcext:value-type="float">
            <text:p>12.5 </text:p>
          </table:table-cell>
          <table:table-cell table:style-name="ce1" table:formula="of:=ACOS([.AT21]/(2*[.AR21]))" office:value-type="float" office:value="1.02150628916422" calcext:value-type="float">
            <text:p>1.0 </text:p>
          </table:table-cell>
          <table:table-cell table:style-name="ce1" table:formula="of:=ROUND(DEGREES([.AS21]+[.AU21]);0)" office:value-type="float" office:value="120" calcext:value-type="float">
            <text:p>120.0 </text:p>
          </table:table-cell>
          <table:table-cell table:style-name="ce1" table:formula="of:=ROUND(DEGREES([.AS21]-[.AU21]);0)" office:value-type="float" office:value="3" calcext:value-type="float">
            <text:p>3.0 </text:p>
          </table:table-cell>
          <table:table-cell table:style-name="ce1"/>
          <table:table-cell table:style-name="ce1" office:value-type="float" office:value="7" calcext:value-type="float">
            <text:p>7.0 </text:p>
          </table:table-cell>
          <table:table-cell table:style-name="ce1" office:value-type="float" office:value="11" calcext:value-type="float">
            <text:p>1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1];[.AZ21])" office:value-type="float" office:value="1.00406710927139" calcext:value-type="float">
            <text:p>1.0 </text:p>
          </table:table-cell>
          <table:table-cell table:style-name="ce1" table:formula="of:=SQRT([.AY21]^2+[.AZ21]^2)" office:value-type="float" office:value="13.0384048104053" calcext:value-type="float">
            <text:p>13.0 </text:p>
          </table:table-cell>
          <table:table-cell table:style-name="ce1" table:formula="of:=ACOS([.BC21]/(2*[.BA21]))" office:value-type="float" office:value="0.996472928741785" calcext:value-type="float">
            <text:p>1.0 </text:p>
          </table:table-cell>
          <table:table-cell table:style-name="ce1" table:formula="of:=ROUND(DEGREES([.BB21]+[.BD21]);0)" office:value-type="float" office:value="115" calcext:value-type="float">
            <text:p>115.0 </text:p>
          </table:table-cell>
          <table:table-cell table:style-name="ce1" table:formula="of:=ROUND(DEGREES([.BB21]-[.BD21]);0)" office:value-type="float" office:value="0" calcext:value-type="float">
            <text:p>0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10" calcext:value-type="float">
            <text:p>10</text:p>
          </table:table-cell>
          <table:table-cell table:style-name="ce5" table:formula="of:=[.U22]-[.$B$2]" office:value-type="float" office:value="134" calcext:value-type="float">
            <text:p>134 </text:p>
          </table:table-cell>
          <table:table-cell table:style-name="ce5" table:formula="of:=[.V22]-[.$B$3]" office:value-type="float" office:value="136" calcext:value-type="float">
            <text:p>136 </text:p>
          </table:table-cell>
          <table:table-cell table:style-name="ce7" table:formula="of:=[.AD22]-[.$B$2]" office:value-type="float" office:value="124" calcext:value-type="float">
            <text:p>124 </text:p>
          </table:table-cell>
          <table:table-cell table:style-name="ce7" table:formula="of:=[.AE22]-[.$B$3]" office:value-type="float" office:value="109" calcext:value-type="float">
            <text:p>109 </text:p>
          </table:table-cell>
          <table:table-cell table:style-name="ce5" table:formula="of:=[.AM22]-[.$B$2]" office:value-type="float" office:value="100" calcext:value-type="float">
            <text:p>100 </text:p>
          </table:table-cell>
          <table:table-cell table:style-name="ce5" table:formula="of:=[.AN22]-[.$B$3]" office:value-type="float" office:value="80" calcext:value-type="float">
            <text:p>80 </text:p>
          </table:table-cell>
          <table:table-cell table:style-name="ce5" table:formula="of:=[.AV22]-[.$B$2]" office:value-type="float" office:value="65" calcext:value-type="float">
            <text:p>65 </text:p>
          </table:table-cell>
          <table:table-cell table:style-name="ce5" table:formula="of:=[.AW22]-[.$B$3]" office:value-type="float" office:value="53" calcext:value-type="float">
            <text:p>53 </text:p>
          </table:table-cell>
          <table:table-cell table:style-name="ce5" table:formula="of:=[.BE22]-[.$B$2]" office:value-type="float" office:value="59" calcext:value-type="float">
            <text:p>59 </text:p>
          </table:table-cell>
          <table:table-cell table:style-name="ce5" table:formula="of:=[.BF22]-[.$B$3]" office:value-type="float" office:value="51" calcext:value-type="float">
            <text:p>51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0" calcext:value-type="float">
            <text:p>1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2];[.P22])" office:value-type="float" office:value="2.35619449019234" calcext:value-type="float">
            <text:p>2.4 </text:p>
          </table:table-cell>
          <table:table-cell table:style-name="ce1" table:formula="of:=SQRT([.O22]^2+[.P22]^2)" office:value-type="float" office:value="14.142135623731" calcext:value-type="float">
            <text:p>14.1 </text:p>
          </table:table-cell>
          <table:table-cell table:style-name="ce1" table:formula="of:=ACOS([.S22]/(2*[.Q22]))" office:value-type="float" office:value="0.940659080730332" calcext:value-type="float">
            <text:p>0.9 </text:p>
          </table:table-cell>
          <table:table-cell table:style-name="ce1" table:formula="of:=ROUND(DEGREES([.R22]+[.T22]);0)" office:value-type="float" office:value="189" calcext:value-type="float">
            <text:p>189.0 </text:p>
          </table:table-cell>
          <table:table-cell table:style-name="ce1" table:formula="of:=ROUND(DEGREES([.R22]-[.T22]);0)" office:value-type="float" office:value="81" calcext:value-type="float">
            <text:p>81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0" calcext:value-type="float">
            <text:p>1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2];[.Y22])" office:value-type="float" office:value="2.0344439357957" calcext:value-type="float">
            <text:p>2.0 </text:p>
          </table:table-cell>
          <table:table-cell table:style-name="ce1" table:formula="of:=SQRT([.X22]^2+[.Y22]^2)" office:value-type="float" office:value="11.180339887499" calcext:value-type="float">
            <text:p>11.2 </text:p>
          </table:table-cell>
          <table:table-cell table:style-name="ce1" table:formula="of:=ACOS([.AB22]/(2*[.Z22]))" office:value-type="float" office:value="1.08620418887956" calcext:value-type="float">
            <text:p>1.1 </text:p>
          </table:table-cell>
          <table:table-cell table:style-name="ce1" table:formula="of:=ROUND(DEGREES([.AA22]+[.AC22]);0)" office:value-type="float" office:value="179" calcext:value-type="float">
            <text:p>179.0 </text:p>
          </table:table-cell>
          <table:table-cell table:style-name="ce1" table:formula="of:=ROUND(DEGREES([.AA22]-[.AC22]);0)" office:value-type="float" office:value="54" calcext:value-type="float">
            <text:p>54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0" calcext:value-type="float">
            <text:p>1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2];[.AH22])" office:value-type="float" office:value="1.5707963267949" calcext:value-type="float">
            <text:p>1.6 </text:p>
          </table:table-cell>
          <table:table-cell table:style-name="ce1" table:formula="of:=SQRT([.AG22]^2+[.AH22]^2)" office:value-type="float" office:value="10" calcext:value-type="float">
            <text:p>10.0 </text:p>
          </table:table-cell>
          <table:table-cell table:style-name="ce1" table:formula="of:=ACOS([.AK22]/(2*[.AI22]))" office:value-type="float" office:value="1.14102089549037" calcext:value-type="float">
            <text:p>1.1 </text:p>
          </table:table-cell>
          <table:table-cell table:style-name="ce1" table:formula="of:=ROUND(DEGREES([.AJ22]+[.AL22]);0)" office:value-type="float" office:value="155" calcext:value-type="float">
            <text:p>155.0 </text:p>
          </table:table-cell>
          <table:table-cell table:style-name="ce1" table:formula="of:=ROUND(DEGREES([.AJ22]-[.AL22]);0)" office:value-type="float" office:value="25" calcext:value-type="float">
            <text:p>25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0" calcext:value-type="float">
            <text:p>1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2];[.AQ22])" office:value-type="float" office:value="1.03037682652431" calcext:value-type="float">
            <text:p>1.0 </text:p>
          </table:table-cell>
          <table:table-cell table:style-name="ce1" table:formula="of:=SQRT([.AP22]^2+[.AQ22]^2)" office:value-type="float" office:value="11.6619037896906" calcext:value-type="float">
            <text:p>11.7 </text:p>
          </table:table-cell>
          <table:table-cell table:style-name="ce1" table:formula="of:=ACOS([.AT22]/(2*[.AR22]))" office:value-type="float" office:value="1.06338923965772" calcext:value-type="float">
            <text:p>1.1 </text:p>
          </table:table-cell>
          <table:table-cell table:style-name="ce1" table:formula="of:=ROUND(DEGREES([.AS22]+[.AU22]);0)" office:value-type="float" office:value="120" calcext:value-type="float">
            <text:p>120.0 </text:p>
          </table:table-cell>
          <table:table-cell table:style-name="ce1" table:formula="of:=ROUND(DEGREES([.AS22]-[.AU22]);0)" office:value-type="float" office:value="-2" calcext:value-type="float">
            <text:p>-2.0 </text:p>
          </table:table-cell>
          <table:table-cell table:style-name="ce1"/>
          <table:table-cell table:style-name="ce1" office:value-type="float" office:value="7" calcext:value-type="float">
            <text:p>7.0 </text:p>
          </table:table-cell>
          <table:table-cell table:style-name="ce1" office:value-type="float" office:value="10" calcext:value-type="float">
            <text:p>1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2];[.AZ22])" office:value-type="float" office:value="0.960070362405688" calcext:value-type="float">
            <text:p>1.0 </text:p>
          </table:table-cell>
          <table:table-cell table:style-name="ce1" table:formula="of:=SQRT([.AY22]^2+[.AZ22]^2)" office:value-type="float" office:value="12.2065556157337" calcext:value-type="float">
            <text:p>12.2 </text:p>
          </table:table-cell>
          <table:table-cell table:style-name="ce1" table:formula="of:=ACOS([.BC22]/(2*[.BA22]))" office:value-type="float" office:value="1.03723079885232" calcext:value-type="float">
            <text:p>1.0 </text:p>
          </table:table-cell>
          <table:table-cell table:style-name="ce1" table:formula="of:=ROUND(DEGREES([.BB22]+[.BD22]);0)" office:value-type="float" office:value="114" calcext:value-type="float">
            <text:p>114.0 </text:p>
          </table:table-cell>
          <table:table-cell table:style-name="ce1" table:formula="of:=ROUND(DEGREES([.BB22]-[.BD22]);0)" office:value-type="float" office:value="-4" calcext:value-type="float">
            <text:p>-4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9" calcext:value-type="float">
            <text:p>9</text:p>
          </table:table-cell>
          <table:table-cell table:style-name="ce5" table:formula="of:=[.U23]-[.$B$2]" office:value-type="float" office:value="139" calcext:value-type="float">
            <text:p>139 </text:p>
          </table:table-cell>
          <table:table-cell table:style-name="ce5" table:formula="of:=[.V23]-[.$B$3]" office:value-type="float" office:value="137" calcext:value-type="float">
            <text:p>137 </text:p>
          </table:table-cell>
          <table:table-cell table:style-name="ce5" table:formula="of:=[.AD23]-[.$B$2]" office:value-type="float" office:value="129" calcext:value-type="float">
            <text:p>129 </text:p>
          </table:table-cell>
          <table:table-cell table:style-name="ce5" table:formula="of:=[.AE23]-[.$B$3]" office:value-type="float" office:value="109" calcext:value-type="float">
            <text:p>109 </text:p>
          </table:table-cell>
          <table:table-cell table:style-name="ce5" table:formula="of:=[.AM23]-[.$B$2]" office:value-type="float" office:value="103" calcext:value-type="float">
            <text:p>103 </text:p>
          </table:table-cell>
          <table:table-cell table:style-name="ce5" table:formula="of:=[.AN23]-[.$B$3]" office:value-type="float" office:value="77" calcext:value-type="float">
            <text:p>77 </text:p>
          </table:table-cell>
          <table:table-cell table:style-name="ce5" table:formula="of:=[.AV23]-[.$B$2]" office:value-type="float" office:value="65" calcext:value-type="float">
            <text:p>65 </text:p>
          </table:table-cell>
          <table:table-cell table:style-name="ce5" table:formula="of:=[.AW23]-[.$B$3]" office:value-type="float" office:value="48" calcext:value-type="float">
            <text:p>48 </text:p>
          </table:table-cell>
          <table:table-cell table:style-name="ce5" table:formula="of:=[.BE23]-[.$B$2]" office:value-type="float" office:value="56" calcext:value-type="float">
            <text:p>56 </text:p>
          </table:table-cell>
          <table:table-cell table:style-name="ce5" table:formula="of:=[.BF23]-[.$B$3]" office:value-type="float" office:value="44" calcext:value-type="float">
            <text:p>44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9" calcext:value-type="float">
            <text:p>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3];[.P23])" office:value-type="float" office:value="2.40877755180329" calcext:value-type="float">
            <text:p>2.4 </text:p>
          </table:table-cell>
          <table:table-cell table:style-name="ce1" table:formula="of:=SQRT([.O23]^2+[.P23]^2)" office:value-type="float" office:value="13.4536240470737" calcext:value-type="float">
            <text:p>13.5 </text:p>
          </table:table-cell>
          <table:table-cell table:style-name="ce1" table:formula="of:=ACOS([.S23]/(2*[.Q23]))" office:value-type="float" office:value="0.975725185510635" calcext:value-type="float">
            <text:p>1.0 </text:p>
          </table:table-cell>
          <table:table-cell table:style-name="ce1" table:formula="of:=ROUND(DEGREES([.R23]+[.T23]);0)" office:value-type="float" office:value="194" calcext:value-type="float">
            <text:p>194.0 </text:p>
          </table:table-cell>
          <table:table-cell table:style-name="ce1" table:formula="of:=ROUND(DEGREES([.R23]-[.T23]);0)" office:value-type="float" office:value="82" calcext:value-type="float">
            <text:p>82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9" calcext:value-type="float">
            <text:p>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3];[.Y23])" office:value-type="float" office:value="2.07789483118723" calcext:value-type="float">
            <text:p>2.1 </text:p>
          </table:table-cell>
          <table:table-cell table:style-name="ce1" table:formula="of:=SQRT([.X23]^2+[.Y23]^2)" office:value-type="float" office:value="10.295630140987" calcext:value-type="float">
            <text:p>10.3 </text:p>
          </table:table-cell>
          <table:table-cell table:style-name="ce1" table:formula="of:=ACOS([.AB23]/(2*[.Z23]))" office:value-type="float" office:value="1.12742794807221" calcext:value-type="float">
            <text:p>1.1 </text:p>
          </table:table-cell>
          <table:table-cell table:style-name="ce1" table:formula="of:=ROUND(DEGREES([.AA23]+[.AC23]);0)" office:value-type="float" office:value="184" calcext:value-type="float">
            <text:p>184.0 </text:p>
          </table:table-cell>
          <table:table-cell table:style-name="ce1" table:formula="of:=ROUND(DEGREES([.AA23]-[.AC23]);0)" office:value-type="float" office:value="54" calcext:value-type="float">
            <text:p>54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9" calcext:value-type="float">
            <text:p>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3];[.AH23])" office:value-type="float" office:value="1.5707963267949" calcext:value-type="float">
            <text:p>1.6 </text:p>
          </table:table-cell>
          <table:table-cell table:style-name="ce1" table:formula="of:=SQRT([.AG23]^2+[.AH23]^2)" office:value-type="float" office:value="9" calcext:value-type="float">
            <text:p>9.0 </text:p>
          </table:table-cell>
          <table:table-cell table:style-name="ce1" table:formula="of:=ACOS([.AK23]/(2*[.AI23]))" office:value-type="float" office:value="1.18639955229926" calcext:value-type="float">
            <text:p>1.2 </text:p>
          </table:table-cell>
          <table:table-cell table:style-name="ce1" table:formula="of:=ROUND(DEGREES([.AJ23]+[.AL23]);0)" office:value-type="float" office:value="158" calcext:value-type="float">
            <text:p>158.0 </text:p>
          </table:table-cell>
          <table:table-cell table:style-name="ce1" table:formula="of:=ROUND(DEGREES([.AJ23]-[.AL23]);0)" office:value-type="float" office:value="22" calcext:value-type="float">
            <text:p>22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9" calcext:value-type="float">
            <text:p>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3];[.AQ23])" office:value-type="float" office:value="0.982793723247329" calcext:value-type="float">
            <text:p>1.0 </text:p>
          </table:table-cell>
          <table:table-cell table:style-name="ce1" table:formula="of:=SQRT([.AP23]^2+[.AQ23]^2)" office:value-type="float" office:value="10.816653826392" calcext:value-type="float">
            <text:p>10.8 </text:p>
          </table:table-cell>
          <table:table-cell table:style-name="ce1" table:formula="of:=ACOS([.AT23]/(2*[.AR23]))" office:value-type="float" office:value="1.1032538060981" calcext:value-type="float">
            <text:p>1.1 </text:p>
          </table:table-cell>
          <table:table-cell table:style-name="ce1" table:formula="of:=ROUND(DEGREES([.AS23]+[.AU23]);0)" office:value-type="float" office:value="120" calcext:value-type="float">
            <text:p>120.0 </text:p>
          </table:table-cell>
          <table:table-cell table:style-name="ce1" table:formula="of:=ROUND(DEGREES([.AS23]-[.AU23]);0)" office:value-type="float" office:value="-7" calcext:value-type="float">
            <text:p>-7.0 </text:p>
          </table:table-cell>
          <table:table-cell table:style-name="ce1"/>
          <table:table-cell table:style-name="ce1" office:value-type="float" office:value="7.5" calcext:value-type="float">
            <text:p>7.5 </text:p>
          </table:table-cell>
          <table:table-cell table:style-name="ce1" office:value-type="float" office:value="9" calcext:value-type="float">
            <text:p>9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3];[.AZ23])" office:value-type="float" office:value="0.876058050598193" calcext:value-type="float">
            <text:p>0.9 </text:p>
          </table:table-cell>
          <table:table-cell table:style-name="ce1" table:formula="of:=SQRT([.AY23]^2+[.AZ23]^2)" office:value-type="float" office:value="11.71537451386" calcext:value-type="float">
            <text:p>11.7 </text:p>
          </table:table-cell>
          <table:table-cell table:style-name="ce1" table:formula="of:=ACOS([.BC23]/(2*[.BA23]))" office:value-type="float" office:value="1.06083831125676" calcext:value-type="float">
            <text:p>1.1 </text:p>
          </table:table-cell>
          <table:table-cell table:style-name="ce1" table:formula="of:=ROUND(DEGREES([.BB23]+[.BD23]);0)" office:value-type="float" office:value="111" calcext:value-type="float">
            <text:p>111.0 </text:p>
          </table:table-cell>
          <table:table-cell table:style-name="ce1" table:formula="of:=ROUND(DEGREES([.BB23]-[.BD23]);0)" office:value-type="float" office:value="-11" calcext:value-type="float">
            <text:p>-11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8" calcext:value-type="float">
            <text:p>8</text:p>
          </table:table-cell>
          <table:table-cell table:style-name="ce5" table:formula="of:=[.U24]-[.$B$2]" office:value-type="float" office:value="144" calcext:value-type="float">
            <text:p>144 </text:p>
          </table:table-cell>
          <table:table-cell table:style-name="ce5" table:formula="of:=[.V24]-[.$B$3]" office:value-type="float" office:value="139" calcext:value-type="float">
            <text:p>139 </text:p>
          </table:table-cell>
          <table:table-cell table:style-name="ce5" table:formula="of:=[.AD24]-[.$B$2]" office:value-type="float" office:value="134" calcext:value-type="float">
            <text:p>134 </text:p>
          </table:table-cell>
          <table:table-cell table:style-name="ce5" table:formula="of:=[.AE24]-[.$B$3]" office:value-type="float" office:value="110" calcext:value-type="float">
            <text:p>110 </text:p>
          </table:table-cell>
          <table:table-cell table:style-name="ce5" table:formula="of:=[.AM24]-[.$B$2]" office:value-type="float" office:value="106" calcext:value-type="float">
            <text:p>106 </text:p>
          </table:table-cell>
          <table:table-cell table:style-name="ce5" table:formula="of:=[.AN24]-[.$B$3]" office:value-type="float" office:value="74" calcext:value-type="float">
            <text:p>74 </text:p>
          </table:table-cell>
          <table:table-cell table:style-name="ce5" table:formula="of:=[.AV24]-[.$B$2]" office:value-type="float" office:value="64" calcext:value-type="float">
            <text:p>64 </text:p>
          </table:table-cell>
          <table:table-cell table:style-name="ce5" table:formula="of:=[.AW24]-[.$B$3]" office:value-type="float" office:value="43" calcext:value-type="float">
            <text:p>43 </text:p>
          </table:table-cell>
          <table:table-cell table:style-name="ce10" table:formula="of:=[.BE24]-[.$B$2]" office:value-type="float" office:value="55" calcext:value-type="float">
            <text:p>55 </text:p>
          </table:table-cell>
          <table:table-cell table:style-name="ce10" table:formula="of:=[.BF24]-[.$B$3]" office:value-type="float" office:value="39" calcext:value-type="float">
            <text:p>39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8" calcext:value-type="float">
            <text:p>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4];[.P24])" office:value-type="float" office:value="2.46685171136624" calcext:value-type="float">
            <text:p>2.5 </text:p>
          </table:table-cell>
          <table:table-cell table:style-name="ce1" table:formula="of:=SQRT([.O24]^2+[.P24]^2)" office:value-type="float" office:value="12.8062484748657" calcext:value-type="float">
            <text:p>12.8 </text:p>
          </table:table-cell>
          <table:table-cell table:style-name="ce1" table:formula="of:=ACOS([.S24]/(2*[.Q24]))" office:value-type="float" office:value="1.00795227187362" calcext:value-type="float">
            <text:p>1.0 </text:p>
          </table:table-cell>
          <table:table-cell table:style-name="ce1" table:formula="of:=ROUND(DEGREES([.R24]+[.T24]);0)" office:value-type="float" office:value="199" calcext:value-type="float">
            <text:p>199.0 </text:p>
          </table:table-cell>
          <table:table-cell table:style-name="ce1" table:formula="of:=ROUND(DEGREES([.R24]-[.T24]);0)" office:value-type="float" office:value="84" calcext:value-type="float">
            <text:p>84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8" calcext:value-type="float">
            <text:p>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4];[.Y24])" office:value-type="float" office:value="2.12939564213846" calcext:value-type="float">
            <text:p>2.1 </text:p>
          </table:table-cell>
          <table:table-cell table:style-name="ce1" table:formula="of:=SQRT([.X24]^2+[.Y24]^2)" office:value-type="float" office:value="9.4339811320566" calcext:value-type="float">
            <text:p>9.4 </text:p>
          </table:table-cell>
          <table:table-cell table:style-name="ce1" table:formula="of:=ACOS([.AB24]/(2*[.Z24]))" office:value-type="float" office:value="1.16681472152713" calcext:value-type="float">
            <text:p>1.2 </text:p>
          </table:table-cell>
          <table:table-cell table:style-name="ce1" table:formula="of:=ROUND(DEGREES([.AA24]+[.AC24]);0)" office:value-type="float" office:value="189" calcext:value-type="float">
            <text:p>189.0 </text:p>
          </table:table-cell>
          <table:table-cell table:style-name="ce1" table:formula="of:=ROUND(DEGREES([.AA24]-[.AC24]);0)" office:value-type="float" office:value="55" calcext:value-type="float">
            <text:p>55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8" calcext:value-type="float">
            <text:p>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4];[.AH24])" office:value-type="float" office:value="1.5707963267949" calcext:value-type="float">
            <text:p>1.6 </text:p>
          </table:table-cell>
          <table:table-cell table:style-name="ce1" table:formula="of:=SQRT([.AG24]^2+[.AH24]^2)" office:value-type="float" office:value="8" calcext:value-type="float">
            <text:p>8.0 </text:p>
          </table:table-cell>
          <table:table-cell table:style-name="ce1" table:formula="of:=ACOS([.AK24]/(2*[.AI24]))" office:value-type="float" office:value="1.23095941734077" calcext:value-type="float">
            <text:p>1.2 </text:p>
          </table:table-cell>
          <table:table-cell table:style-name="ce1" table:formula="of:=ROUND(DEGREES([.AJ24]+[.AL24]);0)" office:value-type="float" office:value="161" calcext:value-type="float">
            <text:p>161.0 </text:p>
          </table:table-cell>
          <table:table-cell table:style-name="ce1" table:formula="of:=ROUND(DEGREES([.AJ24]-[.AL24]);0)" office:value-type="float" office:value="19" calcext:value-type="float">
            <text:p>19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8" calcext:value-type="float">
            <text:p>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4];[.AQ24])" office:value-type="float" office:value="0.927295218001612" calcext:value-type="float">
            <text:p>0.9 </text:p>
          </table:table-cell>
          <table:table-cell table:style-name="ce1" table:formula="of:=SQRT([.AP24]^2+[.AQ24]^2)" office:value-type="float" office:value="10" calcext:value-type="float">
            <text:p>10.0 </text:p>
          </table:table-cell>
          <table:table-cell table:style-name="ce1" table:formula="of:=ACOS([.AT24]/(2*[.AR24]))" office:value-type="float" office:value="1.14102089549037" calcext:value-type="float">
            <text:p>1.1 </text:p>
          </table:table-cell>
          <table:table-cell table:style-name="ce1" table:formula="of:=ROUND(DEGREES([.AS24]+[.AU24]);0)" office:value-type="float" office:value="119" calcext:value-type="float">
            <text:p>119.0 </text:p>
          </table:table-cell>
          <table:table-cell table:style-name="ce1" table:formula="of:=ROUND(DEGREES([.AS24]-[.AU24]);0)" office:value-type="float" office:value="-12" calcext:value-type="float">
            <text:p>-12.0 </text:p>
          </table:table-cell>
          <table:table-cell table:style-name="ce1"/>
          <table:table-cell table:style-name="ce1" office:value-type="float" office:value="7.5" calcext:value-type="float">
            <text:p>7.5 </text:p>
          </table:table-cell>
          <table:table-cell table:style-name="ce1" office:value-type="float" office:value="8" calcext:value-type="float">
            <text:p>8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4];[.AZ24])" office:value-type="float" office:value="0.817645045832702" calcext:value-type="float">
            <text:p>0.8 </text:p>
          </table:table-cell>
          <table:table-cell table:style-name="ce1" table:formula="of:=SQRT([.AY24]^2+[.AZ24]^2)" office:value-type="float" office:value="10.9658560997307" calcext:value-type="float">
            <text:p>11.0 </text:p>
          </table:table-cell>
          <table:table-cell table:style-name="ce1" table:formula="of:=ACOS([.BC24]/(2*[.BA24]))" office:value-type="float" office:value="1.0962772971934" calcext:value-type="float">
            <text:p>1.1 </text:p>
          </table:table-cell>
          <table:table-cell table:style-name="ce1" table:formula="of:=ROUND(DEGREES([.BB24]+[.BD24]);0)" office:value-type="float" office:value="110" calcext:value-type="float">
            <text:p>110.0 </text:p>
          </table:table-cell>
          <table:table-cell table:style-name="ce1" table:formula="of:=ROUND(DEGREES([.BB24]-[.BD24]);0)" office:value-type="float" office:value="-16" calcext:value-type="float">
            <text:p>-16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7" calcext:value-type="float">
            <text:p>7</text:p>
          </table:table-cell>
          <table:table-cell table:style-name="ce5" table:formula="of:=[.U25]-[.$B$2]" office:value-type="float" office:value="149" calcext:value-type="float">
            <text:p>149 </text:p>
          </table:table-cell>
          <table:table-cell table:style-name="ce5" table:formula="of:=[.V25]-[.$B$3]" office:value-type="float" office:value="141" calcext:value-type="float">
            <text:p>141 </text:p>
          </table:table-cell>
          <table:table-cell table:style-name="ce5" table:formula="of:=[.AD25]-[.$B$2]" office:value-type="float" office:value="140" calcext:value-type="float">
            <text:p>140 </text:p>
          </table:table-cell>
          <table:table-cell table:style-name="ce5" table:formula="of:=[.AE25]-[.$B$3]" office:value-type="float" office:value="112" calcext:value-type="float">
            <text:p>112 </text:p>
          </table:table-cell>
          <table:table-cell table:style-name="ce5" table:formula="of:=[.AM25]-[.$B$2]" office:value-type="float" office:value="109" calcext:value-type="float">
            <text:p>109 </text:p>
          </table:table-cell>
          <table:table-cell table:style-name="ce5" table:formula="of:=[.AN25]-[.$B$3]" office:value-type="float" office:value="71" calcext:value-type="float">
            <text:p>71 </text:p>
          </table:table-cell>
          <table:table-cell table:style-name="ce5" table:formula="of:=[.AV25]-[.$B$2]" office:value-type="float" office:value="62" calcext:value-type="float">
            <text:p>62 </text:p>
          </table:table-cell>
          <table:table-cell table:style-name="ce5" table:formula="of:=[.AW25]-[.$B$3]" office:value-type="float" office:value="37" calcext:value-type="float">
            <text:p>37 </text:p>
          </table:table-cell>
          <table:table-cell table:style-name="ce8" table:formula="of:=[.BE25]-[.$B$2]" office:value-type="float" office:value="53" calcext:value-type="float">
            <text:p>53 </text:p>
          </table:table-cell>
          <table:table-cell table:style-name="ce8" table:formula="of:=[.BF25]-[.$B$3]" office:value-type="float" office:value="33" calcext:value-type="float">
            <text:p>33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7" calcext:value-type="float">
            <text:p>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5];[.P25])" office:value-type="float" office:value="2.53086668920058" calcext:value-type="float">
            <text:p>2.5 </text:p>
          </table:table-cell>
          <table:table-cell table:style-name="ce1" table:formula="of:=SQRT([.O25]^2+[.P25]^2)" office:value-type="float" office:value="12.2065556157337" calcext:value-type="float">
            <text:p>12.2 </text:p>
          </table:table-cell>
          <table:table-cell table:style-name="ce1" table:formula="of:=ACOS([.S25]/(2*[.Q25]))" office:value-type="float" office:value="1.03723079885232" calcext:value-type="float">
            <text:p>1.0 </text:p>
          </table:table-cell>
          <table:table-cell table:style-name="ce1" table:formula="of:=ROUND(DEGREES([.R25]+[.T25]);0)" office:value-type="float" office:value="204" calcext:value-type="float">
            <text:p>204.0 </text:p>
          </table:table-cell>
          <table:table-cell table:style-name="ce1" table:formula="of:=ROUND(DEGREES([.R25]-[.T25]);0)" office:value-type="float" office:value="86" calcext:value-type="float">
            <text:p>86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7" calcext:value-type="float">
            <text:p>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5];[.Y25])" office:value-type="float" office:value="2.19104581277772" calcext:value-type="float">
            <text:p>2.2 </text:p>
          </table:table-cell>
          <table:table-cell table:style-name="ce1" table:formula="of:=SQRT([.X25]^2+[.Y25]^2)" office:value-type="float" office:value="8.60232526704263" calcext:value-type="float">
            <text:p>8.6 </text:p>
          </table:table-cell>
          <table:table-cell table:style-name="ce1" table:formula="of:=ACOS([.AB25]/(2*[.Z25]))" office:value-type="float" office:value="1.20421048291463" calcext:value-type="float">
            <text:p>1.2 </text:p>
          </table:table-cell>
          <table:table-cell table:style-name="ce1" table:formula="of:=ROUND(DEGREES([.AA25]+[.AC25]);0)" office:value-type="float" office:value="195" calcext:value-type="float">
            <text:p>195.0 </text:p>
          </table:table-cell>
          <table:table-cell table:style-name="ce1" table:formula="of:=ROUND(DEGREES([.AA25]-[.AC25]);0)" office:value-type="float" office:value="57" calcext:value-type="float">
            <text:p>57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6.5" calcext:value-type="float">
            <text:p>6.5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5];[.AH25])" office:value-type="float" office:value="1.5707963267949" calcext:value-type="float">
            <text:p>1.6 </text:p>
          </table:table-cell>
          <table:table-cell table:style-name="ce1" table:formula="of:=SQRT([.AG25]^2+[.AH25]^2)" office:value-type="float" office:value="6.5" calcext:value-type="float">
            <text:p>6.5 </text:p>
          </table:table-cell>
          <table:table-cell table:style-name="ce1" table:formula="of:=ACOS([.AK25]/(2*[.AI25]))" office:value-type="float" office:value="1.29653771330627" calcext:value-type="float">
            <text:p>1.3 </text:p>
          </table:table-cell>
          <table:table-cell table:style-name="ce1" table:formula="of:=ROUND(DEGREES([.AJ25]+[.AL25]);0)" office:value-type="float" office:value="164" calcext:value-type="float">
            <text:p>164.0 </text:p>
          </table:table-cell>
          <table:table-cell table:style-name="ce1" table:formula="of:=ROUND(DEGREES([.AJ25]-[.AL25]);0)" office:value-type="float" office:value="16" calcext:value-type="float">
            <text:p>16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7" calcext:value-type="float">
            <text:p>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5];[.AQ25])" office:value-type="float" office:value="0.862170054667226" calcext:value-type="float">
            <text:p>0.9 </text:p>
          </table:table-cell>
          <table:table-cell table:style-name="ce1" table:formula="of:=SQRT([.AP25]^2+[.AQ25]^2)" office:value-type="float" office:value="9.21954445729289" calcext:value-type="float">
            <text:p>9.2 </text:p>
          </table:table-cell>
          <table:table-cell table:style-name="ce1" table:formula="of:=ACOS([.AT25]/(2*[.AR25]))" office:value-type="float" office:value="1.17651182744786" calcext:value-type="float">
            <text:p>1.2 </text:p>
          </table:table-cell>
          <table:table-cell table:style-name="ce1" table:formula="of:=ROUND(DEGREES([.AS25]+[.AU25]);0)" office:value-type="float" office:value="117" calcext:value-type="float">
            <text:p>117.0 </text:p>
          </table:table-cell>
          <table:table-cell table:style-name="ce1" table:formula="of:=ROUND(DEGREES([.AS25]-[.AU25]);0)" office:value-type="float" office:value="-18" calcext:value-type="float">
            <text:p>-18.0 </text:p>
          </table:table-cell>
          <table:table-cell table:style-name="ce1"/>
          <table:table-cell table:style-name="ce1" office:value-type="float" office:value="7.5" calcext:value-type="float">
            <text:p>7.5 </text:p>
          </table:table-cell>
          <table:table-cell table:style-name="ce1" office:value-type="float" office:value="7" calcext:value-type="float">
            <text:p>7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5];[.AZ25])" office:value-type="float" office:value="0.75092906239794" calcext:value-type="float">
            <text:p>0.8 </text:p>
          </table:table-cell>
          <table:table-cell table:style-name="ce1" table:formula="of:=SQRT([.AY25]^2+[.AZ25]^2)" office:value-type="float" office:value="10.2591422643416" calcext:value-type="float">
            <text:p>10.3 </text:p>
          </table:table-cell>
          <table:table-cell table:style-name="ce1" table:formula="of:=ACOS([.BC25]/(2*[.BA25]))" office:value-type="float" office:value="1.12911033702296" calcext:value-type="float">
            <text:p>1.1 </text:p>
          </table:table-cell>
          <table:table-cell table:style-name="ce1" table:formula="of:=ROUND(DEGREES([.BB25]+[.BD25]);0)" office:value-type="float" office:value="108" calcext:value-type="float">
            <text:p>108.0 </text:p>
          </table:table-cell>
          <table:table-cell table:style-name="ce1" table:formula="of:=ROUND(DEGREES([.BB25]-[.BD25]);0)" office:value-type="float" office:value="-22" calcext:value-type="float">
            <text:p>-22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6" calcext:value-type="float">
            <text:p>6</text:p>
          </table:table-cell>
          <table:table-cell table:style-name="ce6" table:formula="of:=[.U26]-[.$B$2]" office:value-type="float" office:value="149" calcext:value-type="float">
            <text:p>149 </text:p>
          </table:table-cell>
          <table:table-cell table:style-name="ce6" table:formula="of:=[.V26]-[.$B$3]" office:value-type="float" office:value="121" calcext:value-type="float">
            <text:p>121 </text:p>
          </table:table-cell>
          <table:table-cell table:style-name="ce5" table:formula="of:=[.AD26]-[.$B$2]" office:value-type="float" office:value="146" calcext:value-type="float">
            <text:p>146 </text:p>
          </table:table-cell>
          <table:table-cell table:style-name="ce5" table:formula="of:=[.AE26]-[.$B$3]" office:value-type="float" office:value="114" calcext:value-type="float">
            <text:p>114 </text:p>
          </table:table-cell>
          <table:table-cell table:style-name="ce9" table:formula="of:=[.AM26]-[.$B$2]" office:value-type="float" office:value="111" calcext:value-type="float">
            <text:p>111 </text:p>
          </table:table-cell>
          <table:table-cell table:style-name="ce9" table:formula="of:=[.AN26]-[.$B$3]" office:value-type="float" office:value="69" calcext:value-type="float">
            <text:p>69 </text:p>
          </table:table-cell>
          <table:table-cell table:style-name="ce5" table:formula="of:=[.AV26]-[.$B$2]" office:value-type="float" office:value="59" calcext:value-type="float">
            <text:p>59 </text:p>
          </table:table-cell>
          <table:table-cell table:style-name="ce5" table:formula="of:=[.AW26]-[.$B$3]" office:value-type="float" office:value="31" calcext:value-type="float">
            <text:p>31 </text:p>
          </table:table-cell>
          <table:table-cell table:style-name="ce8" table:formula="of:=[.BE26]-[.$B$2]" office:value-type="float" office:value="50" calcext:value-type="float">
            <text:p>50 </text:p>
          </table:table-cell>
          <table:table-cell table:style-name="ce8" table:formula="of:=[.BF26]-[.$B$3]" office:value-type="float" office:value="27" calcext:value-type="float">
            <text:p>27 </text:p>
          </table:table-cell>
          <table:table-cell table:style-name="ce1"/>
          <table:table-cell table:style-name="ce1" office:value-type="float" office:value="-6" calcext:value-type="float">
            <text:p>-6.0 </text:p>
          </table:table-cell>
          <table:table-cell table:style-name="ce1" office:value-type="float" office:value="6" calcext:value-type="float">
            <text:p>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6];[.P26])" office:value-type="float" office:value="2.35619449019234" calcext:value-type="float">
            <text:p>2.4 </text:p>
          </table:table-cell>
          <table:table-cell table:style-name="ce1" table:formula="of:=SQRT([.O26]^2+[.P26]^2)" office:value-type="float" office:value="8.48528137423857" calcext:value-type="float">
            <text:p>8.5 </text:p>
          </table:table-cell>
          <table:table-cell table:style-name="ce1" table:formula="of:=ACOS([.S26]/(2*[.Q26]))" office:value-type="float" office:value="1.20942920288819" calcext:value-type="float">
            <text:p>1.2 </text:p>
          </table:table-cell>
          <table:table-cell table:style-name="ce1" table:formula="of:=ROUND(DEGREES([.R26]+[.T26]);0)" office:value-type="float" office:value="204" calcext:value-type="float">
            <text:p>204.0 </text:p>
          </table:table-cell>
          <table:table-cell table:style-name="ce1" table:formula="of:=ROUND(DEGREES([.R26]-[.T26]);0)" office:value-type="float" office:value="66" calcext:value-type="float">
            <text:p>66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6" calcext:value-type="float">
            <text:p>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6];[.Y26])" office:value-type="float" office:value="2.2655346029916" calcext:value-type="float">
            <text:p>2.3 </text:p>
          </table:table-cell>
          <table:table-cell table:style-name="ce1" table:formula="of:=SQRT([.X26]^2+[.Y26]^2)" office:value-type="float" office:value="7.81024967590665" calcext:value-type="float">
            <text:p>7.8 </text:p>
          </table:table-cell>
          <table:table-cell table:style-name="ce1" table:formula="of:=ACOS([.AB26]/(2*[.Z26]))" office:value-type="float" office:value="1.23933297910359" calcext:value-type="float">
            <text:p>1.2 </text:p>
          </table:table-cell>
          <table:table-cell table:style-name="ce1" table:formula="of:=ROUND(DEGREES([.AA26]+[.AC26]);0)" office:value-type="float" office:value="201" calcext:value-type="float">
            <text:p>201.0 </text:p>
          </table:table-cell>
          <table:table-cell table:style-name="ce1" table:formula="of:=ROUND(DEGREES([.AA26]-[.AC26]);0)" office:value-type="float" office:value="59" calcext:value-type="float">
            <text:p>59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6" calcext:value-type="float">
            <text:p>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6];[.AH26])" office:value-type="float" office:value="1.5707963267949" calcext:value-type="float">
            <text:p>1.6 </text:p>
          </table:table-cell>
          <table:table-cell table:style-name="ce1" table:formula="of:=SQRT([.AG26]^2+[.AH26]^2)" office:value-type="float" office:value="6" calcext:value-type="float">
            <text:p>6.0 </text:p>
          </table:table-cell>
          <table:table-cell table:style-name="ce1" table:formula="of:=ACOS([.AK26]/(2*[.AI26]))" office:value-type="float" office:value="1.31811607165282" calcext:value-type="float">
            <text:p>1.3 </text:p>
          </table:table-cell>
          <table:table-cell table:style-name="ce1" table:formula="of:=ROUND(DEGREES([.AJ26]+[.AL26]);0)" office:value-type="float" office:value="166" calcext:value-type="float">
            <text:p>166.0 </text:p>
          </table:table-cell>
          <table:table-cell table:style-name="ce1" table:formula="of:=ROUND(DEGREES([.AJ26]-[.AL26]);0)" office:value-type="float" office:value="14" calcext:value-type="float">
            <text:p>14.0 </text:p>
          </table:table-cell>
          <table:table-cell table:style-name="ce1"/>
          <table:table-cell table:number-columns-repeated="2" table:style-name="ce1" office:value-type="float" office:value="6" calcext:value-type="float">
            <text:p>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6];[.AQ26])" office:value-type="float" office:value="0.785398163397448" calcext:value-type="float">
            <text:p>0.8 </text:p>
          </table:table-cell>
          <table:table-cell table:style-name="ce1" table:formula="of:=SQRT([.AP26]^2+[.AQ26]^2)" office:value-type="float" office:value="8.48528137423857" calcext:value-type="float">
            <text:p>8.5 </text:p>
          </table:table-cell>
          <table:table-cell table:style-name="ce1" table:formula="of:=ACOS([.AT26]/(2*[.AR26]))" office:value-type="float" office:value="1.20942920288819" calcext:value-type="float">
            <text:p>1.2 </text:p>
          </table:table-cell>
          <table:table-cell table:style-name="ce1" table:formula="of:=ROUND(DEGREES([.AS26]+[.AU26]);0)" office:value-type="float" office:value="114" calcext:value-type="float">
            <text:p>114.0 </text:p>
          </table:table-cell>
          <table:table-cell table:style-name="ce1" table:formula="of:=ROUND(DEGREES([.AS26]-[.AU26]);0)" office:value-type="float" office:value="-24" calcext:value-type="float">
            <text:p>-24.0 </text:p>
          </table:table-cell>
          <table:table-cell table:style-name="ce1"/>
          <table:table-cell table:style-name="ce1" office:value-type="float" office:value="7.5" calcext:value-type="float">
            <text:p>7.5 </text:p>
          </table:table-cell>
          <table:table-cell table:style-name="ce1" office:value-type="float" office:value="6" calcext:value-type="float">
            <text:p>6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6];[.AZ26])" office:value-type="float" office:value="0.674740942223553" calcext:value-type="float">
            <text:p>0.7 </text:p>
          </table:table-cell>
          <table:table-cell table:style-name="ce1" table:formula="of:=SQRT([.AY26]^2+[.AZ26]^2)" office:value-type="float" office:value="9.60468635614927" calcext:value-type="float">
            <text:p>9.6 </text:p>
          </table:table-cell>
          <table:table-cell table:style-name="ce1" table:formula="of:=ACOS([.BC26]/(2*[.BA26]))" office:value-type="float" office:value="1.15906641941315" calcext:value-type="float">
            <text:p>1.2 </text:p>
          </table:table-cell>
          <table:table-cell table:style-name="ce1" table:formula="of:=ROUND(DEGREES([.BB26]+[.BD26]);0)" office:value-type="float" office:value="105" calcext:value-type="float">
            <text:p>105.0 </text:p>
          </table:table-cell>
          <table:table-cell table:style-name="ce1" table:formula="of:=ROUND(DEGREES([.BB26]-[.BD26]);0)" office:value-type="float" office:value="-28" calcext:value-type="float">
            <text:p>-28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5" calcext:value-type="float">
            <text:p>5</text:p>
          </table:table-cell>
          <table:table-cell table:style-name="ce5" table:formula="of:=[.U27]-[.$B$2]" office:value-type="float" office:value="161" calcext:value-type="float">
            <text:p>161 </text:p>
          </table:table-cell>
          <table:table-cell table:style-name="ce5" table:formula="of:=[.V27]-[.$B$3]" office:value-type="float" office:value="146" calcext:value-type="float">
            <text:p>146 </text:p>
          </table:table-cell>
          <table:table-cell table:style-name="ce5" table:formula="of:=[.AD27]-[.$B$2]" office:value-type="float" office:value="153" calcext:value-type="float">
            <text:p>153 </text:p>
          </table:table-cell>
          <table:table-cell table:style-name="ce5" table:formula="of:=[.AE27]-[.$B$3]" office:value-type="float" office:value="117" calcext:value-type="float">
            <text:p>117 </text:p>
          </table:table-cell>
          <table:table-cell table:style-name="ce5" table:formula="of:=[.AM27]-[.$B$2]" office:value-type="float" office:value="113" calcext:value-type="float">
            <text:p>113 </text:p>
          </table:table-cell>
          <table:table-cell table:style-name="ce5" table:formula="of:=[.AN27]-[.$B$3]" office:value-type="float" office:value="67" calcext:value-type="float">
            <text:p>67 </text:p>
          </table:table-cell>
          <table:table-cell table:style-name="ce5" table:formula="of:=[.AV27]-[.$B$2]" office:value-type="float" office:value="56" calcext:value-type="float">
            <text:p>56 </text:p>
          </table:table-cell>
          <table:table-cell table:style-name="ce5" table:formula="of:=[.AW27]-[.$B$3]" office:value-type="float" office:value="24" calcext:value-type="float">
            <text:p>24 </text:p>
          </table:table-cell>
          <table:table-cell table:style-name="ce5" table:formula="of:=[.BE27]-[.$B$2]" office:value-type="float" office:value="47" calcext:value-type="float">
            <text:p>47 </text:p>
          </table:table-cell>
          <table:table-cell table:style-name="ce5" table:formula="of:=[.BF27]-[.$B$3]" office:value-type="float" office:value="21" calcext:value-type="float">
            <text:p>21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5" calcext:value-type="float">
            <text:p>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7];[.P27])" office:value-type="float" office:value="2.67794504458899" calcext:value-type="float">
            <text:p>2.7 </text:p>
          </table:table-cell>
          <table:table-cell table:style-name="ce1" table:formula="of:=SQRT([.O27]^2+[.P27]^2)" office:value-type="float" office:value="11.180339887499" calcext:value-type="float">
            <text:p>11.2 </text:p>
          </table:table-cell>
          <table:table-cell table:style-name="ce1" table:formula="of:=ACOS([.S27]/(2*[.Q27]))" office:value-type="float" office:value="1.08620418887956" calcext:value-type="float">
            <text:p>1.1 </text:p>
          </table:table-cell>
          <table:table-cell table:style-name="ce1" table:formula="of:=ROUND(DEGREES([.R27]+[.T27]);0)" office:value-type="float" office:value="216" calcext:value-type="float">
            <text:p>216.0 </text:p>
          </table:table-cell>
          <table:table-cell table:style-name="ce1" table:formula="of:=ROUND(DEGREES([.R27]-[.T27]);0)" office:value-type="float" office:value="91" calcext:value-type="float">
            <text:p>91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5" calcext:value-type="float">
            <text:p>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7];[.Y27])" office:value-type="float" office:value="2.35619449019234" calcext:value-type="float">
            <text:p>2.4 </text:p>
          </table:table-cell>
          <table:table-cell table:style-name="ce1" table:formula="of:=SQRT([.X27]^2+[.Y27]^2)" office:value-type="float" office:value="7.07106781186548" calcext:value-type="float">
            <text:p>7.1 </text:p>
          </table:table-cell>
          <table:table-cell table:style-name="ce1" table:formula="of:=ACOS([.AB27]/(2*[.Z27]))" office:value-type="float" office:value="1.27173029343034" calcext:value-type="float">
            <text:p>1.3 </text:p>
          </table:table-cell>
          <table:table-cell table:style-name="ce1" table:formula="of:=ROUND(DEGREES([.AA27]+[.AC27]);0)" office:value-type="float" office:value="208" calcext:value-type="float">
            <text:p>208.0 </text:p>
          </table:table-cell>
          <table:table-cell table:style-name="ce1" table:formula="of:=ROUND(DEGREES([.AA27]-[.AC27]);0)" office:value-type="float" office:value="62" calcext:value-type="float">
            <text:p>62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5" calcext:value-type="float">
            <text:p>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7];[.AH27])" office:value-type="float" office:value="1.5707963267949" calcext:value-type="float">
            <text:p>1.6 </text:p>
          </table:table-cell>
          <table:table-cell table:style-name="ce1" table:formula="of:=SQRT([.AG27]^2+[.AH27]^2)" office:value-type="float" office:value="5" calcext:value-type="float">
            <text:p>5.0 </text:p>
          </table:table-cell>
          <table:table-cell table:style-name="ce1" table:formula="of:=ACOS([.AK27]/(2*[.AI27]))" office:value-type="float" office:value="1.36092573453216" calcext:value-type="float">
            <text:p>1.4 </text:p>
          </table:table-cell>
          <table:table-cell table:style-name="ce1" table:formula="of:=ROUND(DEGREES([.AJ27]+[.AL27]);0)" office:value-type="float" office:value="168" calcext:value-type="float">
            <text:p>168.0 </text:p>
          </table:table-cell>
          <table:table-cell table:style-name="ce1" table:formula="of:=ROUND(DEGREES([.AJ27]-[.AL27]);0)" office:value-type="float" office:value="12" calcext:value-type="float">
            <text:p>12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5" calcext:value-type="float">
            <text:p>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7];[.AQ27])" office:value-type="float" office:value="0.694738276196703" calcext:value-type="float">
            <text:p>0.7 </text:p>
          </table:table-cell>
          <table:table-cell table:style-name="ce1" table:formula="of:=SQRT([.AP27]^2+[.AQ27]^2)" office:value-type="float" office:value="7.81024967590665" calcext:value-type="float">
            <text:p>7.8 </text:p>
          </table:table-cell>
          <table:table-cell table:style-name="ce1" table:formula="of:=ACOS([.AT27]/(2*[.AR27]))" office:value-type="float" office:value="1.23933297910359" calcext:value-type="float">
            <text:p>1.2 </text:p>
          </table:table-cell>
          <table:table-cell table:style-name="ce1" table:formula="of:=ROUND(DEGREES([.AS27]+[.AU27]);0)" office:value-type="float" office:value="111" calcext:value-type="float">
            <text:p>111.0 </text:p>
          </table:table-cell>
          <table:table-cell table:style-name="ce1" table:formula="of:=ROUND(DEGREES([.AS27]-[.AU27]);0)" office:value-type="float" office:value="-31" calcext:value-type="float">
            <text:p>-31.0 </text:p>
          </table:table-cell>
          <table:table-cell table:style-name="ce1"/>
          <table:table-cell table:style-name="ce1" office:value-type="float" office:value="7.5" calcext:value-type="float">
            <text:p>7.5 </text:p>
          </table:table-cell>
          <table:table-cell table:style-name="ce1" office:value-type="float" office:value="5" calcext:value-type="float">
            <text:p>5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7];[.AZ27])" office:value-type="float" office:value="0.588002603547568" calcext:value-type="float">
            <text:p>0.6 </text:p>
          </table:table-cell>
          <table:table-cell table:style-name="ce1" table:formula="of:=SQRT([.AY27]^2+[.AZ27]^2)" office:value-type="float" office:value="9.01387818865997" calcext:value-type="float">
            <text:p>9.0 </text:p>
          </table:table-cell>
          <table:table-cell table:style-name="ce1" table:formula="of:=ACOS([.BC27]/(2*[.BA27]))" office:value-type="float" office:value="1.18577569534734" calcext:value-type="float">
            <text:p>1.2 </text:p>
          </table:table-cell>
          <table:table-cell table:style-name="ce1" table:formula="of:=ROUND(DEGREES([.BB27]+[.BD27]);0)" office:value-type="float" office:value="102" calcext:value-type="float">
            <text:p>102.0 </text:p>
          </table:table-cell>
          <table:table-cell table:style-name="ce1" table:formula="of:=ROUND(DEGREES([.BB27]-[.BD27]);0)" office:value-type="float" office:value="-34" calcext:value-type="float">
            <text:p>-34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4" calcext:value-type="float">
            <text:p>4</text:p>
          </table:table-cell>
          <table:table-cell table:style-name="ce5" table:formula="of:=[.U28]-[.$B$2]" office:value-type="float" office:value="167" calcext:value-type="float">
            <text:p>167 </text:p>
          </table:table-cell>
          <table:table-cell table:style-name="ce5" table:formula="of:=[.V28]-[.$B$3]" office:value-type="float" office:value="150" calcext:value-type="float">
            <text:p>150 </text:p>
          </table:table-cell>
          <table:table-cell table:style-name="ce5" table:formula="of:=[.AD28]-[.$B$2]" office:value-type="float" office:value="161" calcext:value-type="float">
            <text:p>161 </text:p>
          </table:table-cell>
          <table:table-cell table:style-name="ce5" table:formula="of:=[.AE28]-[.$B$3]" office:value-type="float" office:value="122" calcext:value-type="float">
            <text:p>122 </text:p>
          </table:table-cell>
          <table:table-cell table:style-name="ce5" table:formula="of:=[.AM28]-[.$B$2]" office:value-type="float" office:value="115" calcext:value-type="float">
            <text:p>115 </text:p>
          </table:table-cell>
          <table:table-cell table:style-name="ce5" table:formula="of:=[.AN28]-[.$B$3]" office:value-type="float" office:value="65" calcext:value-type="float">
            <text:p>65 </text:p>
          </table:table-cell>
          <table:table-cell table:style-name="ce5" table:formula="of:=[.AV28]-[.$B$2]" office:value-type="float" office:value="51" calcext:value-type="float">
            <text:p>51 </text:p>
          </table:table-cell>
          <table:table-cell table:style-name="ce5" table:formula="of:=[.AW28]-[.$B$3]" office:value-type="float" office:value="16" calcext:value-type="float">
            <text:p>16 </text:p>
          </table:table-cell>
          <table:table-cell table:style-name="ce5" table:formula="of:=[.BE28]-[.$B$2]" office:value-type="float" office:value="42" calcext:value-type="float">
            <text:p>42 </text:p>
          </table:table-cell>
          <table:table-cell table:style-name="ce5" table:formula="of:=[.BF28]-[.$B$3]" office:value-type="float" office:value="14" calcext:value-type="float">
            <text:p>14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4" calcext:value-type="float">
            <text:p>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8];[.P28])" office:value-type="float" office:value="2.76108627647743" calcext:value-type="float">
            <text:p>2.8 </text:p>
          </table:table-cell>
          <table:table-cell table:style-name="ce1" table:formula="of:=SQRT([.O28]^2+[.P28]^2)" office:value-type="float" office:value="10.770329614269" calcext:value-type="float">
            <text:p>10.8 </text:p>
          </table:table-cell>
          <table:table-cell table:style-name="ce1" table:formula="of:=ACOS([.S28]/(2*[.Q28]))" office:value-type="float" office:value="1.10541485790833" calcext:value-type="float">
            <text:p>1.1 </text:p>
          </table:table-cell>
          <table:table-cell table:style-name="ce1" table:formula="of:=ROUND(DEGREES([.R28]+[.T28]);0)" office:value-type="float" office:value="222" calcext:value-type="float">
            <text:p>222.0 </text:p>
          </table:table-cell>
          <table:table-cell table:style-name="ce1" table:formula="of:=ROUND(DEGREES([.R28]-[.T28]);0)" office:value-type="float" office:value="95" calcext:value-type="float">
            <text:p>95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4" calcext:value-type="float">
            <text:p>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8];[.Y28])" office:value-type="float" office:value="2.46685171136624" calcext:value-type="float">
            <text:p>2.5 </text:p>
          </table:table-cell>
          <table:table-cell table:style-name="ce1" table:formula="of:=SQRT([.X28]^2+[.Y28]^2)" office:value-type="float" office:value="6.40312423743285" calcext:value-type="float">
            <text:p>6.4 </text:p>
          </table:table-cell>
          <table:table-cell table:style-name="ce1" table:formula="of:=ACOS([.AB28]/(2*[.Z28]))" office:value-type="float" office:value="1.30072846092336" calcext:value-type="float">
            <text:p>1.3 </text:p>
          </table:table-cell>
          <table:table-cell table:style-name="ce1" table:formula="of:=ROUND(DEGREES([.AA28]+[.AC28]);0)" office:value-type="float" office:value="216" calcext:value-type="float">
            <text:p>216.0 </text:p>
          </table:table-cell>
          <table:table-cell table:style-name="ce1" table:formula="of:=ROUND(DEGREES([.AA28]-[.AC28]);0)" office:value-type="float" office:value="67" calcext:value-type="float">
            <text:p>67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4" calcext:value-type="float">
            <text:p>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8];[.AH28])" office:value-type="float" office:value="1.5707963267949" calcext:value-type="float">
            <text:p>1.6 </text:p>
          </table:table-cell>
          <table:table-cell table:style-name="ce1" table:formula="of:=SQRT([.AG28]^2+[.AH28]^2)" office:value-type="float" office:value="4" calcext:value-type="float">
            <text:p>4.0 </text:p>
          </table:table-cell>
          <table:table-cell table:style-name="ce1" table:formula="of:=ACOS([.AK28]/(2*[.AI28]))" office:value-type="float" office:value="1.40334824757521" calcext:value-type="float">
            <text:p>1.4 </text:p>
          </table:table-cell>
          <table:table-cell table:style-name="ce1" table:formula="of:=ROUND(DEGREES([.AJ28]+[.AL28]);0)" office:value-type="float" office:value="170" calcext:value-type="float">
            <text:p>170.0 </text:p>
          </table:table-cell>
          <table:table-cell table:style-name="ce1" table:formula="of:=ROUND(DEGREES([.AJ28]-[.AL28]);0)" office:value-type="float" office:value="10" calcext:value-type="float">
            <text:p>10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4" calcext:value-type="float">
            <text:p>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8];[.AQ28])" office:value-type="float" office:value="0.588002603547568" calcext:value-type="float">
            <text:p>0.6 </text:p>
          </table:table-cell>
          <table:table-cell table:style-name="ce1" table:formula="of:=SQRT([.AP28]^2+[.AQ28]^2)" office:value-type="float" office:value="7.21110255092798" calcext:value-type="float">
            <text:p>7.2 </text:p>
          </table:table-cell>
          <table:table-cell table:style-name="ce1" table:formula="of:=ACOS([.AT28]/(2*[.AR28]))" office:value-type="float" office:value="1.26561869261831" calcext:value-type="float">
            <text:p>1.3 </text:p>
          </table:table-cell>
          <table:table-cell table:style-name="ce1" table:formula="of:=ROUND(DEGREES([.AS28]+[.AU28]);0)" office:value-type="float" office:value="106" calcext:value-type="float">
            <text:p>106.0 </text:p>
          </table:table-cell>
          <table:table-cell table:style-name="ce1" table:formula="of:=ROUND(DEGREES([.AS28]-[.AU28]);0)" office:value-type="float" office:value="-39" calcext:value-type="float">
            <text:p>-39.0 </text:p>
          </table:table-cell>
          <table:table-cell table:style-name="ce1"/>
          <table:table-cell table:style-name="ce1" office:value-type="float" office:value="7.5" calcext:value-type="float">
            <text:p>7.5 </text:p>
          </table:table-cell>
          <table:table-cell table:style-name="ce1" office:value-type="float" office:value="4" calcext:value-type="float">
            <text:p>4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8];[.AZ28])" office:value-type="float" office:value="0.489957326253728" calcext:value-type="float">
            <text:p>0.5 </text:p>
          </table:table-cell>
          <table:table-cell table:style-name="ce1" table:formula="of:=SQRT([.AY28]^2+[.AZ28]^2)" office:value-type="float" office:value="8.5" calcext:value-type="float">
            <text:p>8.5 </text:p>
          </table:table-cell>
          <table:table-cell table:style-name="ce1" table:formula="of:=ACOS([.BC28]/(2*[.BA28]))" office:value-type="float" office:value="1.20877350188942" calcext:value-type="float">
            <text:p>1.2 </text:p>
          </table:table-cell>
          <table:table-cell table:style-name="ce1" table:formula="of:=ROUND(DEGREES([.BB28]+[.BD28]);0)" office:value-type="float" office:value="97" calcext:value-type="float">
            <text:p>97.0 </text:p>
          </table:table-cell>
          <table:table-cell table:style-name="ce1" table:formula="of:=ROUND(DEGREES([.BB28]-[.BD28]);0)" office:value-type="float" office:value="-41" calcext:value-type="float">
            <text:p>-41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3" office:value-type="float" office:value="3" calcext:value-type="float">
            <text:p>3</text:p>
          </table:table-cell>
          <table:table-cell table:style-name="ce5" table:formula="of:=[.U29]-[.$B$2]" office:value-type="float" office:value="173" calcext:value-type="float">
            <text:p>173 </text:p>
          </table:table-cell>
          <table:table-cell table:style-name="ce5" table:formula="of:=[.V29]-[.$B$3]" office:value-type="float" office:value="154" calcext:value-type="float">
            <text:p>154 </text:p>
          </table:table-cell>
          <table:table-cell table:style-name="ce5" table:formula="of:=[.AD29]-[.$B$2]" office:value-type="float" office:value="170" calcext:value-type="float">
            <text:p>170 </text:p>
          </table:table-cell>
          <table:table-cell table:style-name="ce5" table:formula="of:=[.AE29]-[.$B$3]" office:value-type="float" office:value="128" calcext:value-type="float">
            <text:p>128 </text:p>
          </table:table-cell>
          <table:table-cell table:style-name="ce5" table:formula="of:=[.AM29]-[.$B$2]" office:value-type="float" office:value="118" calcext:value-type="float">
            <text:p>118 </text:p>
          </table:table-cell>
          <table:table-cell table:style-name="ce5" table:formula="of:=[.AN29]-[.$B$3]" office:value-type="float" office:value="62" calcext:value-type="float">
            <text:p>62 </text:p>
          </table:table-cell>
          <table:table-cell table:style-name="ce5" table:formula="of:=[.AV29]-[.$B$2]" office:value-type="float" office:value="45" calcext:value-type="float">
            <text:p>45 </text:p>
          </table:table-cell>
          <table:table-cell table:style-name="ce5" table:formula="of:=[.AW29]-[.$B$3]" office:value-type="float" office:value="8" calcext:value-type="float">
            <text:p>8 </text:p>
          </table:table-cell>
          <table:table-cell table:style-name="ce5" table:formula="of:=[.BE29]-[.$B$2]" office:value-type="float" office:value="37" calcext:value-type="float">
            <text:p>37 </text:p>
          </table:table-cell>
          <table:table-cell table:style-name="ce5" table:formula="of:=[.BF29]-[.$B$3]" office:value-type="float" office:value="6" calcext:value-type="float">
            <text:p>6 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3" calcext:value-type="float">
            <text:p>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29];[.P29])" office:value-type="float" office:value="2.85013585911193" calcext:value-type="float">
            <text:p>2.9 </text:p>
          </table:table-cell>
          <table:table-cell table:style-name="ce1" table:formula="of:=SQRT([.O29]^2+[.P29]^2)" office:value-type="float" office:value="10.4403065089106" calcext:value-type="float">
            <text:p>10.4 </text:p>
          </table:table-cell>
          <table:table-cell table:style-name="ce1" table:formula="of:=ACOS([.S29]/(2*[.Q29]))" office:value-type="float" office:value="1.12074386653176" calcext:value-type="float">
            <text:p>1.1 </text:p>
          </table:table-cell>
          <table:table-cell table:style-name="ce1" table:formula="of:=ROUND(DEGREES([.R29]+[.T29]);0)" office:value-type="float" office:value="228" calcext:value-type="float">
            <text:p>228.0 </text:p>
          </table:table-cell>
          <table:table-cell table:style-name="ce1" table:formula="of:=ROUND(DEGREES([.R29]-[.T29]);0)" office:value-type="float" office:value="99" calcext:value-type="float">
            <text:p>99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3" calcext:value-type="float">
            <text:p>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29];[.Y29])" office:value-type="float" office:value="2.60117315331921" calcext:value-type="float">
            <text:p>2.6 </text:p>
          </table:table-cell>
          <table:table-cell table:style-name="ce1" table:formula="of:=SQRT([.X29]^2+[.Y29]^2)" office:value-type="float" office:value="5.8309518948453" calcext:value-type="float">
            <text:p>5.8 </text:p>
          </table:table-cell>
          <table:table-cell table:style-name="ce1" table:formula="of:=ACOS([.AB29]/(2*[.Z29]))" office:value-type="float" office:value="1.32538398847493" calcext:value-type="float">
            <text:p>1.3 </text:p>
          </table:table-cell>
          <table:table-cell table:style-name="ce1" table:formula="of:=ROUND(DEGREES([.AA29]+[.AC29]);0)" office:value-type="float" office:value="225" calcext:value-type="float">
            <text:p>225.0 </text:p>
          </table:table-cell>
          <table:table-cell table:style-name="ce1" table:formula="of:=ROUND(DEGREES([.AA29]-[.AC29]);0)" office:value-type="float" office:value="73" calcext:value-type="float">
            <text:p>73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3" calcext:value-type="float">
            <text:p>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29];[.AH29])" office:value-type="float" office:value="1.5707963267949" calcext:value-type="float">
            <text:p>1.6 </text:p>
          </table:table-cell>
          <table:table-cell table:style-name="ce1" table:formula="of:=SQRT([.AG29]^2+[.AH29]^2)" office:value-type="float" office:value="3" calcext:value-type="float">
            <text:p>3.0 </text:p>
          </table:table-cell>
          <table:table-cell table:style-name="ce1" table:formula="of:=ACOS([.AK29]/(2*[.AI29]))" office:value-type="float" office:value="1.44546849562683" calcext:value-type="float">
            <text:p>1.4 </text:p>
          </table:table-cell>
          <table:table-cell table:style-name="ce1" table:formula="of:=ROUND(DEGREES([.AJ29]+[.AL29]);0)" office:value-type="float" office:value="173" calcext:value-type="float">
            <text:p>173.0 </text:p>
          </table:table-cell>
          <table:table-cell table:style-name="ce1" table:formula="of:=ROUND(DEGREES([.AJ29]-[.AL29]);0)" office:value-type="float" office:value="7" calcext:value-type="float">
            <text:p>7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3" calcext:value-type="float">
            <text:p>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29];[.AQ29])" office:value-type="float" office:value="0.463647609000806" calcext:value-type="float">
            <text:p>0.5 </text:p>
          </table:table-cell>
          <table:table-cell table:style-name="ce1" table:formula="of:=SQRT([.AP29]^2+[.AQ29]^2)" office:value-type="float" office:value="6.70820393249937" calcext:value-type="float">
            <text:p>6.7 </text:p>
          </table:table-cell>
          <table:table-cell table:style-name="ce1" table:formula="of:=ACOS([.AT29]/(2*[.AR29]))" office:value-type="float" office:value="1.28751416148436" calcext:value-type="float">
            <text:p>1.3 </text:p>
          </table:table-cell>
          <table:table-cell table:style-name="ce1" table:formula="of:=ROUND(DEGREES([.AS29]+[.AU29]);0)" office:value-type="float" office:value="100" calcext:value-type="float">
            <text:p>100.0 </text:p>
          </table:table-cell>
          <table:table-cell table:style-name="ce1" table:formula="of:=ROUND(DEGREES([.AS29]-[.AU29]);0)" office:value-type="float" office:value="-47" calcext:value-type="float">
            <text:p>-47.0 </text:p>
          </table:table-cell>
          <table:table-cell table:style-name="ce1"/>
          <table:table-cell table:style-name="ce1" office:value-type="float" office:value="7.5" calcext:value-type="float">
            <text:p>7.5 </text:p>
          </table:table-cell>
          <table:table-cell table:style-name="ce1" office:value-type="float" office:value="3" calcext:value-type="float">
            <text:p>3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29];[.AZ29])" office:value-type="float" office:value="0.380506377112365" calcext:value-type="float">
            <text:p>0.4 </text:p>
          </table:table-cell>
          <table:table-cell table:style-name="ce1" table:formula="of:=SQRT([.AY29]^2+[.AZ29]^2)" office:value-type="float" office:value="8.07774721070176" calcext:value-type="float">
            <text:p>8.1 </text:p>
          </table:table-cell>
          <table:table-cell table:style-name="ce1" table:formula="of:=ACOS([.BC29]/(2*[.BA29]))" office:value-type="float" office:value="1.22752134726742" calcext:value-type="float">
            <text:p>1.2 </text:p>
          </table:table-cell>
          <table:table-cell table:style-name="ce1" table:formula="of:=ROUND(DEGREES([.BB29]+[.BD29]);0)" office:value-type="float" office:value="92" calcext:value-type="float">
            <text:p>92.0 </text:p>
          </table:table-cell>
          <table:table-cell table:style-name="ce1" table:formula="of:=ROUND(DEGREES([.BB29]-[.BD29]);0)" office:value-type="float" office:value="-49" calcext:value-type="float">
            <text:p>-49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 office:value-type="float" office:value="2" calcext:value-type="float">
            <text:p>2</text:p>
          </table:table-cell>
          <table:table-cell table:style-name="ce4" table:formula="of:=[.U30]-[.$B$2]" office:value-type="float" office:value="179" calcext:value-type="float">
            <text:p>179 </text:p>
          </table:table-cell>
          <table:table-cell table:style-name="ce4" table:formula="of:=[.V30]-[.$B$3]" office:value-type="float" office:value="159" calcext:value-type="float">
            <text:p>159 </text:p>
          </table:table-cell>
          <table:table-cell table:style-name="ce4" table:formula="of:=[.AD30]-[.$B$2]" office:value-type="float" office:value="180" calcext:value-type="float">
            <text:p>180 </text:p>
          </table:table-cell>
          <table:table-cell table:style-name="ce4" table:formula="of:=[.AE30]-[.$B$3]" office:value-type="float" office:value="136" calcext:value-type="float">
            <text:p>136 </text:p>
          </table:table-cell>
          <table:table-cell table:style-name="ce4" table:formula="of:=[.AM30]-[.$B$2]" office:value-type="float" office:value="120" calcext:value-type="float">
            <text:p>120 </text:p>
          </table:table-cell>
          <table:table-cell table:style-name="ce4" table:formula="of:=[.AN30]-[.$B$3]" office:value-type="float" office:value="60" calcext:value-type="float">
            <text:p>60 </text:p>
          </table:table-cell>
          <table:table-cell table:style-name="ce4" table:formula="of:=[.AV30]-[.$B$2]" office:value-type="float" office:value="38" calcext:value-type="float">
            <text:p>38 </text:p>
          </table:table-cell>
          <table:table-cell table:style-name="ce4" table:formula="of:=[.AW30]-[.$B$3]" office:value-type="float" office:value="-1" calcext:value-type="float">
            <text:p>(1)</text:p>
          </table:table-cell>
          <table:table-cell table:style-name="ce4" table:formula="of:=[.BE30]-[.$B$2]" office:value-type="float" office:value="33" calcext:value-type="float">
            <text:p>33 </text:p>
          </table:table-cell>
          <table:table-cell table:style-name="ce4" table:formula="of:=[.BF30]-[.$B$3]" office:value-type="float" office:value="-1" calcext:value-type="float">
            <text:p>(1)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2" calcext:value-type="float">
            <text:p>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30];[.P30])" office:value-type="float" office:value="2.94419709373991" calcext:value-type="float">
            <text:p>2.9 </text:p>
          </table:table-cell>
          <table:table-cell table:style-name="ce1" table:formula="of:=SQRT([.O30]^2+[.P30]^2)" office:value-type="float" office:value="10.1980390271856" calcext:value-type="float">
            <text:p>10.2 </text:p>
          </table:table-cell>
          <table:table-cell table:style-name="ce1" table:formula="of:=ACOS([.S30]/(2*[.Q30]))" office:value-type="float" office:value="1.13192470418743" calcext:value-type="float">
            <text:p>1.1 </text:p>
          </table:table-cell>
          <table:table-cell table:style-name="ce1" table:formula="of:=ROUND(DEGREES([.R30]+[.T30]);0)" office:value-type="float" office:value="234" calcext:value-type="float">
            <text:p>234.0 </text:p>
          </table:table-cell>
          <table:table-cell table:style-name="ce1" table:formula="of:=ROUND(DEGREES([.R30]-[.T30]);0)" office:value-type="float" office:value="104" calcext:value-type="float">
            <text:p>104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2" calcext:value-type="float">
            <text:p>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30];[.Y30])" office:value-type="float" office:value="2.76108627647743" calcext:value-type="float">
            <text:p>2.8 </text:p>
          </table:table-cell>
          <table:table-cell table:style-name="ce1" table:formula="of:=SQRT([.X30]^2+[.Y30]^2)" office:value-type="float" office:value="5.3851648071345" calcext:value-type="float">
            <text:p>5.4 </text:p>
          </table:table-cell>
          <table:table-cell table:style-name="ce1" table:formula="of:=ACOS([.AB30]/(2*[.Z30]))" office:value-type="float" office:value="1.3444876440293" calcext:value-type="float">
            <text:p>1.3 </text:p>
          </table:table-cell>
          <table:table-cell table:style-name="ce1" table:formula="of:=ROUND(DEGREES([.AA30]+[.AC30]);0)" office:value-type="float" office:value="235" calcext:value-type="float">
            <text:p>235.0 </text:p>
          </table:table-cell>
          <table:table-cell table:style-name="ce1" table:formula="of:=ROUND(DEGREES([.AA30]-[.AC30]);0)" office:value-type="float" office:value="81" calcext:value-type="float">
            <text:p>81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2" calcext:value-type="float">
            <text:p>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30];[.AH30])" office:value-type="float" office:value="1.5707963267949" calcext:value-type="float">
            <text:p>1.6 </text:p>
          </table:table-cell>
          <table:table-cell table:style-name="ce1" table:formula="of:=SQRT([.AG30]^2+[.AH30]^2)" office:value-type="float" office:value="2" calcext:value-type="float">
            <text:p>2.0 </text:p>
          </table:table-cell>
          <table:table-cell table:style-name="ce1" table:formula="of:=ACOS([.AK30]/(2*[.AI30]))" office:value-type="float" office:value="1.48736624018428" calcext:value-type="float">
            <text:p>1.5 </text:p>
          </table:table-cell>
          <table:table-cell table:style-name="ce1" table:formula="of:=ROUND(DEGREES([.AJ30]+[.AL30]);0)" office:value-type="float" office:value="175" calcext:value-type="float">
            <text:p>175.0 </text:p>
          </table:table-cell>
          <table:table-cell table:style-name="ce1" table:formula="of:=ROUND(DEGREES([.AJ30]-[.AL30]);0)" office:value-type="float" office:value="5" calcext:value-type="float">
            <text:p>5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2" calcext:value-type="float">
            <text:p>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30];[.AQ30])" office:value-type="float" office:value="0.321750554396642" calcext:value-type="float">
            <text:p>0.3 </text:p>
          </table:table-cell>
          <table:table-cell table:style-name="ce1" table:formula="of:=SQRT([.AP30]^2+[.AQ30]^2)" office:value-type="float" office:value="6.32455532033676" calcext:value-type="float">
            <text:p>6.3 </text:p>
          </table:table-cell>
          <table:table-cell table:style-name="ce1" table:formula="of:=ACOS([.AT30]/(2*[.AR30]))" office:value-type="float" office:value="1.30412370233957" calcext:value-type="float">
            <text:p>1.3 </text:p>
          </table:table-cell>
          <table:table-cell table:style-name="ce1" table:formula="of:=ROUND(DEGREES([.AS30]+[.AU30]);0)" office:value-type="float" office:value="93" calcext:value-type="float">
            <text:p>93.0 </text:p>
          </table:table-cell>
          <table:table-cell table:style-name="ce1" table:formula="of:=ROUND(DEGREES([.AS30]-[.AU30]);0)" office:value-type="float" office:value="-56" calcext:value-type="float">
            <text:p>-56.0 </text:p>
          </table:table-cell>
          <table:table-cell table:style-name="ce1"/>
          <table:table-cell table:style-name="ce1" office:value-type="float" office:value="7" calcext:value-type="float">
            <text:p>7.0 </text:p>
          </table:table-cell>
          <table:table-cell table:style-name="ce1" office:value-type="float" office:value="2" calcext:value-type="float">
            <text:p>2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30];[.AZ30])" office:value-type="float" office:value="0.278299659005111" calcext:value-type="float">
            <text:p>0.3 </text:p>
          </table:table-cell>
          <table:table-cell table:style-name="ce1" table:formula="of:=SQRT([.AY30]^2+[.AZ30]^2)" office:value-type="float" office:value="7.28010988928052" calcext:value-type="float">
            <text:p>7.3 </text:p>
          </table:table-cell>
          <table:table-cell table:style-name="ce1" table:formula="of:=ACOS([.BC30]/(2*[.BA30]))" office:value-type="float" office:value="1.26260265569451" calcext:value-type="float">
            <text:p>1.3 </text:p>
          </table:table-cell>
          <table:table-cell table:style-name="ce1" table:formula="of:=ROUND(DEGREES([.BB30]+[.BD30]);0)" office:value-type="float" office:value="88" calcext:value-type="float">
            <text:p>88.0 </text:p>
          </table:table-cell>
          <table:table-cell table:style-name="ce1" table:formula="of:=ROUND(DEGREES([.BB30]-[.BD30]);0)" office:value-type="float" office:value="-56" calcext:value-type="float">
            <text:p>-56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4" table:formula="of:=[.U31]-[.$B$2]" office:value-type="float" office:value="185" calcext:value-type="float">
            <text:p>185 </text:p>
          </table:table-cell>
          <table:table-cell table:style-name="ce4" table:formula="of:=[.V31]-[.$B$3]" office:value-type="float" office:value="164" calcext:value-type="float">
            <text:p>164 </text:p>
          </table:table-cell>
          <table:table-cell table:style-name="ce4" table:formula="of:=[.AD31]-[.$B$2]" office:value-type="float" office:value="191" calcext:value-type="float">
            <text:p>191 </text:p>
          </table:table-cell>
          <table:table-cell table:style-name="ce4" table:formula="of:=[.AE31]-[.$B$3]" office:value-type="float" office:value="146" calcext:value-type="float">
            <text:p>146 </text:p>
          </table:table-cell>
          <table:table-cell table:style-name="ce4" table:formula="of:=[.AM31]-[.$B$2]" office:value-type="float" office:value="123" calcext:value-type="float">
            <text:p>123 </text:p>
          </table:table-cell>
          <table:table-cell table:style-name="ce4" table:formula="of:=[.AN31]-[.$B$3]" office:value-type="float" office:value="57" calcext:value-type="float">
            <text:p>57 </text:p>
          </table:table-cell>
          <table:table-cell table:style-name="ce4" table:formula="of:=[.AV31]-[.$B$2]" office:value-type="float" office:value="30" calcext:value-type="float">
            <text:p>30 </text:p>
          </table:table-cell>
          <table:table-cell table:style-name="ce4" table:formula="of:=[.AW31]-[.$B$3]" office:value-type="float" office:value="-11" calcext:value-type="float">
            <text:p>(11)</text:p>
          </table:table-cell>
          <table:table-cell table:style-name="ce4" table:formula="of:=[.BE31]-[.$B$2]" office:value-type="float" office:value="26" calcext:value-type="float">
            <text:p>26 </text:p>
          </table:table-cell>
          <table:table-cell table:style-name="ce4" table:formula="of:=[.BF31]-[.$B$3]" office:value-type="float" office:value="-10" calcext:value-type="float">
            <text:p>(10)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1" calcext:value-type="float">
            <text:p>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31];[.P31])" office:value-type="float" office:value="3.04192400109863" calcext:value-type="float">
            <text:p>3.0 </text:p>
          </table:table-cell>
          <table:table-cell table:style-name="ce1" table:formula="of:=SQRT([.O31]^2+[.P31]^2)" office:value-type="float" office:value="10.0498756211209" calcext:value-type="float">
            <text:p>10.0 </text:p>
          </table:table-cell>
          <table:table-cell table:style-name="ce1" table:formula="of:=ACOS([.S31]/(2*[.Q31]))" office:value-type="float" office:value="1.1387336492246" calcext:value-type="float">
            <text:p>1.1 </text:p>
          </table:table-cell>
          <table:table-cell table:style-name="ce1" table:formula="of:=ROUND(DEGREES([.R31]+[.T31]);0)" office:value-type="float" office:value="240" calcext:value-type="float">
            <text:p>240.0 </text:p>
          </table:table-cell>
          <table:table-cell table:style-name="ce1" table:formula="of:=ROUND(DEGREES([.R31]-[.T31]);0)" office:value-type="float" office:value="109" calcext:value-type="float">
            <text:p>109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1" calcext:value-type="float">
            <text:p>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31];[.Y31])" office:value-type="float" office:value="2.94419709373991" calcext:value-type="float">
            <text:p>2.9 </text:p>
          </table:table-cell>
          <table:table-cell table:style-name="ce1" table:formula="of:=SQRT([.X31]^2+[.Y31]^2)" office:value-type="float" office:value="5.09901951359278" calcext:value-type="float">
            <text:p>5.1 </text:p>
          </table:table-cell>
          <table:table-cell table:style-name="ce1" table:formula="of:=ACOS([.AB31]/(2*[.Z31]))" office:value-type="float" office:value="1.35670545199174" calcext:value-type="float">
            <text:p>1.4 </text:p>
          </table:table-cell>
          <table:table-cell table:style-name="ce1" table:formula="of:=ROUND(DEGREES([.AA31]+[.AC31]);0)" office:value-type="float" office:value="246" calcext:value-type="float">
            <text:p>246.0 </text:p>
          </table:table-cell>
          <table:table-cell table:style-name="ce1" table:formula="of:=ROUND(DEGREES([.AA31]-[.AC31]);0)" office:value-type="float" office:value="91" calcext:value-type="float">
            <text:p>91.0 </text:p>
          </table:table-cell>
          <table:table-cell table:style-name="ce1"/>
          <table:table-cell table:style-name="ce1" office:value-type="float" office:value="0" calcext:value-type="float">
            <text:p>0.0 </text:p>
          </table:table-cell>
          <table:table-cell table:style-name="ce1" office:value-type="float" office:value="1" calcext:value-type="float">
            <text:p>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31];[.AH31])" office:value-type="float" office:value="1.5707963267949" calcext:value-type="float">
            <text:p>1.6 </text:p>
          </table:table-cell>
          <table:table-cell table:style-name="ce1" table:formula="of:=SQRT([.AG31]^2+[.AH31]^2)" office:value-type="float" office:value="1" calcext:value-type="float">
            <text:p>1.0 </text:p>
          </table:table-cell>
          <table:table-cell table:style-name="ce1" table:formula="of:=ACOS([.AK31]/(2*[.AI31]))" office:value-type="float" office:value="1.52911759437232" calcext:value-type="float">
            <text:p>1.5 </text:p>
          </table:table-cell>
          <table:table-cell table:style-name="ce1" table:formula="of:=ROUND(DEGREES([.AJ31]+[.AL31]);0)" office:value-type="float" office:value="178" calcext:value-type="float">
            <text:p>178.0 </text:p>
          </table:table-cell>
          <table:table-cell table:style-name="ce1" table:formula="of:=ROUND(DEGREES([.AJ31]-[.AL31]);0)" office:value-type="float" office:value="2" calcext:value-type="float">
            <text:p>2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1" calcext:value-type="float">
            <text:p>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31];[.AQ31])" office:value-type="float" office:value="0.165148677414627" calcext:value-type="float">
            <text:p>0.2 </text:p>
          </table:table-cell>
          <table:table-cell table:style-name="ce1" table:formula="of:=SQRT([.AP31]^2+[.AQ31]^2)" office:value-type="float" office:value="6.08276253029822" calcext:value-type="float">
            <text:p>6.1 </text:p>
          </table:table-cell>
          <table:table-cell table:style-name="ce1" table:formula="of:=ACOS([.AT31]/(2*[.AR31]))" office:value-type="float" office:value="1.31455289279745" calcext:value-type="float">
            <text:p>1.3 </text:p>
          </table:table-cell>
          <table:table-cell table:style-name="ce1" table:formula="of:=ROUND(DEGREES([.AS31]+[.AU31]);0)" office:value-type="float" office:value="85" calcext:value-type="float">
            <text:p>85.0 </text:p>
          </table:table-cell>
          <table:table-cell table:style-name="ce1" table:formula="of:=ROUND(DEGREES([.AS31]-[.AU31]);0)" office:value-type="float" office:value="-66" calcext:value-type="float">
            <text:p>-66.0 </text:p>
          </table:table-cell>
          <table:table-cell table:style-name="ce1"/>
          <table:table-cell table:style-name="ce1" office:value-type="float" office:value="7" calcext:value-type="float">
            <text:p>7.0 </text:p>
          </table:table-cell>
          <table:table-cell table:style-name="ce1" office:value-type="float" office:value="1" calcext:value-type="float">
            <text:p>1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31];[.AZ31])" office:value-type="float" office:value="0.141897054604164" calcext:value-type="float">
            <text:p>0.1 </text:p>
          </table:table-cell>
          <table:table-cell table:style-name="ce1" table:formula="of:=SQRT([.AY31]^2+[.AZ31]^2)" office:value-type="float" office:value="7.07106781186548" calcext:value-type="float">
            <text:p>7.1 </text:p>
          </table:table-cell>
          <table:table-cell table:style-name="ce1" table:formula="of:=ACOS([.BC31]/(2*[.BA31]))" office:value-type="float" office:value="1.27173029343034" calcext:value-type="float">
            <text:p>1.3 </text:p>
          </table:table-cell>
          <table:table-cell table:style-name="ce1" table:formula="of:=ROUND(DEGREES([.BB31]+[.BD31]);0)" office:value-type="float" office:value="81" calcext:value-type="float">
            <text:p>81.0 </text:p>
          </table:table-cell>
          <table:table-cell table:style-name="ce1" table:formula="of:=ROUND(DEGREES([.BB31]-[.BD31]);0)" office:value-type="float" office:value="-65" calcext:value-type="float">
            <text:p>-65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4" table:formula="of:=[.U32]-[.$B$2]" office:value-type="float" office:value="190" calcext:value-type="float">
            <text:p>190 </text:p>
          </table:table-cell>
          <table:table-cell table:style-name="ce4" table:formula="of:=[.V32]-[.$B$3]" office:value-type="float" office:value="170" calcext:value-type="float">
            <text:p>170 </text:p>
          </table:table-cell>
          <table:table-cell table:style-name="ce4" table:formula="of:=[.AD32]-[.$B$2]" office:value-type="float" office:value="203" calcext:value-type="float">
            <text:p>203 </text:p>
          </table:table-cell>
          <table:table-cell table:style-name="ce4" table:formula="of:=[.AE32]-[.$B$3]" office:value-type="float" office:value="157" calcext:value-type="float">
            <text:p>157 </text:p>
          </table:table-cell>
          <table:table-cell table:style-name="ce4" table:formula="of:=[.AM32]-[.$B$2]" office:value-type="float" office:value="35" calcext:value-type="float">
            <text:p>35 </text:p>
          </table:table-cell>
          <table:table-cell table:style-name="ce4" table:formula="of:=[.AN32]-[.$B$3]" office:value-type="float" office:value="-35" calcext:value-type="float">
            <text:p>(35)</text:p>
          </table:table-cell>
          <table:table-cell table:style-name="ce4" table:formula="of:=[.AV32]-[.$B$2]" office:value-type="float" office:value="21" calcext:value-type="float">
            <text:p>21 </text:p>
          </table:table-cell>
          <table:table-cell table:style-name="ce4" table:formula="of:=[.AW32]-[.$B$3]" office:value-type="float" office:value="-21" calcext:value-type="float">
            <text:p>(21)</text:p>
          </table:table-cell>
          <table:table-cell table:style-name="ce4" table:formula="of:=[.BE32]-[.$B$2]" office:value-type="float" office:value="10" calcext:value-type="float">
            <text:p>10 </text:p>
          </table:table-cell>
          <table:table-cell table:style-name="ce4" table:formula="of:=[.BF32]-[.$B$3]" office:value-type="float" office:value="-10" calcext:value-type="float">
            <text:p>(10)</text:p>
          </table:table-cell>
          <table:table-cell table:style-name="ce1"/>
          <table:table-cell table:style-name="ce1" office:value-type="float" office:value="-10" calcext:value-type="float">
            <text:p>-10.0 </text:p>
          </table:table-cell>
          <table:table-cell table:style-name="ce1" office:value-type="float" office:value="0" calcext:value-type="float">
            <text:p>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O32];[.P32])" office:value-type="float" office:value="3.14159265358979" calcext:value-type="float">
            <text:p>3.1 </text:p>
          </table:table-cell>
          <table:table-cell table:style-name="ce1" table:formula="of:=SQRT([.O32]^2+[.P32]^2)" office:value-type="float" office:value="10" calcext:value-type="float">
            <text:p>10.0 </text:p>
          </table:table-cell>
          <table:table-cell table:style-name="ce1" table:formula="of:=ACOS([.S32]/(2*[.Q32]))" office:value-type="float" office:value="1.14102089549037" calcext:value-type="float">
            <text:p>1.1 </text:p>
          </table:table-cell>
          <table:table-cell table:style-name="ce1" table:formula="of:=ROUND(DEGREES([.R32]+[.T32]);0)" office:value-type="float" office:value="245" calcext:value-type="float">
            <text:p>245.0 </text:p>
          </table:table-cell>
          <table:table-cell table:style-name="ce1" table:formula="of:=ROUND(DEGREES([.R32]-[.T32]);0)" office:value-type="float" office:value="115" calcext:value-type="float">
            <text:p>115.0 </text:p>
          </table:table-cell>
          <table:table-cell table:style-name="ce1"/>
          <table:table-cell table:style-name="ce1" office:value-type="float" office:value="-5" calcext:value-type="float">
            <text:p>-5.0 </text:p>
          </table:table-cell>
          <table:table-cell table:style-name="ce1" office:value-type="float" office:value="0" calcext:value-type="float">
            <text:p>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X32];[.Y32])" office:value-type="float" office:value="3.14159265358979" calcext:value-type="float">
            <text:p>3.1 </text:p>
          </table:table-cell>
          <table:table-cell table:style-name="ce1" table:formula="of:=SQRT([.X32]^2+[.Y32]^2)" office:value-type="float" office:value="5" calcext:value-type="float">
            <text:p>5.0 </text:p>
          </table:table-cell>
          <table:table-cell table:style-name="ce1" table:formula="of:=ACOS([.AB32]/(2*[.Z32]))" office:value-type="float" office:value="1.36092573453216" calcext:value-type="float">
            <text:p>1.4 </text:p>
          </table:table-cell>
          <table:table-cell table:style-name="ce1" table:formula="of:=ROUND(DEGREES([.AA32]+[.AC32]);0)" office:value-type="float" office:value="258" calcext:value-type="float">
            <text:p>258.0 </text:p>
          </table:table-cell>
          <table:table-cell table:style-name="ce1" table:formula="of:=ROUND(DEGREES([.AA32]-[.AC32]);0)" office:value-type="float" office:value="102" calcext:value-type="float">
            <text:p>102.0 </text:p>
          </table:table-cell>
          <table:table-cell table:style-name="ce1"/>
          <table:table-cell table:number-columns-repeated="2" table:style-name="ce1" office:value-type="float" office:value="0" calcext:value-type="float">
            <text:p>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G32];[.AH32])" office:value-type="float" office:value="0" calcext:value-type="float">
            <text:p>0.0 </text:p>
          </table:table-cell>
          <table:table-cell table:style-name="ce1" table:formula="of:=SQRT([.AG32]^2+[.AH32]^2)" office:value-type="float" office:value="0" calcext:value-type="float">
            <text:p>0.0 </text:p>
          </table:table-cell>
          <table:table-cell table:style-name="ce1" table:formula="of:=ACOS([.AK32]/(2*[.AI32]))" office:value-type="float" office:value="1.5707963267949" calcext:value-type="float">
            <text:p>1.6 </text:p>
          </table:table-cell>
          <table:table-cell table:style-name="ce1" table:formula="of:=ROUND(DEGREES([.AJ32]+[.AL32]);0)" office:value-type="float" office:value="90" calcext:value-type="float">
            <text:p>90.0 </text:p>
          </table:table-cell>
          <table:table-cell table:style-name="ce1" table:formula="of:=ROUND(DEGREES([.AJ32]-[.AL32]);0)" office:value-type="float" office:value="-90" calcext:value-type="float">
            <text:p>-90.0 </text:p>
          </table:table-cell>
          <table:table-cell table:style-name="ce1"/>
          <table:table-cell table:style-name="ce1" office:value-type="float" office:value="6" calcext:value-type="float">
            <text:p>6.0 </text:p>
          </table:table-cell>
          <table:table-cell table:style-name="ce1" office:value-type="float" office:value="0" calcext:value-type="float">
            <text:p>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P32];[.AQ32])" office:value-type="float" office:value="0" calcext:value-type="float">
            <text:p>0.0 </text:p>
          </table:table-cell>
          <table:table-cell table:style-name="ce1" table:formula="of:=SQRT([.AP32]^2+[.AQ32]^2)" office:value-type="float" office:value="6" calcext:value-type="float">
            <text:p>6.0 </text:p>
          </table:table-cell>
          <table:table-cell table:style-name="ce1" table:formula="of:=ACOS([.AT32]/(2*[.AR32]))" office:value-type="float" office:value="1.31811607165282" calcext:value-type="float">
            <text:p>1.3 </text:p>
          </table:table-cell>
          <table:table-cell table:style-name="ce1" table:formula="of:=ROUND(DEGREES([.AS32]+[.AU32]);0)" office:value-type="float" office:value="76" calcext:value-type="float">
            <text:p>76.0 </text:p>
          </table:table-cell>
          <table:table-cell table:style-name="ce1" table:formula="of:=ROUND(DEGREES([.AS32]-[.AU32]);0)" office:value-type="float" office:value="-76" calcext:value-type="float">
            <text:p>-76.0 </text:p>
          </table:table-cell>
          <table:table-cell table:style-name="ce1"/>
          <table:table-cell table:style-name="ce1" office:value-type="float" office:value="10" calcext:value-type="float">
            <text:p>10.0 </text:p>
          </table:table-cell>
          <table:table-cell table:style-name="ce1" office:value-type="float" office:value="0" calcext:value-type="float">
            <text:p>0.0 </text:p>
          </table:table-cell>
          <table:table-cell table:style-name="ce1" table:formula="of:=[.$B$1]" office:value-type="float" office:value="12" calcext:value-type="float">
            <text:p>12.0 </text:p>
          </table:table-cell>
          <table:table-cell table:style-name="ce1" table:formula="of:=ATAN2([.AY32];[.AZ32])" office:value-type="float" office:value="0" calcext:value-type="float">
            <text:p>0.0 </text:p>
          </table:table-cell>
          <table:table-cell table:style-name="ce1" table:formula="of:=SQRT([.AY32]^2+[.AZ32]^2)" office:value-type="float" office:value="10" calcext:value-type="float">
            <text:p>10.0 </text:p>
          </table:table-cell>
          <table:table-cell table:style-name="ce1" table:formula="of:=ACOS([.BC32]/(2*[.BA32]))" office:value-type="float" office:value="1.14102089549037" calcext:value-type="float">
            <text:p>1.1 </text:p>
          </table:table-cell>
          <table:table-cell table:style-name="ce1" table:formula="of:=ROUND(DEGREES([.BB32]+[.BD32]);0)" office:value-type="float" office:value="65" calcext:value-type="float">
            <text:p>65.0 </text:p>
          </table:table-cell>
          <table:table-cell table:style-name="ce1" table:formula="of:=ROUND(DEGREES([.BB32]-[.BD32]);0)" office:value-type="float" office:value="-65" calcext:value-type="float">
            <text:p>-65.0 </text:p>
          </table:table-cell>
          <table:table-cell table:number-columns-repeated="966"/>
        </table:table-row>
        <table:table-row table:style-name="ro1">
          <table:table-cell table:style-name="ce1" table:number-columns-repeated="2"/>
          <table:table-cell table:style-name="ce2"/>
          <table:table-cell table:style-name="ce4" table:number-columns-repeated="10"/>
          <table:table-cell table:style-name="ce1" table:number-columns-repeated="45"/>
          <table:table-cell table:number-columns-repeated="966"/>
        </table:table-row>
        <table:table-row table:style-name="ro1" table:number-rows-repeated="967">
          <table:table-cell table:style-name="ce1" table:number-columns-repeated="2"/>
          <table:table-cell table:style-name="ce2"/>
          <table:table-cell table:style-name="ce4" table:number-columns-repeated="10"/>
          <table:table-cell table:style-name="ce1" table:number-columns-repeated="45"/>
          <table:table-cell table:number-columns-repeated="96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サーボ角度換算表.D1:サーボ角度換算表.M1000">
            <calcext:condition calcext:apply-style-name="ConditionalStyle_1" calcext:value="formula-is(ISERROR([.D1]))" calcext:base-cell-address="サーボ角度換算表.D1"/>
          </calcext:conditional-format>
          <calcext:conditional-format calcext:target-range-address="サーボ角度換算表.D1:サーボ角度換算表.M1000">
            <calcext:condition calcext:apply-style-name="ConditionalStyle_1" calcext:value="formula-is([.D1]&lt;0)" calcext:base-cell-address="サーボ角度換算表.D1"/>
          </calcext:conditional-format>
          <calcext:conditional-format calcext:target-range-address="サーボ角度換算表.D1:サーボ角度換算表.M1000">
            <calcext:condition calcext:apply-style-name="ConditionalStyle_1" calcext:value="formula-is([.D1]&gt;180)" calcext:base-cell-address="サーボ角度換算表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PGothic" svg:font-family="'MS P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  <number:text> </number:text>
    </number:number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6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MS PGothic" fo:font-family="'MS PGothic'" fo:font-size="11pt" style:font-name-asian="Linux Libertine G" style:font-family-asian="'Linux Libertine G'" style:font-family-generic-asian="system" style:font-pitch-asian="variable" style:font-size-asian="11pt" style:font-name-complex="MS PGothic" style:font-family-complex="'MS PGothic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サーボ角度換算表" style:display-name="PageStyle_サーボ角度換算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38" meta:object-count="0"/>
    <meta:generator>LibreOfficeDev/6.0.5.2$Linux_X86_64 LibreOffice_project/</meta:generator>
  </office:meta>
</office:document-meta>
</file>